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9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Currency_20_3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Comma_20_3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Comma_20_3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25"/>
        <table:table-column table:style-name="co1" table:default-cell-style-name="Default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78691829" calcext:value-type="float">
            <text:p><text:s/>$178,691,829 </text:p>
          </table:table-cell>
          <table:table-cell table:style-name="ce24" office:value-type="float" office:value="1212.36594500343" calcext:value-type="float">
            <text:p><text:s/>$1,212.37 </text:p>
          </table:table-cell>
          <table:table-cell office:value-type="float" office:value="98.0645803800579" calcext:value-type="float">
            <text:p>98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5329098" calcext:value-type="float">
            <text:p>5,329,098 </text:p>
          </table:table-cell>
          <table:table-cell office:value-type="float" office:value="863.431302657161" calcext:value-type="float">
            <text:p>863.43 </text:p>
          </table:table-cell>
          <table:table-cell office:value-type="float" office:value="69.8403223309296" calcext:value-type="float">
            <text:p>69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20790770" calcext:value-type="float">
            <text:p>20,790,770 </text:p>
          </table:table-cell>
          <table:table-cell office:value-type="float" office:value="1174.48706360863" calcext:value-type="float">
            <text:p>1,174.49 </text:p>
          </table:table-cell>
          <table:table-cell office:value-type="float" office:value="95.0006732944494" calcext:value-type="float">
            <text:p>95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7819809" calcext:value-type="float">
            <text:p>7,819,809 </text:p>
          </table:table-cell>
          <table:table-cell office:value-type="float" office:value="1164.70196604111" calcext:value-type="float">
            <text:p>1,164.70 </text:p>
          </table:table-cell>
          <table:table-cell office:value-type="float" office:value="94.2091866225481" calcext:value-type="float">
            <text:p>94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51385501" calcext:value-type="float">
            <text:p>51,385,501 </text:p>
          </table:table-cell>
          <table:table-cell office:value-type="float" office:value="1140.05060679342" calcext:value-type="float">
            <text:p>1,140.05 </text:p>
          </table:table-cell>
          <table:table-cell office:value-type="float" office:value="92.2152134246162" calcext:value-type="float">
            <text:p>92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325120866" calcext:value-type="float">
            <text:p>325,120,866 </text:p>
          </table:table-cell>
          <table:table-cell office:value-type="float" office:value="1424.65652688313" calcext:value-type="float">
            <text:p>1,424.66 </text:p>
          </table:table-cell>
          <table:table-cell office:value-type="float" office:value="115.23611750255" calcext:value-type="float">
            <text:p>115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26499170" calcext:value-type="float">
            <text:p>26,499,170 </text:p>
          </table:table-cell>
          <table:table-cell office:value-type="float" office:value="1503.41370702372" calcext:value-type="float">
            <text:p>1,503.41 </text:p>
          </table:table-cell>
          <table:table-cell office:value-type="float" office:value="121.606545387161" calcext:value-type="float">
            <text:p>121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7813615" calcext:value-type="float">
            <text:p>7,813,615 </text:p>
          </table:table-cell>
          <table:table-cell office:value-type="float" office:value="1217.07398753894" calcext:value-type="float">
            <text:p>1,217.07 </text:p>
          </table:table-cell>
          <table:table-cell office:value-type="float" office:value="98.4453995688181" calcext:value-type="float">
            <text:p>98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50983837" calcext:value-type="float">
            <text:p>50,983,837 </text:p>
          </table:table-cell>
          <table:table-cell office:value-type="float" office:value="1174.74278801843" calcext:value-type="float">
            <text:p>1,174.74 </text:p>
          </table:table-cell>
          <table:table-cell office:value-type="float" office:value="95.0213580613248" calcext:value-type="float">
            <text:p>95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7356961" calcext:value-type="float">
            <text:p>7,356,961 </text:p>
          </table:table-cell>
          <table:table-cell office:value-type="float" office:value="1240.21594740391" calcext:value-type="float">
            <text:p>1,240.22 </text:p>
          </table:table-cell>
          <table:table-cell office:value-type="float" office:value="100.317282058328" calcext:value-type="float">
            <text:p>100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34712456" calcext:value-type="float">
            <text:p>34,712,456 </text:p>
          </table:table-cell>
          <table:table-cell office:value-type="float" office:value="1476.81157200596" calcext:value-type="float">
            <text:p>1,476.81 </text:p>
          </table:table-cell>
          <table:table-cell office:value-type="float" office:value="119.454779892195" calcext:value-type="float">
            <text:p>119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28998000" calcext:value-type="float">
            <text:p>28,998,000 </text:p>
          </table:table-cell>
          <table:table-cell office:value-type="float" office:value="2237.5" calcext:value-type="float">
            <text:p>2,237.50 </text:p>
          </table:table-cell>
          <table:table-cell office:value-type="float" office:value="180.984544728167" calcext:value-type="float">
            <text:p>180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11838175" calcext:value-type="float">
            <text:p>11,838,175 </text:p>
          </table:table-cell>
          <table:table-cell office:value-type="float" office:value="1339.31157370743" calcext:value-type="float">
            <text:p>1,339.31 </text:p>
          </table:table-cell>
          <table:table-cell office:value-type="float" office:value="108.332824767198" calcext:value-type="float">
            <text:p>108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29701329" calcext:value-type="float">
            <text:p>29,701,329 </text:p>
          </table:table-cell>
          <table:table-cell office:value-type="float" office:value="1141.3052951122" calcext:value-type="float">
            <text:p>1,141.31 </text:p>
          </table:table-cell>
          <table:table-cell office:value-type="float" office:value="92.3167013326163" calcext:value-type="float">
            <text:p>92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10039402" calcext:value-type="float">
            <text:p>10,039,402 </text:p>
          </table:table-cell>
          <table:table-cell office:value-type="float" office:value="1399.02480490524" calcext:value-type="float">
            <text:p>1,399.02 </text:p>
          </table:table-cell>
          <table:table-cell office:value-type="float" office:value="113.162845756062" calcext:value-type="float">
            <text:p>113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164486171" calcext:value-type="float">
            <text:p>164,486,171 </text:p>
          </table:table-cell>
          <table:table-cell office:value-type="float" office:value="1184.6491919221" calcext:value-type="float">
            <text:p>1,184.65 </text:p>
          </table:table-cell>
          <table:table-cell office:value-type="float" office:value="95.8226568324528" calcext:value-type="float">
            <text:p>95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48676848" calcext:value-type="float">
            <text:p>48,676,848 </text:p>
          </table:table-cell>
          <table:table-cell office:value-type="float" office:value="957.037631237466" calcext:value-type="float">
            <text:p>957.04 </text:p>
          </table:table-cell>
          <table:table-cell office:value-type="float" office:value="77.4118525037929" calcext:value-type="float">
            <text:p>77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33938535" calcext:value-type="float">
            <text:p>33,938,535 </text:p>
          </table:table-cell>
          <table:table-cell office:value-type="float" office:value="1485.60013131976" calcext:value-type="float">
            <text:p>1,485.60 </text:p>
          </table:table-cell>
          <table:table-cell office:value-type="float" office:value="120.165659626822" calcext:value-type="float">
            <text:p>120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4835389" calcext:value-type="float">
            <text:p>4,835,389 </text:p>
          </table:table-cell>
          <table:table-cell office:value-type="float" office:value="657.339450788472" calcext:value-type="float">
            <text:p>657.34 </text:p>
          </table:table-cell>
          <table:table-cell office:value-type="float" office:value="53.1701815565655" calcext:value-type="float">
            <text:p>53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71019307" calcext:value-type="float">
            <text:p>71,019,307 </text:p>
          </table:table-cell>
          <table:table-cell office:value-type="float" office:value="919.903462300688" calcext:value-type="float">
            <text:p>919.90 </text:p>
          </table:table-cell>
          <table:table-cell office:value-type="float" office:value="74.4081829355776" calcext:value-type="float">
            <text:p>74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72053244" calcext:value-type="float">
            <text:p>72,053,244 </text:p>
          </table:table-cell>
          <table:table-cell office:value-type="float" office:value="1805.75520024059" calcext:value-type="float">
            <text:p>1,805.76 </text:p>
          </table:table-cell>
          <table:table-cell office:value-type="float" office:value="146.062025835112" calcext:value-type="float">
            <text:p>146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26386460" calcext:value-type="float">
            <text:p>26,386,460 </text:p>
          </table:table-cell>
          <table:table-cell office:value-type="float" office:value="1778.30300579593" calcext:value-type="float">
            <text:p>1,778.30 </text:p>
          </table:table-cell>
          <table:table-cell office:value-type="float" office:value="143.841501628026" calcext:value-type="float">
            <text:p>143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17409163" calcext:value-type="float">
            <text:p>17,409,163 </text:p>
          </table:table-cell>
          <table:table-cell office:value-type="float" office:value="1251.73734541271" calcext:value-type="float">
            <text:p>1,251.74 </text:p>
          </table:table-cell>
          <table:table-cell office:value-type="float" office:value="101.249212772632" calcext:value-type="float">
            <text:p>101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233576187" calcext:value-type="float">
            <text:p>233,576,187 </text:p>
          </table:table-cell>
          <table:table-cell office:value-type="float" office:value="1274.06814450366" calcext:value-type="float">
            <text:p>1,274.07 </text:p>
          </table:table-cell>
          <table:table-cell office:value-type="float" office:value="103.05548294331" calcext:value-type="float">
            <text:p>103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272152239" calcext:value-type="float">
            <text:p>272,152,239 </text:p>
          </table:table-cell>
          <table:table-cell office:value-type="float" office:value="1107.1965720516" calcext:value-type="float">
            <text:p>1,107.20 </text:p>
          </table:table-cell>
          <table:table-cell office:value-type="float" office:value="89.5577508457416" calcext:value-type="float">
            <text:p>89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5956867" calcext:value-type="float">
            <text:p>5,956,867 </text:p>
          </table:table-cell>
          <table:table-cell office:value-type="float" office:value="1420.6694490818" calcext:value-type="float">
            <text:p>1,420.67 </text:p>
          </table:table-cell>
          <table:table-cell office:value-type="float" office:value="114.913614950296" calcext:value-type="float">
            <text:p>114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36419272" calcext:value-type="float">
            <text:p>36,419,272 </text:p>
          </table:table-cell>
          <table:table-cell office:value-type="float" office:value="1099.88137231215" calcext:value-type="float">
            <text:p>1,099.88 </text:p>
          </table:table-cell>
          <table:table-cell office:value-type="float" office:value="88.9660466694556" calcext:value-type="float">
            <text:p>88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5616733" calcext:value-type="float">
            <text:p>15,616,733 </text:p>
          </table:table-cell>
          <table:table-cell office:value-type="float" office:value="1270.582784151" calcext:value-type="float">
            <text:p>1,270.58 </text:p>
          </table:table-cell>
          <table:table-cell office:value-type="float" office:value="102.773562783918" calcext:value-type="float">
            <text:p>102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114444793" calcext:value-type="float">
            <text:p>114,444,793 </text:p>
          </table:table-cell>
          <table:table-cell office:value-type="float" office:value="1174.39500256542" calcext:value-type="float">
            <text:p>1,174.40 </text:p>
          </table:table-cell>
          <table:table-cell office:value-type="float" office:value="94.9932267576926" calcext:value-type="float">
            <text:p>94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11960390" calcext:value-type="float">
            <text:p>11,960,390 </text:p>
          </table:table-cell>
          <table:table-cell office:value-type="float" office:value="715.591121215747" calcext:value-type="float">
            <text:p>715.59 </text:p>
          </table:table-cell>
          <table:table-cell office:value-type="float" office:value="57.8819813563132" calcext:value-type="float">
            <text:p>57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247926045" calcext:value-type="float">
            <text:p>247,926,045 </text:p>
          </table:table-cell>
          <table:table-cell office:value-type="float" office:value="1187.19195629064" calcext:value-type="float">
            <text:p>1,187.19 </text:p>
          </table:table-cell>
          <table:table-cell office:value-type="float" office:value="96.0283332800913" calcext:value-type="float">
            <text:p>96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18331292" calcext:value-type="float">
            <text:p>118,331,292 </text:p>
          </table:table-cell>
          <table:table-cell office:value-type="float" office:value="1199.61569732667" calcext:value-type="float">
            <text:p>1,199.62 </text:p>
          </table:table-cell>
          <table:table-cell office:value-type="float" office:value="97.0332517673432" calcext:value-type="float">
            <text:p>97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33182471" calcext:value-type="float">
            <text:p>33,182,471 </text:p>
          </table:table-cell>
          <table:table-cell office:value-type="float" office:value="1313.27308346856" calcext:value-type="float">
            <text:p>1,313.27 </text:p>
          </table:table-cell>
          <table:table-cell office:value-type="float" office:value="106.226650777794" calcext:value-type="float">
            <text:p>106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22946074" calcext:value-type="float">
            <text:p>22,946,074 </text:p>
          </table:table-cell>
          <table:table-cell office:value-type="float" office:value="936.115943211488" calcext:value-type="float">
            <text:p>936.12 </text:p>
          </table:table-cell>
          <table:table-cell office:value-type="float" office:value="75.7195610256582" calcext:value-type="float">
            <text:p>75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110232142" calcext:value-type="float">
            <text:p>110,232,142 </text:p>
          </table:table-cell>
          <table:table-cell office:value-type="float" office:value="1274.90535836138" calcext:value-type="float">
            <text:p>1,274.91 </text:p>
          </table:table-cell>
          <table:table-cell office:value-type="float" office:value="103.123202616552" calcext:value-type="float">
            <text:p>103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576381850" calcext:value-type="float">
            <text:p>576,381,850 </text:p>
          </table:table-cell>
          <table:table-cell office:value-type="float" office:value="1288.03579529329" calcext:value-type="float">
            <text:p>1,288.04 </text:p>
          </table:table-cell>
          <table:table-cell office:value-type="float" office:value="104.185283577537" calcext:value-type="float">
            <text:p>104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24944919" calcext:value-type="float">
            <text:p>24,944,919 </text:p>
          </table:table-cell>
          <table:table-cell office:value-type="float" office:value="1166.84998596688" calcext:value-type="float">
            <text:p>1,166.85 </text:p>
          </table:table-cell>
          <table:table-cell office:value-type="float" office:value="94.3829333972222" calcext:value-type="float">
            <text:p>94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6649732" calcext:value-type="float">
            <text:p>6,649,732 </text:p>
          </table:table-cell>
          <table:table-cell office:value-type="float" office:value="458.507343308281" calcext:value-type="float">
            <text:p>458.51 </text:p>
          </table:table-cell>
          <table:table-cell office:value-type="float" office:value="37.0872593444339" calcext:value-type="float">
            <text:p>37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44024727" calcext:value-type="float">
            <text:p>44,024,727 </text:p>
          </table:table-cell>
          <table:table-cell office:value-type="float" office:value="1618.08023375478" calcext:value-type="float">
            <text:p>1,618.08 </text:p>
          </table:table-cell>
          <table:table-cell office:value-type="float" office:value="130.881570699332" calcext:value-type="float">
            <text:p>130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39662987" calcext:value-type="float">
            <text:p><text:s/>$39,662,987 </text:p>
          </table:table-cell>
          <table:table-cell table:style-name="ce24" office:value-type="float" office:value="1183.19273909671" calcext:value-type="float">
            <text:p><text:s/>$1,183.19 </text:p>
          </table:table-cell>
          <table:table-cell office:value-type="float" office:value="87.8882408975348" calcext:value-type="float">
            <text:p>87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127843969" calcext:value-type="float">
            <text:p>127,843,969 </text:p>
          </table:table-cell>
          <table:table-cell office:value-type="float" office:value="1258.61648043318" calcext:value-type="float">
            <text:p>1,258.62 </text:p>
          </table:table-cell>
          <table:table-cell office:value-type="float" office:value="93.4907600213703" calcext:value-type="float">
            <text:p>93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20096478" calcext:value-type="float">
            <text:p>20,096,478 </text:p>
          </table:table-cell>
          <table:table-cell office:value-type="float" office:value="1260.99504298174" calcext:value-type="float">
            <text:p>1,261.00 </text:p>
          </table:table-cell>
          <table:table-cell office:value-type="float" office:value="93.6674410229944" calcext:value-type="float">
            <text:p>93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11045515" calcext:value-type="float">
            <text:p>11,045,515 </text:p>
          </table:table-cell>
          <table:table-cell office:value-type="float" office:value="868.358097484277" calcext:value-type="float">
            <text:p>868.36 </text:p>
          </table:table-cell>
          <table:table-cell office:value-type="float" office:value="64.5021416504695" calcext:value-type="float">
            <text:p>64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33269441" calcext:value-type="float">
            <text:p>33,269,441 </text:p>
          </table:table-cell>
          <table:table-cell office:value-type="float" office:value="1022.66817287594" calcext:value-type="float">
            <text:p>1,022.67 </text:p>
          </table:table-cell>
          <table:table-cell office:value-type="float" office:value="75.9643832876965" calcext:value-type="float">
            <text:p>75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14870310" calcext:value-type="float">
            <text:p>14,870,310 </text:p>
          </table:table-cell>
          <table:table-cell office:value-type="float" office:value="979.276259466579" calcext:value-type="float">
            <text:p>979.28 </text:p>
          </table:table-cell>
          <table:table-cell office:value-type="float" office:value="72.7412068662133" calcext:value-type="float">
            <text:p>72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352754706" calcext:value-type="float">
            <text:p>352,754,706 </text:p>
          </table:table-cell>
          <table:table-cell office:value-type="float" office:value="1599.32312923628" calcext:value-type="float">
            <text:p>1,599.32 </text:p>
          </table:table-cell>
          <table:table-cell office:value-type="float" office:value="118.798646924276" calcext:value-type="float">
            <text:p>118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78578571" calcext:value-type="float">
            <text:p>78,578,571 </text:p>
          </table:table-cell>
          <table:table-cell office:value-type="float" office:value="1064.53391587076" calcext:value-type="float">
            <text:p>1,064.53 </text:p>
          </table:table-cell>
          <table:table-cell office:value-type="float" office:value="79.0741948882073" calcext:value-type="float">
            <text:p>79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6501200" calcext:value-type="float">
            <text:p>6,501,200 </text:p>
          </table:table-cell>
          <table:table-cell office:value-type="float" office:value="1362.07835742719" calcext:value-type="float">
            <text:p>1,362.08 </text:p>
          </table:table-cell>
          <table:table-cell office:value-type="float" office:value="101.175968076233" calcext:value-type="float">
            <text:p>101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65133646" calcext:value-type="float">
            <text:p>65,133,646 </text:p>
          </table:table-cell>
          <table:table-cell office:value-type="float" office:value="935.33101655729" calcext:value-type="float">
            <text:p>935.33 </text:p>
          </table:table-cell>
          <table:table-cell office:value-type="float" office:value="69.4769288094861" calcext:value-type="float">
            <text:p>69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6386886" calcext:value-type="float">
            <text:p>6,386,886 </text:p>
          </table:table-cell>
          <table:table-cell office:value-type="float" office:value="943.828284320969" calcext:value-type="float">
            <text:p>943.83 </text:p>
          </table:table-cell>
          <table:table-cell office:value-type="float" office:value="70.1081107729212" calcext:value-type="float">
            <text:p>70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37751301" calcext:value-type="float">
            <text:p>37,751,301 </text:p>
          </table:table-cell>
          <table:table-cell office:value-type="float" office:value="1133.91106238549" calcext:value-type="float">
            <text:p>1,133.91 </text:p>
          </table:table-cell>
          <table:table-cell office:value-type="float" office:value="84.2275694519533" calcext:value-type="float">
            <text:p>84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16325202" calcext:value-type="float">
            <text:p>16,325,202 </text:p>
          </table:table-cell>
          <table:table-cell office:value-type="float" office:value="938.499683817189" calcext:value-type="float">
            <text:p>938.50 </text:p>
          </table:table-cell>
          <table:table-cell office:value-type="float" office:value="69.7122992459839" calcext:value-type="float">
            <text:p>69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26652709" calcext:value-type="float">
            <text:p>26,652,709 </text:p>
          </table:table-cell>
          <table:table-cell office:value-type="float" office:value="1110.99245518966" calcext:value-type="float">
            <text:p>1,110.99 </text:p>
          </table:table-cell>
          <table:table-cell office:value-type="float" office:value="82.5251620556737" calcext:value-type="float">
            <text:p>82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15285315" calcext:value-type="float">
            <text:p>15,285,315 </text:p>
          </table:table-cell>
          <table:table-cell office:value-type="float" office:value="883.748554579094" calcext:value-type="float">
            <text:p>883.75 </text:p>
          </table:table-cell>
          <table:table-cell office:value-type="float" office:value="65.6453537037357" calcext:value-type="float">
            <text:p>65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56033186" calcext:value-type="float">
            <text:p>56,033,186 </text:p>
          </table:table-cell>
          <table:table-cell office:value-type="float" office:value="1018.22980192622" calcext:value-type="float">
            <text:p>1,018.23 </text:p>
          </table:table-cell>
          <table:table-cell office:value-type="float" office:value="75.6346985268527" calcext:value-type="float">
            <text:p>75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30452939" calcext:value-type="float">
            <text:p>30,452,939 </text:p>
          </table:table-cell>
          <table:table-cell office:value-type="float" office:value="1045.95359780182" calcext:value-type="float">
            <text:p>1,045.95 </text:p>
          </table:table-cell>
          <table:table-cell office:value-type="float" office:value="77.6940381170946" calcext:value-type="float">
            <text:p>77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30523483" calcext:value-type="float">
            <text:p>30,523,483 </text:p>
          </table:table-cell>
          <table:table-cell office:value-type="float" office:value="1018.26404456899" calcext:value-type="float">
            <text:p>1,018.26 </text:p>
          </table:table-cell>
          <table:table-cell office:value-type="float" office:value="75.6372420901598" calcext:value-type="float">
            <text:p>75.6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7330990" calcext:value-type="float">
            <text:p>7,330,990 </text:p>
          </table:table-cell>
          <table:table-cell office:value-type="float" office:value="1021.02924791086" calcext:value-type="float">
            <text:p>1,021.03 </text:p>
          </table:table-cell>
          <table:table-cell office:value-type="float" office:value="75.8426429935046" calcext:value-type="float">
            <text:p>75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13612109" calcext:value-type="float">
            <text:p>13,612,109 </text:p>
          </table:table-cell>
          <table:table-cell office:value-type="float" office:value="1083.76664012739" calcext:value-type="float">
            <text:p>1,083.77 </text:p>
          </table:table-cell>
          <table:table-cell office:value-type="float" office:value="80.5028127682266" calcext:value-type="float">
            <text:p>80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406627744" calcext:value-type="float">
            <text:p>406,627,744 </text:p>
          </table:table-cell>
          <table:table-cell office:value-type="float" office:value="1261.29925431468" calcext:value-type="float">
            <text:p>1,261.30 </text:p>
          </table:table-cell>
          <table:table-cell office:value-type="float" office:value="93.6900380167295" calcext:value-type="float">
            <text:p>93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16062092" calcext:value-type="float">
            <text:p>16,062,092 </text:p>
          </table:table-cell>
          <table:table-cell office:value-type="float" office:value="1125.11151583077" calcext:value-type="float">
            <text:p>1,125.11 </text:p>
          </table:table-cell>
          <table:table-cell office:value-type="float" office:value="83.5739340451126" calcext:value-type="float">
            <text:p>83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5227651" calcext:value-type="float">
            <text:p>5,227,651 </text:p>
          </table:table-cell>
          <table:table-cell office:value-type="float" office:value="994.228033472803" calcext:value-type="float">
            <text:p>994.23 </text:p>
          </table:table-cell>
          <table:table-cell office:value-type="float" office:value="73.8518332859695" calcext:value-type="float">
            <text:p>73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56529194" calcext:value-type="float">
            <text:p>56,529,194 </text:p>
          </table:table-cell>
          <table:table-cell office:value-type="float" office:value="1184.30390513702" calcext:value-type="float">
            <text:p>1,184.30 </text:p>
          </table:table-cell>
          <table:table-cell office:value-type="float" office:value="87.970778953593" calcext:value-type="float">
            <text:p>87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10299573" calcext:value-type="float">
            <text:p>10,299,573 </text:p>
          </table:table-cell>
          <table:table-cell office:value-type="float" office:value="1015.23637259734" calcext:value-type="float">
            <text:p>1,015.24 </text:p>
          </table:table-cell>
          <table:table-cell office:value-type="float" office:value="75.4123448652105" calcext:value-type="float">
            <text:p>75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16464062" calcext:value-type="float">
            <text:p>16,464,062 </text:p>
          </table:table-cell>
          <table:table-cell office:value-type="float" office:value="1045.53641963549" calcext:value-type="float">
            <text:p>1,045.54 </text:p>
          </table:table-cell>
          <table:table-cell office:value-type="float" office:value="77.6630498816462" calcext:value-type="float">
            <text:p>77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30124787" calcext:value-type="float">
            <text:p>30,124,787 </text:p>
          </table:table-cell>
          <table:table-cell office:value-type="float" office:value="1063.95376845377" calcext:value-type="float">
            <text:p>1,063.95 </text:p>
          </table:table-cell>
          <table:table-cell office:value-type="float" office:value="79.0311012025755" calcext:value-type="float">
            <text:p>79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12073866" calcext:value-type="float">
            <text:p>12,073,866 </text:p>
          </table:table-cell>
          <table:table-cell office:value-type="float" office:value="1077.83128012855" calcext:value-type="float">
            <text:p>1,077.83 </text:p>
          </table:table-cell>
          <table:table-cell office:value-type="float" office:value="80.0619307951088" calcext:value-type="float">
            <text:p>80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1921862832" calcext:value-type="float">
            <text:p>1,921,862,832 </text:p>
          </table:table-cell>
          <table:table-cell office:value-type="float" office:value="1727.78893938372" calcext:value-type="float">
            <text:p>1,727.79 </text:p>
          </table:table-cell>
          <table:table-cell office:value-type="float" office:value="128.341161593488" calcext:value-type="float">
            <text:p>128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100251392" calcext:value-type="float">
            <text:p>100,251,392 </text:p>
          </table:table-cell>
          <table:table-cell office:value-type="float" office:value="1515.95155070995" calcext:value-type="float">
            <text:p>1,515.95 </text:p>
          </table:table-cell>
          <table:table-cell office:value-type="float" office:value="112.605757857763" calcext:value-type="float">
            <text:p>112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12902338" calcext:value-type="float">
            <text:p>12,902,338 </text:p>
          </table:table-cell>
          <table:table-cell office:value-type="float" office:value="830.159438939647" calcext:value-type="float">
            <text:p>830.16 </text:p>
          </table:table-cell>
          <table:table-cell office:value-type="float" office:value="61.6647232035848" calcext:value-type="float">
            <text:p>61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27074551" calcext:value-type="float">
            <text:p>27,074,551 </text:p>
          </table:table-cell>
          <table:table-cell office:value-type="float" office:value="1040.00887335305" calcext:value-type="float">
            <text:p>1,040.01 </text:p>
          </table:table-cell>
          <table:table-cell office:value-type="float" office:value="77.2524605472207" calcext:value-type="float">
            <text:p>77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56195621" calcext:value-type="float">
            <text:p>56,195,621 </text:p>
          </table:table-cell>
          <table:table-cell office:value-type="float" office:value="992.574908153172" calcext:value-type="float">
            <text:p>992.57 </text:p>
          </table:table-cell>
          <table:table-cell office:value-type="float" office:value="73.729038181229" calcext:value-type="float">
            <text:p>73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110831725" calcext:value-type="float">
            <text:p>110,831,725 </text:p>
          </table:table-cell>
          <table:table-cell office:value-type="float" office:value="1383.35611223445" calcext:value-type="float">
            <text:p>1,383.36 </text:p>
          </table:table-cell>
          <table:table-cell office:value-type="float" office:value="102.756492008189" calcext:value-type="float">
            <text:p>102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17355411" calcext:value-type="float">
            <text:p>17,355,411 </text:p>
          </table:table-cell>
          <table:table-cell office:value-type="float" office:value="992.531796866064" calcext:value-type="float">
            <text:p>992.53 </text:p>
          </table:table-cell>
          <table:table-cell office:value-type="float" office:value="73.7258358498915" calcext:value-type="float">
            <text:p>73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39659017" calcext:value-type="float">
            <text:p>39,659,017 </text:p>
          </table:table-cell>
          <table:table-cell office:value-type="float" office:value="1072.56103959325" calcext:value-type="float">
            <text:p>1,072.56 </text:p>
          </table:table-cell>
          <table:table-cell office:value-type="float" office:value="79.6704542803797" calcext:value-type="float">
            <text:p>79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19182073" calcext:value-type="float">
            <text:p>19,182,073 </text:p>
          </table:table-cell>
          <table:table-cell office:value-type="float" office:value="906.139779866786" calcext:value-type="float">
            <text:p>906.14 </text:p>
          </table:table-cell>
          <table:table-cell office:value-type="float" office:value="67.3085868668956" calcext:value-type="float">
            <text:p>67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15842758" calcext:value-type="float">
            <text:p>15,842,758 </text:p>
          </table:table-cell>
          <table:table-cell office:value-type="float" office:value="1030.02132501138" calcext:value-type="float">
            <text:p>1,030.02 </text:p>
          </table:table-cell>
          <table:table-cell office:value-type="float" office:value="76.5105796806267" calcext:value-type="float">
            <text:p>76.5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22653862" calcext:value-type="float">
            <text:p>22,653,862 </text:p>
          </table:table-cell>
          <table:table-cell office:value-type="float" office:value="1201.41397963513" calcext:value-type="float">
            <text:p>1,201.41 </text:p>
          </table:table-cell>
          <table:table-cell office:value-type="float" office:value="89.2417251820267" calcext:value-type="float">
            <text:p>89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3185152" calcext:value-type="float">
            <text:p>3,185,152 </text:p>
          </table:table-cell>
          <table:table-cell office:value-type="float" office:value="262.454845088991" calcext:value-type="float">
            <text:p>262.45 </text:p>
          </table:table-cell>
          <table:table-cell office:value-type="float" office:value="19.4952976701973" calcext:value-type="float">
            <text:p>19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40930894" calcext:value-type="float">
            <text:p>40,930,894 </text:p>
          </table:table-cell>
          <table:table-cell office:value-type="float" office:value="1129.37735224325" calcext:value-type="float">
            <text:p>1,129.38 </text:p>
          </table:table-cell>
          <table:table-cell office:value-type="float" office:value="83.8908028407549" calcext:value-type="float">
            <text:p>83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128870209" calcext:value-type="float">
            <text:p>128,870,209 </text:p>
          </table:table-cell>
          <table:table-cell office:value-type="float" office:value="1271.82497261342" calcext:value-type="float">
            <text:p>1,271.82 </text:p>
          </table:table-cell>
          <table:table-cell office:value-type="float" office:value="94.471894458957" calcext:value-type="float">
            <text:p>94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358561955" calcext:value-type="float">
            <text:p>358,561,955 </text:p>
          </table:table-cell>
          <table:table-cell office:value-type="float" office:value="1138.72210454108" calcext:value-type="float">
            <text:p>1,138.72 </text:p>
          </table:table-cell>
          <table:table-cell office:value-type="float" office:value="84.5849364454846" calcext:value-type="float">
            <text:p>84.5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53211788" calcext:value-type="float">
            <text:p>53,211,788 </text:p>
          </table:table-cell>
          <table:table-cell office:value-type="float" office:value="987.43320529236" calcext:value-type="float">
            <text:p>987.43 </text:p>
          </table:table-cell>
          <table:table-cell office:value-type="float" office:value="73.3471095192939" calcext:value-type="float">
            <text:p>73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2847662" calcext:value-type="float">
            <text:p>2,847,662 </text:p>
          </table:table-cell>
          <table:table-cell office:value-type="float" office:value="1244.60751748252" calcext:value-type="float">
            <text:p>1,244.61 </text:p>
          </table:table-cell>
          <table:table-cell office:value-type="float" office:value="92.4501661520467" calcext:value-type="float">
            <text:p>92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42546694" calcext:value-type="float">
            <text:p>42,546,694 </text:p>
          </table:table-cell>
          <table:table-cell office:value-type="float" office:value="1175.97274737424" calcext:value-type="float">
            <text:p>1,175.97 </text:p>
          </table:table-cell>
          <table:table-cell office:value-type="float" office:value="87.3519357370862" calcext:value-type="float">
            <text:p>87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84084782" calcext:value-type="float">
            <text:p>84,084,782 </text:p>
          </table:table-cell>
          <table:table-cell office:value-type="float" office:value="1209.05274207" calcext:value-type="float">
            <text:p>1,209.05 </text:p>
          </table:table-cell>
          <table:table-cell office:value-type="float" office:value="89.809136873166" calcext:value-type="float">
            <text:p>89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8540868" calcext:value-type="float">
            <text:p>8,540,868 </text:p>
          </table:table-cell>
          <table:table-cell office:value-type="float" office:value="1149.97549481621" calcext:value-type="float">
            <text:p>1,149.98 </text:p>
          </table:table-cell>
          <table:table-cell office:value-type="float" office:value="85.420844782929" calcext:value-type="float">
            <text:p>85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27417355" calcext:value-type="float">
            <text:p>27,417,355 </text:p>
          </table:table-cell>
          <table:table-cell office:value-type="float" office:value="1145.01378158279" calcext:value-type="float">
            <text:p>1,145.01 </text:p>
          </table:table-cell>
          <table:table-cell office:value-type="float" office:value="85.0522858546043" calcext:value-type="float">
            <text:p>85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15299943" calcext:value-type="float">
            <text:p>15,299,943 </text:p>
          </table:table-cell>
          <table:table-cell office:value-type="float" office:value="955.410453353316" calcext:value-type="float">
            <text:p>955.41 </text:p>
          </table:table-cell>
          <table:table-cell office:value-type="float" office:value="70.9684409865835" calcext:value-type="float">
            <text:p>70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11039750" calcext:value-type="float">
            <text:p><text:s/>$11,039,750 </text:p>
          </table:table-cell>
          <table:table-cell table:style-name="ce24" office:value-type="float" office:value="971.894532969452" calcext:value-type="float">
            <text:p><text:s/>$971.89 </text:p>
          </table:table-cell>
          <table:table-cell office:value-type="float" office:value="72.1928879531725" calcext:value-type="float">
            <text:p>72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25356888" calcext:value-type="float">
            <text:p>25,356,888 </text:p>
          </table:table-cell>
          <table:table-cell office:value-type="float" office:value="986.457420735266" calcext:value-type="float">
            <text:p>986.46 </text:p>
          </table:table-cell>
          <table:table-cell office:value-type="float" office:value="73.2746276780991" calcext:value-type="float">
            <text:p>73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654633479" calcext:value-type="float">
            <text:p>654,633,479 </text:p>
          </table:table-cell>
          <table:table-cell office:value-type="float" office:value="1964.37385109811" calcext:value-type="float">
            <text:p>1,964.37 </text:p>
          </table:table-cell>
          <table:table-cell office:value-type="float" office:value="145.914825652102" calcext:value-type="float">
            <text:p>145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36299962" calcext:value-type="float">
            <text:p>36,299,962 </text:p>
          </table:table-cell>
          <table:table-cell office:value-type="float" office:value="1076.92651378052" calcext:value-type="float">
            <text:p>1,076.93 </text:p>
          </table:table-cell>
          <table:table-cell office:value-type="float" office:value="79.9947242275531" calcext:value-type="float">
            <text:p>79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12075295" calcext:value-type="float">
            <text:p>12,075,295 </text:p>
          </table:table-cell>
          <table:table-cell office:value-type="float" office:value="934.692700673427" calcext:value-type="float">
            <text:p>934.69 </text:p>
          </table:table-cell>
          <table:table-cell office:value-type="float" office:value="69.4295143364963" calcext:value-type="float">
            <text:p>69.4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13679916" calcext:value-type="float">
            <text:p>13,679,916 </text:p>
          </table:table-cell>
          <table:table-cell office:value-type="float" office:value="1015.43319477435" calcext:value-type="float">
            <text:p>1,015.43 </text:p>
          </table:table-cell>
          <table:table-cell office:value-type="float" office:value="75.4269649303404" calcext:value-type="float">
            <text:p>75.4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8222121" calcext:value-type="float">
            <text:p>8,222,121 </text:p>
          </table:table-cell>
          <table:table-cell office:value-type="float" office:value="925.601823708207" calcext:value-type="float">
            <text:p>925.60 </text:p>
          </table:table-cell>
          <table:table-cell office:value-type="float" office:value="68.7542387382881" calcext:value-type="float">
            <text:p>68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33194124" calcext:value-type="float">
            <text:p>33,194,124 </text:p>
          </table:table-cell>
          <table:table-cell office:value-type="float" office:value="1031.73853852609" calcext:value-type="float">
            <text:p>1,031.74 </text:p>
          </table:table-cell>
          <table:table-cell office:value-type="float" office:value="76.6381352935601" calcext:value-type="float">
            <text:p>76.6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8556868" calcext:value-type="float">
            <text:p>8,556,868 </text:p>
          </table:table-cell>
          <table:table-cell office:value-type="float" office:value="777.261149968208" calcext:value-type="float">
            <text:p>777.26 </text:p>
          </table:table-cell>
          <table:table-cell office:value-type="float" office:value="57.7354077078367" calcext:value-type="float">
            <text:p>57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71389888" calcext:value-type="float">
            <text:p>71,389,888 </text:p>
          </table:table-cell>
          <table:table-cell office:value-type="float" office:value="746.553113170058" calcext:value-type="float">
            <text:p>746.55 </text:p>
          </table:table-cell>
          <table:table-cell office:value-type="float" office:value="55.4543969760885" calcext:value-type="float">
            <text:p>55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16627906" calcext:value-type="float">
            <text:p>16,627,906 </text:p>
          </table:table-cell>
          <table:table-cell office:value-type="float" office:value="1102.79254543043" calcext:value-type="float">
            <text:p>1,102.79 </text:p>
          </table:table-cell>
          <table:table-cell office:value-type="float" office:value="81.9160680167703" calcext:value-type="float">
            <text:p>81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18238546" calcext:value-type="float">
            <text:p>18,238,546 </text:p>
          </table:table-cell>
          <table:table-cell office:value-type="float" office:value="947.112530508387" calcext:value-type="float">
            <text:p>947.11 </text:p>
          </table:table-cell>
          <table:table-cell office:value-type="float" office:value="70.3520664789939" calcext:value-type="float">
            <text:p>70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15352869" calcext:value-type="float">
            <text:p>15,352,869 </text:p>
          </table:table-cell>
          <table:table-cell office:value-type="float" office:value="1234.05425608874" calcext:value-type="float">
            <text:p>1,234.05 </text:p>
          </table:table-cell>
          <table:table-cell office:value-type="float" office:value="91.6662637927918" calcext:value-type="float">
            <text:p>91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11576005" calcext:value-type="float">
            <text:p>11,576,005 </text:p>
          </table:table-cell>
          <table:table-cell office:value-type="float" office:value="928.606208888176" calcext:value-type="float">
            <text:p>928.61 </text:p>
          </table:table-cell>
          <table:table-cell office:value-type="float" office:value="68.9774062068847" calcext:value-type="float">
            <text:p>68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15912137" calcext:value-type="float">
            <text:p>15,912,137 </text:p>
          </table:table-cell>
          <table:table-cell office:value-type="float" office:value="1003.60372122359" calcext:value-type="float">
            <text:p>1,003.60 </text:p>
          </table:table-cell>
          <table:table-cell office:value-type="float" office:value="74.5482647940349" calcext:value-type="float">
            <text:p>74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35315002" calcext:value-type="float">
            <text:p>35,315,002 </text:p>
          </table:table-cell>
          <table:table-cell office:value-type="float" office:value="1038.70707961999" calcext:value-type="float">
            <text:p>1,038.71 </text:p>
          </table:table-cell>
          <table:table-cell office:value-type="float" office:value="77.1557625559047" calcext:value-type="float">
            <text:p>77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25444255" calcext:value-type="float">
            <text:p>25,444,255 </text:p>
          </table:table-cell>
          <table:table-cell office:value-type="float" office:value="1050.76419574644" calcext:value-type="float">
            <text:p>1,050.76 </text:p>
          </table:table-cell>
          <table:table-cell office:value-type="float" office:value="78.0513721143777" calcext:value-type="float">
            <text:p>78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18080872" calcext:value-type="float">
            <text:p>18,080,872 </text:p>
          </table:table-cell>
          <table:table-cell office:value-type="float" office:value="967.357123749398" calcext:value-type="float">
            <text:p>967.36 </text:p>
          </table:table-cell>
          <table:table-cell office:value-type="float" office:value="71.8558465723344" calcext:value-type="float">
            <text:p>71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58292406" calcext:value-type="float">
            <text:p>58,292,406 </text:p>
          </table:table-cell>
          <table:table-cell office:value-type="float" office:value="923.444055445545" calcext:value-type="float">
            <text:p>923.44 </text:p>
          </table:table-cell>
          <table:table-cell office:value-type="float" office:value="68.5939584639055" calcext:value-type="float">
            <text:p>68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32209688" calcext:value-type="float">
            <text:p>32,209,688 </text:p>
          </table:table-cell>
          <table:table-cell office:value-type="float" office:value="1134.38360216947" calcext:value-type="float">
            <text:p>1,134.38 </text:p>
          </table:table-cell>
          <table:table-cell office:value-type="float" office:value="84.2626699803764" calcext:value-type="float">
            <text:p>84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19325795" calcext:value-type="float">
            <text:p>19,325,795 </text:p>
          </table:table-cell>
          <table:table-cell office:value-type="float" office:value="826.595166809239" calcext:value-type="float">
            <text:p>826.60 </text:p>
          </table:table-cell>
          <table:table-cell office:value-type="float" office:value="61.3999670085283" calcext:value-type="float">
            <text:p>61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44563711" calcext:value-type="float">
            <text:p>44,563,711 </text:p>
          </table:table-cell>
          <table:table-cell office:value-type="float" office:value="1240.81055269386" calcext:value-type="float">
            <text:p>1,240.81 </text:p>
          </table:table-cell>
          <table:table-cell office:value-type="float" office:value="92.1681254117699" calcext:value-type="float">
            <text:p>92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662987000" calcext:value-type="float">
            <text:p>662,987,000 </text:p>
          </table:table-cell>
          <table:table-cell office:value-type="float" office:value="1574.17775498381" calcext:value-type="float">
            <text:p>1,574.18 </text:p>
          </table:table-cell>
          <table:table-cell office:value-type="float" office:value="116.930833983295" calcext:value-type="float">
            <text:p>116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32075168" calcext:value-type="float">
            <text:p>32,075,168 </text:p>
          </table:table-cell>
          <table:table-cell office:value-type="float" office:value="927.054770369086" calcext:value-type="float">
            <text:p>927.05 </text:p>
          </table:table-cell>
          <table:table-cell office:value-type="float" office:value="68.8621644564937" calcext:value-type="float">
            <text:p>68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8589752" calcext:value-type="float">
            <text:p>8,589,752 </text:p>
          </table:table-cell>
          <table:table-cell office:value-type="float" office:value="1151.90451924366" calcext:value-type="float">
            <text:p>1,151.90 </text:p>
          </table:table-cell>
          <table:table-cell office:value-type="float" office:value="85.5641338329503" calcext:value-type="float">
            <text:p>85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9669273" calcext:value-type="float">
            <text:p>9,669,273 </text:p>
          </table:table-cell>
          <table:table-cell office:value-type="float" office:value="1037.809702694" calcext:value-type="float">
            <text:p>1,037.81 </text:p>
          </table:table-cell>
          <table:table-cell office:value-type="float" office:value="77.0891048788914" calcext:value-type="float">
            <text:p>77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02224953" calcext:value-type="float">
            <text:p>102,224,953 </text:p>
          </table:table-cell>
          <table:table-cell office:value-type="float" office:value="1096.17561336536" calcext:value-type="float">
            <text:p>1,096.18 </text:p>
          </table:table-cell>
          <table:table-cell office:value-type="float" office:value="81.4245584764216" calcext:value-type="float">
            <text:p>81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22285757" calcext:value-type="float">
            <text:p>22,285,757 </text:p>
          </table:table-cell>
          <table:table-cell office:value-type="float" office:value="1008.86179266636" calcext:value-type="float">
            <text:p>1,008.86 </text:p>
          </table:table-cell>
          <table:table-cell office:value-type="float" office:value="74.938837381534" calcext:value-type="float">
            <text:p>74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90702505" calcext:value-type="float">
            <text:p>90,702,505 </text:p>
          </table:table-cell>
          <table:table-cell office:value-type="float" office:value="1169.58524068033" calcext:value-type="float">
            <text:p>1,169.59 </text:p>
          </table:table-cell>
          <table:table-cell office:value-type="float" office:value="86.877468045983" calcext:value-type="float">
            <text:p>86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28450533" calcext:value-type="float">
            <text:p>28,450,533 </text:p>
          </table:table-cell>
          <table:table-cell office:value-type="float" office:value="984.788265835929" calcext:value-type="float">
            <text:p>984.79 </text:p>
          </table:table-cell>
          <table:table-cell office:value-type="float" office:value="73.1506418869082" calcext:value-type="float">
            <text:p>73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27059664" calcext:value-type="float">
            <text:p>27,059,664 </text:p>
          </table:table-cell>
          <table:table-cell office:value-type="float" office:value="1154.17632757518" calcext:value-type="float">
            <text:p>1,154.18 </text:p>
          </table:table-cell>
          <table:table-cell office:value-type="float" office:value="85.7328850695961" calcext:value-type="float">
            <text:p>85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46228838" calcext:value-type="float">
            <text:p>46,228,838 </text:p>
          </table:table-cell>
          <table:table-cell office:value-type="float" office:value="1079.81028683547" calcext:value-type="float">
            <text:p>1,079.81 </text:p>
          </table:table-cell>
          <table:table-cell office:value-type="float" office:value="80.2089325577533" calcext:value-type="float">
            <text:p>80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35046133" calcext:value-type="float">
            <text:p>35,046,133 </text:p>
          </table:table-cell>
          <table:table-cell office:value-type="float" office:value="1091.37185475835" calcext:value-type="float">
            <text:p>1,091.37 </text:p>
          </table:table-cell>
          <table:table-cell office:value-type="float" office:value="81.0677325090909" calcext:value-type="float">
            <text:p>81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19611881" calcext:value-type="float">
            <text:p>19,611,881 </text:p>
          </table:table-cell>
          <table:table-cell office:value-type="float" office:value="1049.99898276047" calcext:value-type="float">
            <text:p>1,050.00 </text:p>
          </table:table-cell>
          <table:table-cell office:value-type="float" office:value="77.994531651259" calcext:value-type="float">
            <text:p>77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176772286" calcext:value-type="float">
            <text:p>176,772,286 </text:p>
          </table:table-cell>
          <table:table-cell office:value-type="float" office:value="1419.56126431428" calcext:value-type="float">
            <text:p>1,419.56 </text:p>
          </table:table-cell>
          <table:table-cell office:value-type="float" office:value="105.445831642028" calcext:value-type="float">
            <text:p>105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189972986" calcext:value-type="float">
            <text:p>189,972,986 </text:p>
          </table:table-cell>
          <table:table-cell office:value-type="float" office:value="1431.39253611013" calcext:value-type="float">
            <text:p>1,431.39 </text:p>
          </table:table-cell>
          <table:table-cell office:value-type="float" office:value="106.324665353019" calcext:value-type="float">
            <text:p>106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11293397" calcext:value-type="float">
            <text:p>11,293,397 </text:p>
          </table:table-cell>
          <table:table-cell office:value-type="float" office:value="1630.34459361917" calcext:value-type="float">
            <text:p>1,630.34 </text:p>
          </table:table-cell>
          <table:table-cell office:value-type="float" office:value="121.102939238273" calcext:value-type="float">
            <text:p>121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12536998" calcext:value-type="float">
            <text:p>12,536,998 </text:p>
          </table:table-cell>
          <table:table-cell office:value-type="float" office:value="1032.78672048768" calcext:value-type="float">
            <text:p>1,032.79 </text:p>
          </table:table-cell>
          <table:table-cell office:value-type="float" office:value="76.7159948558281" calcext:value-type="float">
            <text:p>76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43501791" calcext:value-type="float">
            <text:p>43,501,791 </text:p>
          </table:table-cell>
          <table:table-cell office:value-type="float" office:value="973.30330014543" calcext:value-type="float">
            <text:p>973.30 </text:p>
          </table:table-cell>
          <table:table-cell office:value-type="float" office:value="72.2975319936908" calcext:value-type="float">
            <text:p>72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37227356" calcext:value-type="float">
            <text:p>37,227,356 </text:p>
          </table:table-cell>
          <table:table-cell office:value-type="float" office:value="977.686162250177" calcext:value-type="float">
            <text:p>977.69 </text:p>
          </table:table-cell>
          <table:table-cell office:value-type="float" office:value="72.6230935254297" calcext:value-type="float">
            <text:p>72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56702296" calcext:value-type="float">
            <text:p>56,702,296 </text:p>
          </table:table-cell>
          <table:table-cell office:value-type="float" office:value="1022.04971250383" calcext:value-type="float">
            <text:p>1,022.05 </text:p>
          </table:table-cell>
          <table:table-cell office:value-type="float" office:value="75.9184436936023" calcext:value-type="float">
            <text:p>75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12361922" calcext:value-type="float">
            <text:p>12,361,922 </text:p>
          </table:table-cell>
          <table:table-cell office:value-type="float" office:value="698.29531717788" calcext:value-type="float">
            <text:p>698.30 </text:p>
          </table:table-cell>
          <table:table-cell office:value-type="float" office:value="51.8697799824256" calcext:value-type="float">
            <text:p>51.8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46110393" calcext:value-type="float">
            <text:p>46,110,393 </text:p>
          </table:table-cell>
          <table:table-cell office:value-type="float" office:value="1130.26750171585" calcext:value-type="float">
            <text:p>1,130.27 </text:p>
          </table:table-cell>
          <table:table-cell office:value-type="float" office:value="83.9569236583509" calcext:value-type="float">
            <text:p>83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30227846" calcext:value-type="float">
            <text:p>30,227,846 </text:p>
          </table:table-cell>
          <table:table-cell office:value-type="float" office:value="1022.45453930456" calcext:value-type="float">
            <text:p>1,022.45 </text:p>
          </table:table-cell>
          <table:table-cell office:value-type="float" office:value="75.9485144624708" calcext:value-type="float">
            <text:p>75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93067530" calcext:value-type="float">
            <text:p>93,067,530 </text:p>
          </table:table-cell>
          <table:table-cell office:value-type="float" office:value="1401.02863250437" calcext:value-type="float">
            <text:p>1,401.03 </text:p>
          </table:table-cell>
          <table:table-cell office:value-type="float" office:value="104.069217033813" calcext:value-type="float">
            <text:p>104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78365609" calcext:value-type="float">
            <text:p><text:s/>$178,365,609 </text:p>
          </table:table-cell>
          <table:table-cell table:style-name="ce24" office:value-type="float" office:value="1243.27781882563" calcext:value-type="float">
            <text:p><text:s/>$1,243.28 </text:p>
          </table:table-cell>
          <table:table-cell office:value-type="float" office:value="99.8657769558218" calcext:value-type="float">
            <text:p>99.8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713950" calcext:value-type="float">
            <text:p>4,713,950 </text:p>
          </table:table-cell>
          <table:table-cell office:value-type="float" office:value="768.119602411602" calcext:value-type="float">
            <text:p>768.12 </text:p>
          </table:table-cell>
          <table:table-cell office:value-type="float" office:value="61.6988896032014" calcext:value-type="float">
            <text:p>61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258559" calcext:value-type="float">
            <text:p>19,258,559 </text:p>
          </table:table-cell>
          <table:table-cell office:value-type="float" office:value="1083.15854893138" calcext:value-type="float">
            <text:p>1,083.16 </text:p>
          </table:table-cell>
          <table:table-cell office:value-type="float" office:value="87.0042627781685" calcext:value-type="float">
            <text:p>87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08604" calcext:value-type="float">
            <text:p>8,308,604 </text:p>
          </table:table-cell>
          <table:table-cell office:value-type="float" office:value="1207.4704258102" calcext:value-type="float">
            <text:p>1,207.47 </text:p>
          </table:table-cell>
          <table:table-cell office:value-type="float" office:value="96.9895629108983" calcext:value-type="float">
            <text:p>96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195234" calcext:value-type="float">
            <text:p>53,195,234 </text:p>
          </table:table-cell>
          <table:table-cell office:value-type="float" office:value="1196.17804861595" calcext:value-type="float">
            <text:p>1,196.18 </text:p>
          </table:table-cell>
          <table:table-cell office:value-type="float" office:value="96.0825073798609" calcext:value-type="float">
            <text:p>96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9073260" calcext:value-type="float">
            <text:p>329,073,260 </text:p>
          </table:table-cell>
          <table:table-cell office:value-type="float" office:value="1456.73383562493" calcext:value-type="float">
            <text:p>1,456.73 </text:p>
          </table:table-cell>
          <table:table-cell office:value-type="float" office:value="117.011543284777" calcext:value-type="float">
            <text:p>117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553083" calcext:value-type="float">
            <text:p>26,553,083 </text:p>
          </table:table-cell>
          <table:table-cell office:value-type="float" office:value="1512.47909546594" calcext:value-type="float">
            <text:p>1,512.48 </text:p>
          </table:table-cell>
          <table:table-cell office:value-type="float" office:value="121.489258242231" calcext:value-type="float">
            <text:p>121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939113" calcext:value-type="float">
            <text:p>7,939,113 </text:p>
          </table:table-cell>
          <table:table-cell office:value-type="float" office:value="1303.2030531845" calcext:value-type="float">
            <text:p>1,303.20 </text:p>
          </table:table-cell>
          <table:table-cell office:value-type="float" office:value="104.679246638858" calcext:value-type="float">
            <text:p>104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5137669" calcext:value-type="float">
            <text:p>55,137,669 </text:p>
          </table:table-cell>
          <table:table-cell office:value-type="float" office:value="1272.4468983661" calcext:value-type="float">
            <text:p>1,272.45 </text:p>
          </table:table-cell>
          <table:table-cell office:value-type="float" office:value="102.208771214456" calcext:value-type="float">
            <text:p>102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217209" calcext:value-type="float">
            <text:p>7,217,209 </text:p>
          </table:table-cell>
          <table:table-cell office:value-type="float" office:value="1213.79229734275" calcext:value-type="float">
            <text:p>1,213.79 </text:p>
          </table:table-cell>
          <table:table-cell office:value-type="float" office:value="97.4973646289482" calcext:value-type="float">
            <text:p>97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756723" calcext:value-type="float">
            <text:p>31,756,723 </text:p>
          </table:table-cell>
          <table:table-cell office:value-type="float" office:value="1388.81846409516" calcext:value-type="float">
            <text:p>1,388.82 </text:p>
          </table:table-cell>
          <table:table-cell office:value-type="float" office:value="111.556269135778" calcext:value-type="float">
            <text:p>111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040879" calcext:value-type="float">
            <text:p>26,040,879 </text:p>
          </table:table-cell>
          <table:table-cell office:value-type="float" office:value="2072.16352351397" calcext:value-type="float">
            <text:p>2,072.16 </text:p>
          </table:table-cell>
          <table:table-cell office:value-type="float" office:value="166.445678610035" calcext:value-type="float">
            <text:p>166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279949" calcext:value-type="float">
            <text:p>11,279,949 </text:p>
          </table:table-cell>
          <table:table-cell office:value-type="float" office:value="1299.53329493088" calcext:value-type="float">
            <text:p>1,299.53 </text:p>
          </table:table-cell>
          <table:table-cell office:value-type="float" office:value="104.384474823831" calcext:value-type="float">
            <text:p>104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529306" calcext:value-type="float">
            <text:p>27,529,306 </text:p>
          </table:table-cell>
          <table:table-cell office:value-type="float" office:value="1080.25843666614" calcext:value-type="float">
            <text:p>1,080.26 </text:p>
          </table:table-cell>
          <table:table-cell office:value-type="float" office:value="86.7713124590669" calcext:value-type="float">
            <text:p>86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374387" calcext:value-type="float">
            <text:p>9,374,387 </text:p>
          </table:table-cell>
          <table:table-cell office:value-type="float" office:value="1315.70343859649" calcext:value-type="float">
            <text:p>1,315.70 </text:p>
          </table:table-cell>
          <table:table-cell office:value-type="float" office:value="105.683334930721" calcext:value-type="float">
            <text:p>105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2228823" calcext:value-type="float">
            <text:p>172,228,823 </text:p>
          </table:table-cell>
          <table:table-cell office:value-type="float" office:value="1253.74037649594" calcext:value-type="float">
            <text:p>1,253.74 </text:p>
          </table:table-cell>
          <table:table-cell office:value-type="float" office:value="100.70617757656" calcext:value-type="float">
            <text:p>100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5302561" calcext:value-type="float">
            <text:p>45,302,561 </text:p>
          </table:table-cell>
          <table:table-cell office:value-type="float" office:value="905.019497772539" calcext:value-type="float">
            <text:p>905.02 </text:p>
          </table:table-cell>
          <table:table-cell office:value-type="float" office:value="72.6953171179339" calcext:value-type="float">
            <text:p>72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620788" calcext:value-type="float">
            <text:p>33,620,788 </text:p>
          </table:table-cell>
          <table:table-cell office:value-type="float" office:value="1475.95539751526" calcext:value-type="float">
            <text:p>1,475.96 </text:p>
          </table:table-cell>
          <table:table-cell office:value-type="float" office:value="118.555507299429" calcext:value-type="float">
            <text:p>118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82696" calcext:value-type="float">
            <text:p>4,682,696 </text:p>
          </table:table-cell>
          <table:table-cell office:value-type="float" office:value="650.645546755593" calcext:value-type="float">
            <text:p>650.65 </text:p>
          </table:table-cell>
          <table:table-cell office:value-type="float" office:value="52.2628346341518" calcext:value-type="float">
            <text:p>52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291704" calcext:value-type="float">
            <text:p>70,291,704 </text:p>
          </table:table-cell>
          <table:table-cell office:value-type="float" office:value="919.47080368355" calcext:value-type="float">
            <text:p>919.47 </text:p>
          </table:table-cell>
          <table:table-cell office:value-type="float" office:value="73.8561122925736" calcext:value-type="float">
            <text:p>73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6893802" calcext:value-type="float">
            <text:p>66,893,802 </text:p>
          </table:table-cell>
          <table:table-cell office:value-type="float" office:value="1712.59093701997" calcext:value-type="float">
            <text:p>1,712.59 </text:p>
          </table:table-cell>
          <table:table-cell office:value-type="float" office:value="137.5631592097" calcext:value-type="float">
            <text:p>137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784656" calcext:value-type="float">
            <text:p>17,784,656 </text:p>
          </table:table-cell>
          <table:table-cell office:value-type="float" office:value="1223.1537826685" calcext:value-type="float">
            <text:p>1,223.15 </text:p>
          </table:table-cell>
          <table:table-cell office:value-type="float" office:value="98.2493220686776" calcext:value-type="float">
            <text:p>98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023830" calcext:value-type="float">
            <text:p>18,023,830 </text:p>
          </table:table-cell>
          <table:table-cell office:value-type="float" office:value="1296.49187167314" calcext:value-type="float">
            <text:p>1,296.49 </text:p>
          </table:table-cell>
          <table:table-cell office:value-type="float" office:value="104.14017375766" calcext:value-type="float">
            <text:p>104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4057828" calcext:value-type="float">
            <text:p>234,057,828 </text:p>
          </table:table-cell>
          <table:table-cell office:value-type="float" office:value="1292.94430112635" calcext:value-type="float">
            <text:p>1,292.94 </text:p>
          </table:table-cell>
          <table:table-cell office:value-type="float" office:value="103.855216619685" calcext:value-type="float">
            <text:p>103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3542236" calcext:value-type="float">
            <text:p>263,542,236 </text:p>
          </table:table-cell>
          <table:table-cell office:value-type="float" office:value="1080.15753427465" calcext:value-type="float">
            <text:p>1,080.16 </text:p>
          </table:table-cell>
          <table:table-cell office:value-type="float" office:value="86.7632075161726" calcext:value-type="float">
            <text:p>86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325598" calcext:value-type="float">
            <text:p>6,325,598 </text:p>
          </table:table-cell>
          <table:table-cell office:value-type="float" office:value="1543.20517199317" calcext:value-type="float">
            <text:p>1,543.21 </text:p>
          </table:table-cell>
          <table:table-cell office:value-type="float" office:value="123.957317640326" calcext:value-type="float">
            <text:p>123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679817" calcext:value-type="float">
            <text:p>35,679,817 </text:p>
          </table:table-cell>
          <table:table-cell office:value-type="float" office:value="1082.91298409615" calcext:value-type="float">
            <text:p>1,082.91 </text:p>
          </table:table-cell>
          <table:table-cell office:value-type="float" office:value="86.9845378842694" calcext:value-type="float">
            <text:p>86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535295" calcext:value-type="float">
            <text:p>15,535,295 </text:p>
          </table:table-cell>
          <table:table-cell office:value-type="float" office:value="1269.22344771242" calcext:value-type="float">
            <text:p>1,269.22 </text:p>
          </table:table-cell>
          <table:table-cell office:value-type="float" office:value="101.949848872937" calcext:value-type="float">
            <text:p>101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448956" calcext:value-type="float">
            <text:p>119,448,956 </text:p>
          </table:table-cell>
          <table:table-cell office:value-type="float" office:value="1239.50850904865" calcext:value-type="float">
            <text:p>1,239.51 </text:p>
          </table:table-cell>
          <table:table-cell office:value-type="float" office:value="99.5630087058252" calcext:value-type="float">
            <text:p>99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065650" calcext:value-type="float">
            <text:p>11,065,650 </text:p>
          </table:table-cell>
          <table:table-cell office:value-type="float" office:value="669.34732639729" calcext:value-type="float">
            <text:p>669.35 </text:p>
          </table:table-cell>
          <table:table-cell office:value-type="float" office:value="53.7650473545064" calcext:value-type="float">
            <text:p>53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4448433" calcext:value-type="float">
            <text:p>254,448,433 </text:p>
          </table:table-cell>
          <table:table-cell office:value-type="float" office:value="1233.76115458839" calcext:value-type="float">
            <text:p>1,233.76 </text:p>
          </table:table-cell>
          <table:table-cell office:value-type="float" office:value="99.1013548341616" calcext:value-type="float">
            <text:p>99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5279500" calcext:value-type="float">
            <text:p>115,279,500 </text:p>
          </table:table-cell>
          <table:table-cell office:value-type="float" office:value="1185.92988087155" calcext:value-type="float">
            <text:p>1,185.93 </text:p>
          </table:table-cell>
          <table:table-cell office:value-type="float" office:value="95.2593275413153" calcext:value-type="float">
            <text:p>95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603728" calcext:value-type="float">
            <text:p>32,603,728 </text:p>
          </table:table-cell>
          <table:table-cell office:value-type="float" office:value="1305.71597917501" calcext:value-type="float">
            <text:p>1,305.72 </text:p>
          </table:table-cell>
          <table:table-cell office:value-type="float" office:value="104.881096380464" calcext:value-type="float">
            <text:p>104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4258726" calcext:value-type="float">
            <text:p>24,258,726 </text:p>
          </table:table-cell>
          <table:table-cell office:value-type="float" office:value="1001.51622491949" calcext:value-type="float">
            <text:p>1,001.52 </text:p>
          </table:table-cell>
          <table:table-cell office:value-type="float" office:value="80.446376844333" calcext:value-type="float">
            <text:p>80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6647497" calcext:value-type="float">
            <text:p>106,647,497 </text:p>
          </table:table-cell>
          <table:table-cell office:value-type="float" office:value="1244.5443798721" calcext:value-type="float">
            <text:p>1,244.54 </text:p>
          </table:table-cell>
          <table:table-cell office:value-type="float" office:value="99.9675129484154" calcext:value-type="float">
            <text:p>99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80055288" calcext:value-type="float">
            <text:p>580,055,288 </text:p>
          </table:table-cell>
          <table:table-cell office:value-type="float" office:value="1314.58480756766" calcext:value-type="float">
            <text:p>1,314.58 </text:p>
          </table:table-cell>
          <table:table-cell office:value-type="float" office:value="105.593481355655" calcext:value-type="float">
            <text:p>105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357482" calcext:value-type="float">
            <text:p>23,357,482 </text:p>
          </table:table-cell>
          <table:table-cell office:value-type="float" office:value="1107.04213469833" calcext:value-type="float">
            <text:p>1,107.04 </text:p>
          </table:table-cell>
          <table:table-cell office:value-type="float" office:value="88.9227019339155" calcext:value-type="float">
            <text:p>88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490728" calcext:value-type="float">
            <text:p>6,490,728 </text:p>
          </table:table-cell>
          <table:table-cell office:value-type="float" office:value="455.29797979798" calcext:value-type="float">
            <text:p>455.30 </text:p>
          </table:table-cell>
          <table:table-cell office:value-type="float" office:value="36.5716220545863" calcext:value-type="float">
            <text:p>36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38995339" calcext:value-type="float">
            <text:p>38,995,339 </text:p>
          </table:table-cell>
          <table:table-cell office:value-type="float" office:value="1490.24874842359" calcext:value-type="float">
            <text:p>1,490.25 </text:p>
          </table:table-cell>
          <table:table-cell office:value-type="float" office:value="119.70361480376" calcext:value-type="float">
            <text:p>119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36852152" calcext:value-type="float">
            <text:p><text:s/>$36,852,152 </text:p>
          </table:table-cell>
          <table:table-cell table:style-name="ce24" office:value-type="float" office:value="1105.50928453577" calcext:value-type="float">
            <text:p><text:s/>$1,105.51 </text:p>
          </table:table-cell>
          <table:table-cell office:value-type="float" office:value="84.8871446160721" calcext:value-type="float">
            <text:p>84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6382220" calcext:value-type="float">
            <text:p>126,382,220 </text:p>
          </table:table-cell>
          <table:table-cell office:value-type="float" office:value="1254.04068267513" calcext:value-type="float">
            <text:p>1,254.04 </text:p>
          </table:table-cell>
          <table:table-cell office:value-type="float" office:value="96.292210543834" calcext:value-type="float">
            <text:p>96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559410" calcext:value-type="float">
            <text:p>21,559,410 </text:p>
          </table:table-cell>
          <table:table-cell office:value-type="float" office:value="1332.47280593325" calcext:value-type="float">
            <text:p>1,332.47 </text:p>
          </table:table-cell>
          <table:table-cell office:value-type="float" office:value="102.314664703822" calcext:value-type="float">
            <text:p>102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57565" calcext:value-type="float">
            <text:p>11,957,565 </text:p>
          </table:table-cell>
          <table:table-cell office:value-type="float" office:value="931.202009189316" calcext:value-type="float">
            <text:p>931.20 </text:p>
          </table:table-cell>
          <table:table-cell office:value-type="float" office:value="71.5028636363049" calcext:value-type="float">
            <text:p>71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376597" calcext:value-type="float">
            <text:p>32,376,597 </text:p>
          </table:table-cell>
          <table:table-cell office:value-type="float" office:value="996.325609305761" calcext:value-type="float">
            <text:p>996.33 </text:p>
          </table:table-cell>
          <table:table-cell office:value-type="float" office:value="76.50341545286" calcext:value-type="float">
            <text:p>76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100596" calcext:value-type="float">
            <text:p>14,100,596 </text:p>
          </table:table-cell>
          <table:table-cell office:value-type="float" office:value="938.725517608681" calcext:value-type="float">
            <text:p>938.73 </text:p>
          </table:table-cell>
          <table:table-cell office:value-type="float" office:value="72.0805604102249" calcext:value-type="float">
            <text:p>72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9128055" calcext:value-type="float">
            <text:p>319,128,055 </text:p>
          </table:table-cell>
          <table:table-cell office:value-type="float" office:value="1488.65787669156" calcext:value-type="float">
            <text:p>1,488.66 </text:p>
          </table:table-cell>
          <table:table-cell office:value-type="float" office:value="114.307422135886" calcext:value-type="float">
            <text:p>114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4757362" calcext:value-type="float">
            <text:p>74,757,362 </text:p>
          </table:table-cell>
          <table:table-cell office:value-type="float" office:value="1013.08220403296" calcext:value-type="float">
            <text:p>1,013.08 </text:p>
          </table:table-cell>
          <table:table-cell office:value-type="float" office:value="77.7900798886795" calcext:value-type="float">
            <text:p>77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913947" calcext:value-type="float">
            <text:p>5,913,947 </text:p>
          </table:table-cell>
          <table:table-cell office:value-type="float" office:value="1232.84281842818" calcext:value-type="float">
            <text:p>1,232.84 </text:p>
          </table:table-cell>
          <table:table-cell office:value-type="float" office:value="94.664520760443" calcext:value-type="float">
            <text:p>94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2065683" calcext:value-type="float">
            <text:p>62,065,683 </text:p>
          </table:table-cell>
          <table:table-cell office:value-type="float" office:value="894.588895775379" calcext:value-type="float">
            <text:p>894.59 </text:p>
          </table:table-cell>
          <table:table-cell office:value-type="float" office:value="68.6915053811649" calcext:value-type="float">
            <text:p>68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346538" calcext:value-type="float">
            <text:p>6,346,538 </text:p>
          </table:table-cell>
          <table:table-cell office:value-type="float" office:value="940.506520450504" calcext:value-type="float">
            <text:p>940.51 </text:p>
          </table:table-cell>
          <table:table-cell office:value-type="float" office:value="72.2173157029305" calcext:value-type="float">
            <text:p>72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7472659" calcext:value-type="float">
            <text:p>37,472,659 </text:p>
          </table:table-cell>
          <table:table-cell office:value-type="float" office:value="1121.96949010449" calcext:value-type="float">
            <text:p>1,121.97 </text:p>
          </table:table-cell>
          <table:table-cell office:value-type="float" office:value="86.1510506456891" calcext:value-type="float">
            <text:p>86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688364" calcext:value-type="float">
            <text:p>16,688,364 </text:p>
          </table:table-cell>
          <table:table-cell office:value-type="float" office:value="959.101379310345" calcext:value-type="float">
            <text:p>959.10 </text:p>
          </table:table-cell>
          <table:table-cell office:value-type="float" office:value="73.6451322714848" calcext:value-type="float">
            <text:p>73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515667" calcext:value-type="float">
            <text:p>26,515,667 </text:p>
          </table:table-cell>
          <table:table-cell office:value-type="float" office:value="1104.54332250271" calcext:value-type="float">
            <text:p>1,104.54 </text:p>
          </table:table-cell>
          <table:table-cell office:value-type="float" office:value="84.8129726846904" calcext:value-type="float">
            <text:p>84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828426" calcext:value-type="float">
            <text:p>15,828,426 </text:p>
          </table:table-cell>
          <table:table-cell office:value-type="float" office:value="923.317155690369" calcext:value-type="float">
            <text:p>923.32 </text:p>
          </table:table-cell>
          <table:table-cell office:value-type="float" office:value="70.8974207796918" calcext:value-type="float">
            <text:p>70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5983668" calcext:value-type="float">
            <text:p>55,983,668 </text:p>
          </table:table-cell>
          <table:table-cell office:value-type="float" office:value="1022.36468890959" calcext:value-type="float">
            <text:p>1,022.36 </text:p>
          </table:table-cell>
          <table:table-cell office:value-type="float" office:value="78.5028406471292" calcext:value-type="float">
            <text:p>78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421966" calcext:value-type="float">
            <text:p>28,421,966 </text:p>
          </table:table-cell>
          <table:table-cell office:value-type="float" office:value="985.983695275099" calcext:value-type="float">
            <text:p>985.98 </text:p>
          </table:table-cell>
          <table:table-cell office:value-type="float" office:value="75.7093058382163" calcext:value-type="float">
            <text:p>75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907162" calcext:value-type="float">
            <text:p>28,907,162 </text:p>
          </table:table-cell>
          <table:table-cell office:value-type="float" office:value="971.734637622697" calcext:value-type="float">
            <text:p>971.73 </text:p>
          </table:table-cell>
          <table:table-cell office:value-type="float" office:value="74.6151840298318" calcext:value-type="float">
            <text:p>74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80538" calcext:value-type="float">
            <text:p>7,180,538 </text:p>
          </table:table-cell>
          <table:table-cell office:value-type="float" office:value="984.98463648834" calcext:value-type="float">
            <text:p>984.98 </text:p>
          </table:table-cell>
          <table:table-cell office:value-type="float" office:value="75.6325925542142" calcext:value-type="float">
            <text:p>75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333267" calcext:value-type="float">
            <text:p>13,333,267 </text:p>
          </table:table-cell>
          <table:table-cell office:value-type="float" office:value="1061.14341424592" calcext:value-type="float">
            <text:p>1,061.14 </text:p>
          </table:table-cell>
          <table:table-cell office:value-type="float" office:value="81.4804866169093" calcext:value-type="float">
            <text:p>81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1754860" calcext:value-type="float">
            <text:p>381,754,860 </text:p>
          </table:table-cell>
          <table:table-cell office:value-type="float" office:value="1194.32381953504" calcext:value-type="float">
            <text:p>1,194.32 </text:p>
          </table:table-cell>
          <table:table-cell office:value-type="float" office:value="91.7068180299032" calcext:value-type="float">
            <text:p>91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234790" calcext:value-type="float">
            <text:p>14,234,790 </text:p>
          </table:table-cell>
          <table:table-cell office:value-type="float" office:value="1001.67405530927" calcext:value-type="float">
            <text:p>1,001.67 </text:p>
          </table:table-cell>
          <table:table-cell office:value-type="float" office:value="76.914098850749" calcext:value-type="float">
            <text:p>76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021835" calcext:value-type="float">
            <text:p>5,021,835 </text:p>
          </table:table-cell>
          <table:table-cell office:value-type="float" office:value="958.182598740698" calcext:value-type="float">
            <text:p>958.18 </text:p>
          </table:table-cell>
          <table:table-cell office:value-type="float" office:value="73.5745831949849" calcext:value-type="float">
            <text:p>73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729782" calcext:value-type="float">
            <text:p>54,729,782 </text:p>
          </table:table-cell>
          <table:table-cell office:value-type="float" office:value="1160.90662650602" calcext:value-type="float">
            <text:p>1,160.91 </text:p>
          </table:table-cell>
          <table:table-cell office:value-type="float" office:value="89.1408602971208" calcext:value-type="float">
            <text:p>89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924979" calcext:value-type="float">
            <text:p>10,924,979 </text:p>
          </table:table-cell>
          <table:table-cell office:value-type="float" office:value="1081.68108910891" calcext:value-type="float">
            <text:p>1,081.68 </text:p>
          </table:table-cell>
          <table:table-cell office:value-type="float" office:value="83.0574833916624" calcext:value-type="float">
            <text:p>83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423171" calcext:value-type="float">
            <text:p>18,423,171 </text:p>
          </table:table-cell>
          <table:table-cell office:value-type="float" office:value="1168.83460220784" calcext:value-type="float">
            <text:p>1,168.83 </text:p>
          </table:table-cell>
          <table:table-cell office:value-type="float" office:value="89.7496143160393" calcext:value-type="float">
            <text:p>89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424849" calcext:value-type="float">
            <text:p>29,424,849 </text:p>
          </table:table-cell>
          <table:table-cell office:value-type="float" office:value="1050.21232778928" calcext:value-type="float">
            <text:p>1,050.21 </text:p>
          </table:table-cell>
          <table:table-cell office:value-type="float" office:value="80.641137070202" calcext:value-type="float">
            <text:p>80.6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082911" calcext:value-type="float">
            <text:p>12,082,911 </text:p>
          </table:table-cell>
          <table:table-cell office:value-type="float" office:value="1070.51572605653" calcext:value-type="float">
            <text:p>1,070.52 </text:p>
          </table:table-cell>
          <table:table-cell office:value-type="float" office:value="82.2001447863907" calcext:value-type="float">
            <text:p>82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97549325" calcext:value-type="float">
            <text:p>1,797,549,325 </text:p>
          </table:table-cell>
          <table:table-cell office:value-type="float" office:value="1640.06533165819" calcext:value-type="float">
            <text:p>1,640.07 </text:p>
          </table:table-cell>
          <table:table-cell office:value-type="float" office:value="125.933327685019" calcext:value-type="float">
            <text:p>125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6823295" calcext:value-type="float">
            <text:p>96,823,295 </text:p>
          </table:table-cell>
          <table:table-cell office:value-type="float" office:value="1471.92604134995" calcext:value-type="float">
            <text:p>1,471.93 </text:p>
          </table:table-cell>
          <table:table-cell office:value-type="float" office:value="113.022658863244" calcext:value-type="float">
            <text:p>113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660429" calcext:value-type="float">
            <text:p>12,660,429 </text:p>
          </table:table-cell>
          <table:table-cell office:value-type="float" office:value="817.645892534229" calcext:value-type="float">
            <text:p>817.65 </text:p>
          </table:table-cell>
          <table:table-cell office:value-type="float" office:value="62.783394129011" calcext:value-type="float">
            <text:p>62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980382" calcext:value-type="float">
            <text:p>27,980,382 </text:p>
          </table:table-cell>
          <table:table-cell office:value-type="float" office:value="1076.62403324483" calcext:value-type="float">
            <text:p>1,076.62 </text:p>
          </table:table-cell>
          <table:table-cell office:value-type="float" office:value="82.6691745475212" calcext:value-type="float">
            <text:p>82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244310" calcext:value-type="float">
            <text:p>54,244,310 </text:p>
          </table:table-cell>
          <table:table-cell office:value-type="float" office:value="963.486856127886" calcext:value-type="float">
            <text:p>963.49 </text:p>
          </table:table-cell>
          <table:table-cell office:value-type="float" office:value="73.9818735454193" calcext:value-type="float">
            <text:p>73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148417" calcext:value-type="float">
            <text:p>104,148,417 </text:p>
          </table:table-cell>
          <table:table-cell office:value-type="float" office:value="1315.73622972358" calcext:value-type="float">
            <text:p>1,315.74 </text:p>
          </table:table-cell>
          <table:table-cell office:value-type="float" office:value="101.029537400993" calcext:value-type="float">
            <text:p>101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780628" calcext:value-type="float">
            <text:p>16,780,628 </text:p>
          </table:table-cell>
          <table:table-cell office:value-type="float" office:value="971.15735864344" calcext:value-type="float">
            <text:p>971.16 </text:p>
          </table:table-cell>
          <table:table-cell office:value-type="float" office:value="74.5708573426827" calcext:value-type="float">
            <text:p>74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788074" calcext:value-type="float">
            <text:p>38,788,074 </text:p>
          </table:table-cell>
          <table:table-cell office:value-type="float" office:value="1048.69478465407" calcext:value-type="float">
            <text:p>1,048.69 </text:p>
          </table:table-cell>
          <table:table-cell office:value-type="float" office:value="80.5246116774425" calcext:value-type="float">
            <text:p>80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041476" calcext:value-type="float">
            <text:p>18,041,476 </text:p>
          </table:table-cell>
          <table:table-cell office:value-type="float" office:value="829.378752355997" calcext:value-type="float">
            <text:p>829.38 </text:p>
          </table:table-cell>
          <table:table-cell office:value-type="float" office:value="63.6843082890117" calcext:value-type="float">
            <text:p>63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023085" calcext:value-type="float">
            <text:p>15,023,085 </text:p>
          </table:table-cell>
          <table:table-cell office:value-type="float" office:value="971.110859728507" calcext:value-type="float">
            <text:p>971.11 </text:p>
          </table:table-cell>
          <table:table-cell office:value-type="float" office:value="74.5672868976655" calcext:value-type="float">
            <text:p>74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459541" calcext:value-type="float">
            <text:p>22,459,541 </text:p>
          </table:table-cell>
          <table:table-cell office:value-type="float" office:value="1179.47384728495" calcext:value-type="float">
            <text:p>1,179.47 </text:p>
          </table:table-cell>
          <table:table-cell office:value-type="float" office:value="90.5665546602767" calcext:value-type="float">
            <text:p>90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49702" calcext:value-type="float">
            <text:p>3,149,702 </text:p>
          </table:table-cell>
          <table:table-cell office:value-type="float" office:value="259.640755090265" calcext:value-type="float">
            <text:p>259.64 </text:p>
          </table:table-cell>
          <table:table-cell office:value-type="float" office:value="19.9366596317901" calcext:value-type="float">
            <text:p>19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2022741" calcext:value-type="float">
            <text:p>42,022,741 </text:p>
          </table:table-cell>
          <table:table-cell office:value-type="float" office:value="1161.36250829096" calcext:value-type="float">
            <text:p>1,161.36 </text:p>
          </table:table-cell>
          <table:table-cell office:value-type="float" office:value="89.1758654332574" calcext:value-type="float">
            <text:p>89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8739650" calcext:value-type="float">
            <text:p>128,739,650 </text:p>
          </table:table-cell>
          <table:table-cell office:value-type="float" office:value="1278.39658802034" calcext:value-type="float">
            <text:p>1,278.40 </text:p>
          </table:table-cell>
          <table:table-cell office:value-type="float" office:value="98.1623922675106" calcext:value-type="float">
            <text:p>98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7512367" calcext:value-type="float">
            <text:p>357,512,367 </text:p>
          </table:table-cell>
          <table:table-cell office:value-type="float" office:value="1150.51189411151" calcext:value-type="float">
            <text:p>1,150.51 </text:p>
          </table:table-cell>
          <table:table-cell office:value-type="float" office:value="88.3426949950639" calcext:value-type="float">
            <text:p>88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336626" calcext:value-type="float">
            <text:p>54,336,626 </text:p>
          </table:table-cell>
          <table:table-cell office:value-type="float" office:value="1008.71825050588" calcext:value-type="float">
            <text:p>1,008.72 </text:p>
          </table:table-cell>
          <table:table-cell office:value-type="float" office:value="77.4549912925609" calcext:value-type="float">
            <text:p>77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73950" calcext:value-type="float">
            <text:p>2,973,950 </text:p>
          </table:table-cell>
          <table:table-cell office:value-type="float" office:value="1295.83877995643" calcext:value-type="float">
            <text:p>1,295.84 </text:p>
          </table:table-cell>
          <table:table-cell office:value-type="float" office:value="99.5017006659216" calcext:value-type="float">
            <text:p>99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1672907" calcext:value-type="float">
            <text:p>41,672,907 </text:p>
          </table:table-cell>
          <table:table-cell office:value-type="float" office:value="1175.30831711651" calcext:value-type="float">
            <text:p>1,175.31 </text:p>
          </table:table-cell>
          <table:table-cell office:value-type="float" office:value="90.246702111992" calcext:value-type="float">
            <text:p>90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3841960" calcext:value-type="float">
            <text:p>83,841,960 </text:p>
          </table:table-cell>
          <table:table-cell office:value-type="float" office:value="1217.32380869414" calcext:value-type="float">
            <text:p>1,217.32 </text:p>
          </table:table-cell>
          <table:table-cell office:value-type="float" office:value="93.4728849759046" calcext:value-type="float">
            <text:p>93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087623" calcext:value-type="float">
            <text:p>8,087,623 </text:p>
          </table:table-cell>
          <table:table-cell office:value-type="float" office:value="1147.34331110796" calcext:value-type="float">
            <text:p>1,147.34 </text:p>
          </table:table-cell>
          <table:table-cell office:value-type="float" office:value="88.0993935887227" calcext:value-type="float">
            <text:p>88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548992" calcext:value-type="float">
            <text:p>26,548,992 </text:p>
          </table:table-cell>
          <table:table-cell office:value-type="float" office:value="1137.83019757425" calcext:value-type="float">
            <text:p>1,137.83 </text:p>
          </table:table-cell>
          <table:table-cell office:value-type="float" office:value="87.3689238807057" calcext:value-type="float">
            <text:p>87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834601" calcext:value-type="float">
            <text:p>15,834,601 </text:p>
          </table:table-cell>
          <table:table-cell office:value-type="float" office:value="979.9245621635" calcext:value-type="float">
            <text:p>979.92 </text:p>
          </table:table-cell>
          <table:table-cell office:value-type="float" office:value="75.2440519358863" calcext:value-type="float">
            <text:p>75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0741371" calcext:value-type="float">
            <text:p><text:s/>$10,741,371 </text:p>
          </table:table-cell>
          <table:table-cell table:style-name="ce24" office:value-type="float" office:value="937.047108086888" calcext:value-type="float">
            <text:p><text:s/>$937.05 </text:p>
          </table:table-cell>
          <table:table-cell office:value-type="float" office:value="71.951682802597" calcext:value-type="float">
            <text:p>71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621988" calcext:value-type="float">
            <text:p>26,621,988 </text:p>
          </table:table-cell>
          <table:table-cell office:value-type="float" office:value="1036.84327776912" calcext:value-type="float">
            <text:p>1,036.84 </text:p>
          </table:table-cell>
          <table:table-cell office:value-type="float" office:value="79.6145871367774" calcext:value-type="float">
            <text:p>79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13230734" calcext:value-type="float">
            <text:p>613,230,734 </text:p>
          </table:table-cell>
          <table:table-cell office:value-type="float" office:value="1890.72086749276" calcext:value-type="float">
            <text:p>1,890.72 </text:p>
          </table:table-cell>
          <table:table-cell office:value-type="float" office:value="145.18005226422" calcext:value-type="float">
            <text:p>145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599066" calcext:value-type="float">
            <text:p>35,599,066 </text:p>
          </table:table-cell>
          <table:table-cell office:value-type="float" office:value="1064.056252989" calcext:value-type="float">
            <text:p>1,064.06 </text:p>
          </table:table-cell>
          <table:table-cell office:value-type="float" office:value="81.7041505581225" calcext:value-type="float">
            <text:p>81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96087" calcext:value-type="float">
            <text:p>12,596,087 </text:p>
          </table:table-cell>
          <table:table-cell office:value-type="float" office:value="971.39561964988" calcext:value-type="float">
            <text:p>971.40 </text:p>
          </table:table-cell>
          <table:table-cell office:value-type="float" office:value="74.5891523464361" calcext:value-type="float">
            <text:p>74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183080" calcext:value-type="float">
            <text:p>13,183,080 </text:p>
          </table:table-cell>
          <table:table-cell office:value-type="float" office:value="982.053039332539" calcext:value-type="float">
            <text:p>982.05 </text:p>
          </table:table-cell>
          <table:table-cell office:value-type="float" office:value="75.4074882378582" calcext:value-type="float">
            <text:p>75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033599" calcext:value-type="float">
            <text:p>8,033,599 </text:p>
          </table:table-cell>
          <table:table-cell office:value-type="float" office:value="898.914512700011" calcext:value-type="float">
            <text:p>898.91 </text:p>
          </table:table-cell>
          <table:table-cell office:value-type="float" office:value="69.0236502799653" calcext:value-type="float">
            <text:p>69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213641" calcext:value-type="float">
            <text:p>32,213,641 </text:p>
          </table:table-cell>
          <table:table-cell office:value-type="float" office:value="978.067798153996" calcext:value-type="float">
            <text:p>978.07 </text:p>
          </table:table-cell>
          <table:table-cell office:value-type="float" office:value="75.1014792798286" calcext:value-type="float">
            <text:p>75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81435" calcext:value-type="float">
            <text:p>9,181,435 </text:p>
          </table:table-cell>
          <table:table-cell office:value-type="float" office:value="829.772706732942" calcext:value-type="float">
            <text:p>829.77 </text:p>
          </table:table-cell>
          <table:table-cell office:value-type="float" office:value="63.7145582947201" calcext:value-type="float">
            <text:p>63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2293819" calcext:value-type="float">
            <text:p>72,293,819 </text:p>
          </table:table-cell>
          <table:table-cell office:value-type="float" office:value="761.019611352057" calcext:value-type="float">
            <text:p>761.02 </text:p>
          </table:table-cell>
          <table:table-cell office:value-type="float" office:value="58.4353136677964" calcext:value-type="float">
            <text:p>58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755760" calcext:value-type="float">
            <text:p>15,755,760 </text:p>
          </table:table-cell>
          <table:table-cell office:value-type="float" office:value="1043.98091704214" calcext:value-type="float">
            <text:p>1,043.98 </text:p>
          </table:table-cell>
          <table:table-cell office:value-type="float" office:value="80.1626547339125" calcext:value-type="float">
            <text:p>80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093856" calcext:value-type="float">
            <text:p>18,093,856 </text:p>
          </table:table-cell>
          <table:table-cell office:value-type="float" office:value="961.058904764434" calcext:value-type="float">
            <text:p>961.06 </text:p>
          </table:table-cell>
          <table:table-cell office:value-type="float" office:value="73.7954419510463" calcext:value-type="float">
            <text:p>73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928699" calcext:value-type="float">
            <text:p>14,928,699 </text:p>
          </table:table-cell>
          <table:table-cell office:value-type="float" office:value="1200.73184267675" calcext:value-type="float">
            <text:p>1,200.73 </text:p>
          </table:table-cell>
          <table:table-cell office:value-type="float" office:value="92.1988616470327" calcext:value-type="float">
            <text:p>92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386721" calcext:value-type="float">
            <text:p>11,386,721 </text:p>
          </table:table-cell>
          <table:table-cell office:value-type="float" office:value="914.669531689292" calcext:value-type="float">
            <text:p>914.67 </text:p>
          </table:table-cell>
          <table:table-cell office:value-type="float" office:value="70.2334081662898" calcext:value-type="float">
            <text:p>70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915724" calcext:value-type="float">
            <text:p>15,915,724 </text:p>
          </table:table-cell>
          <table:table-cell office:value-type="float" office:value="1000.54843779468" calcext:value-type="float">
            <text:p>1,000.55 </text:p>
          </table:table-cell>
          <table:table-cell office:value-type="float" office:value="76.8276676845167" calcext:value-type="float">
            <text:p>76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906222" calcext:value-type="float">
            <text:p>33,906,222 </text:p>
          </table:table-cell>
          <table:table-cell office:value-type="float" office:value="1005.67171881952" calcext:value-type="float">
            <text:p>1,005.67 </text:p>
          </table:table-cell>
          <table:table-cell office:value-type="float" office:value="77.2210616644203" calcext:value-type="float">
            <text:p>77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562555" calcext:value-type="float">
            <text:p>25,562,555 </text:p>
          </table:table-cell>
          <table:table-cell office:value-type="float" office:value="1058.27178637963" calcext:value-type="float">
            <text:p>1,058.27 </text:p>
          </table:table-cell>
          <table:table-cell office:value-type="float" office:value="81.2599870757665" calcext:value-type="float">
            <text:p>81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295155" calcext:value-type="float">
            <text:p>17,295,155 </text:p>
          </table:table-cell>
          <table:table-cell office:value-type="float" office:value="928.100617118326" calcext:value-type="float">
            <text:p>928.10 </text:p>
          </table:table-cell>
          <table:table-cell office:value-type="float" office:value="71.2647215230509" calcext:value-type="float">
            <text:p>71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9131497" calcext:value-type="float">
            <text:p>59,131,497 </text:p>
          </table:table-cell>
          <table:table-cell office:value-type="float" office:value="938.803813545867" calcext:value-type="float">
            <text:p>938.80 </text:p>
          </table:table-cell>
          <table:table-cell office:value-type="float" office:value="72.0865724072617" calcext:value-type="float">
            <text:p>72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251953" calcext:value-type="float">
            <text:p>31,251,953 </text:p>
          </table:table-cell>
          <table:table-cell office:value-type="float" office:value="1104.6996465182" calcext:value-type="float">
            <text:p>1,104.70 </text:p>
          </table:table-cell>
          <table:table-cell office:value-type="float" office:value="84.8249761110714" calcext:value-type="float">
            <text:p>84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578022" calcext:value-type="float">
            <text:p>19,578,022 </text:p>
          </table:table-cell>
          <table:table-cell office:value-type="float" office:value="832.469682796156" calcext:value-type="float">
            <text:p>832.47 </text:p>
          </table:table-cell>
          <table:table-cell office:value-type="float" office:value="63.9216471001301" calcext:value-type="float">
            <text:p>63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281198" calcext:value-type="float">
            <text:p>44,281,198 </text:p>
          </table:table-cell>
          <table:table-cell office:value-type="float" office:value="1235.93831640058" calcext:value-type="float">
            <text:p>1,235.94 </text:p>
          </table:table-cell>
          <table:table-cell office:value-type="float" office:value="94.9022102920619" calcext:value-type="float">
            <text:p>94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30763000" calcext:value-type="float">
            <text:p>630,763,000 </text:p>
          </table:table-cell>
          <table:table-cell office:value-type="float" office:value="1521.63046913259" calcext:value-type="float">
            <text:p>1,521.63 </text:p>
          </table:table-cell>
          <table:table-cell office:value-type="float" office:value="116.839240965506" calcext:value-type="float">
            <text:p>116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433480" calcext:value-type="float">
            <text:p>33,433,480 </text:p>
          </table:table-cell>
          <table:table-cell office:value-type="float" office:value="965.30908040999" calcext:value-type="float">
            <text:p>965.31 </text:p>
          </table:table-cell>
          <table:table-cell office:value-type="float" office:value="74.1217940493189" calcext:value-type="float">
            <text:p>74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567163" calcext:value-type="float">
            <text:p>8,567,163 </text:p>
          </table:table-cell>
          <table:table-cell office:value-type="float" office:value="1156.16234817814" calcext:value-type="float">
            <text:p>1,156.16 </text:p>
          </table:table-cell>
          <table:table-cell office:value-type="float" office:value="88.7765682498701" calcext:value-type="float">
            <text:p>88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532602" calcext:value-type="float">
            <text:p>9,532,602 </text:p>
          </table:table-cell>
          <table:table-cell office:value-type="float" office:value="1032.00194868464" calcext:value-type="float">
            <text:p>1,032.00 </text:p>
          </table:table-cell>
          <table:table-cell office:value-type="float" office:value="79.2428429932615" calcext:value-type="float">
            <text:p>79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9521515" calcext:value-type="float">
            <text:p>99,521,515 </text:p>
          </table:table-cell>
          <table:table-cell office:value-type="float" office:value="1073.73757916428" calcext:value-type="float">
            <text:p>1,073.74 </text:p>
          </table:table-cell>
          <table:table-cell office:value-type="float" office:value="82.4475365672792" calcext:value-type="float">
            <text:p>82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207710" calcext:value-type="float">
            <text:p>21,207,710 </text:p>
          </table:table-cell>
          <table:table-cell office:value-type="float" office:value="957.242608891898" calcext:value-type="float">
            <text:p>957.24 </text:p>
          </table:table-cell>
          <table:table-cell office:value-type="float" office:value="73.5024055522017" calcext:value-type="float">
            <text:p>73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9051994" calcext:value-type="float">
            <text:p>89,051,994 </text:p>
          </table:table-cell>
          <table:table-cell office:value-type="float" office:value="1152.07568210927" calcext:value-type="float">
            <text:p>1,152.08 </text:p>
          </table:table-cell>
          <table:table-cell office:value-type="float" office:value="88.4627713252866" calcext:value-type="float">
            <text:p>88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964421" calcext:value-type="float">
            <text:p>29,964,421 </text:p>
          </table:table-cell>
          <table:table-cell office:value-type="float" office:value="1032.75732405046" calcext:value-type="float">
            <text:p>1,032.76 </text:p>
          </table:table-cell>
          <table:table-cell office:value-type="float" office:value="79.3008449104003" calcext:value-type="float">
            <text:p>79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472249" calcext:value-type="float">
            <text:p>25,472,249 </text:p>
          </table:table-cell>
          <table:table-cell office:value-type="float" office:value="1094.45084643809" calcext:value-type="float">
            <text:p>1,094.45 </text:p>
          </table:table-cell>
          <table:table-cell office:value-type="float" office:value="84.0380163028527" calcext:value-type="float">
            <text:p>84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642925" calcext:value-type="float">
            <text:p>44,642,925 </text:p>
          </table:table-cell>
          <table:table-cell office:value-type="float" office:value="1060.04950847699" calcext:value-type="float">
            <text:p>1,060.05 </text:p>
          </table:table-cell>
          <table:table-cell office:value-type="float" office:value="81.3964904546857" calcext:value-type="float">
            <text:p>81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145335" calcext:value-type="float">
            <text:p>35,145,335 </text:p>
          </table:table-cell>
          <table:table-cell office:value-type="float" office:value="1094.73383379018" calcext:value-type="float">
            <text:p>1,094.73 </text:p>
          </table:table-cell>
          <table:table-cell office:value-type="float" office:value="84.0597456439066" calcext:value-type="float">
            <text:p>84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160815" calcext:value-type="float">
            <text:p>20,160,815 </text:p>
          </table:table-cell>
          <table:table-cell office:value-type="float" office:value="1077.31190552528" calcext:value-type="float">
            <text:p>1,077.31 </text:p>
          </table:table-cell>
          <table:table-cell office:value-type="float" office:value="82.7219932027455" calcext:value-type="float">
            <text:p>82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3956759" calcext:value-type="float">
            <text:p>163,956,759 </text:p>
          </table:table-cell>
          <table:table-cell office:value-type="float" office:value="1322.26391767543" calcext:value-type="float">
            <text:p>1,322.26 </text:p>
          </table:table-cell>
          <table:table-cell office:value-type="float" office:value="101.530769547052" calcext:value-type="float">
            <text:p>101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3855193" calcext:value-type="float">
            <text:p>183,855,193 </text:p>
          </table:table-cell>
          <table:table-cell office:value-type="float" office:value="1402.75731496105" calcext:value-type="float">
            <text:p>1,402.76 </text:p>
          </table:table-cell>
          <table:table-cell office:value-type="float" office:value="107.711499778452" calcext:value-type="float">
            <text:p>107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454239" calcext:value-type="float">
            <text:p>11,454,239 </text:p>
          </table:table-cell>
          <table:table-cell office:value-type="float" office:value="1643.83452927669" calcext:value-type="float">
            <text:p>1,643.83 </text:p>
          </table:table-cell>
          <table:table-cell office:value-type="float" office:value="126.222747618261" calcext:value-type="float">
            <text:p>126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829105" calcext:value-type="float">
            <text:p>12,829,105 </text:p>
          </table:table-cell>
          <table:table-cell office:value-type="float" office:value="1064.12616124751" calcext:value-type="float">
            <text:p>1,064.13 </text:p>
          </table:table-cell>
          <table:table-cell office:value-type="float" office:value="81.7095185025922" calcext:value-type="float">
            <text:p>81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2159030" calcext:value-type="float">
            <text:p>42,159,030 </text:p>
          </table:table-cell>
          <table:table-cell office:value-type="float" office:value="931.156241717466" calcext:value-type="float">
            <text:p>931.16 </text:p>
          </table:table-cell>
          <table:table-cell office:value-type="float" office:value="71.4993493555513" calcext:value-type="float">
            <text:p>71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110804" calcext:value-type="float">
            <text:p>34,110,804 </text:p>
          </table:table-cell>
          <table:table-cell office:value-type="float" office:value="905.083952451709" calcext:value-type="float">
            <text:p>905.08 </text:p>
          </table:table-cell>
          <table:table-cell office:value-type="float" office:value="69.4973741389399" calcext:value-type="float">
            <text:p>69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258540" calcext:value-type="float">
            <text:p>53,258,540 </text:p>
          </table:table-cell>
          <table:table-cell office:value-type="float" office:value="965.195817249316" calcext:value-type="float">
            <text:p>965.20 </text:p>
          </table:table-cell>
          <table:table-cell office:value-type="float" office:value="74.1130970745993" calcext:value-type="float">
            <text:p>74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16723" calcext:value-type="float">
            <text:p>12,516,723 </text:p>
          </table:table-cell>
          <table:table-cell office:value-type="float" office:value="716.879896907216" calcext:value-type="float">
            <text:p>716.88 </text:p>
          </table:table-cell>
          <table:table-cell office:value-type="float" office:value="55.0460211708413" calcext:value-type="float">
            <text:p>55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8718663" calcext:value-type="float">
            <text:p>48,718,663 </text:p>
          </table:table-cell>
          <table:table-cell office:value-type="float" office:value="1187.53596587447" calcext:value-type="float">
            <text:p>1,187.54 </text:p>
          </table:table-cell>
          <table:table-cell office:value-type="float" office:value="91.1856089153548" calcext:value-type="float">
            <text:p>91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613184" calcext:value-type="float">
            <text:p>29,613,184 </text:p>
          </table:table-cell>
          <table:table-cell office:value-type="float" office:value="1007.55959307271" calcext:value-type="float">
            <text:p>1,007.56 </text:p>
          </table:table-cell>
          <table:table-cell office:value-type="float" office:value="77.366023137824" calcext:value-type="float">
            <text:p>77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91250330" calcext:value-type="float">
            <text:p>91,250,330 </text:p>
          </table:table-cell>
          <table:table-cell office:value-type="float" office:value="1383.14659027178" calcext:value-type="float">
            <text:p>1,383.15 </text:p>
          </table:table-cell>
          <table:table-cell office:value-type="float" office:value="106.205679387786" calcext:value-type="float">
            <text:p>106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69486579" calcext:value-type="float">
            <text:p><text:s/>$169,486,579 </text:p>
          </table:table-cell>
          <table:table-cell table:style-name="ce26" office:value-type="float" office:value="1210.91250017862" calcext:value-type="float">
            <text:p><text:s/>$1,210.91 </text:p>
          </table:table-cell>
          <table:table-cell table:style-name="ce27" office:value-type="float" office:value="98.7066288902384" calcext:value-type="float">
            <text:p>98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014990" calcext:value-type="float">
            <text:p>5,014,990 </text:p>
          </table:table-cell>
          <table:table-cell table:style-name="ce27" office:value-type="float" office:value="806.009321761492" calcext:value-type="float">
            <text:p>806.01 </text:p>
          </table:table-cell>
          <table:table-cell table:style-name="ce27" office:value-type="float" office:value="65.7012484332675" calcext:value-type="float">
            <text:p>65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Bristo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500322" calcext:value-type="float">
            <text:p>18,500,322 </text:p>
          </table:table-cell>
          <table:table-cell table:style-name="ce27" office:value-type="float" office:value="1037.30428931876" calcext:value-type="float">
            <text:p>1,037.30 </text:p>
          </table:table-cell>
          <table:table-cell table:style-name="ce27" office:value-type="float" office:value="84.5550851254207" calcext:value-type="float">
            <text:p>84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Buena Vi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35302" calcext:value-type="float">
            <text:p>7,935,302 </text:p>
          </table:table-cell>
          <table:table-cell table:style-name="ce27" office:value-type="float" office:value="1193.2784962406" calcext:value-type="float">
            <text:p>1,193.28 </text:p>
          </table:table-cell>
          <table:table-cell table:style-name="ce27" office:value-type="float" office:value="97.2692062174179" calcext:value-type="float">
            <text:p>97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Charlotte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059301" calcext:value-type="float">
            <text:p>52,059,301 </text:p>
          </table:table-cell>
          <table:table-cell table:style-name="ce27" office:value-type="float" office:value="1197.4537320299" calcext:value-type="float">
            <text:p>1,197.45 </text:p>
          </table:table-cell>
          <table:table-cell table:style-name="ce27" office:value-type="float" office:value="97.6095474472945" calcext:value-type="float">
            <text:p>97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Chesapea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4918667" calcext:value-type="float">
            <text:p>324,918,667 </text:p>
          </table:table-cell>
          <table:table-cell table:style-name="ce27" office:value-type="float" office:value="1462.22100364972" calcext:value-type="float">
            <text:p>1,462.22 </text:p>
          </table:table-cell>
          <table:table-cell table:style-name="ce27" office:value-type="float" office:value="119.191854028656" calcext:value-type="float">
            <text:p>119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Colonial Height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149934" calcext:value-type="float">
            <text:p>26,149,934 </text:p>
          </table:table-cell>
          <table:table-cell table:style-name="ce27" office:value-type="float" office:value="1501.92028028258" calcext:value-type="float">
            <text:p>1,501.92 </text:p>
          </table:table-cell>
          <table:table-cell table:style-name="ce27" office:value-type="float" office:value="122.427910940475" calcext:value-type="float">
            <text:p>122.4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Cov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709149" calcext:value-type="float">
            <text:p>7,709,149 </text:p>
          </table:table-cell>
          <table:table-cell table:style-name="ce27" office:value-type="float" office:value="1293.26438517027" calcext:value-type="float">
            <text:p>1,293.26 </text:p>
          </table:table-cell>
          <table:table-cell table:style-name="ce27" office:value-type="float" office:value="105.419481345791" calcext:value-type="float">
            <text:p>105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Dan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880394" calcext:value-type="float">
            <text:p>53,880,394 </text:p>
          </table:table-cell>
          <table:table-cell table:style-name="ce27" office:value-type="float" office:value="1251.4317500871" calcext:value-type="float">
            <text:p>1,251.43 </text:p>
          </table:table-cell>
          <table:table-cell table:style-name="ce27" office:value-type="float" office:value="102.00952531177" calcext:value-type="float">
            <text:p>102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Empor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300085" calcext:value-type="float">
            <text:p>6,300,085 </text:p>
          </table:table-cell>
          <table:table-cell table:style-name="ce27" office:value-type="float" office:value="1062.9466846634" calcext:value-type="float">
            <text:p>1,062.95 </text:p>
          </table:table-cell>
          <table:table-cell table:style-name="ce27" office:value-type="float" office:value="86.6453058480309" calcext:value-type="float">
            <text:p>86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680104" calcext:value-type="float">
            <text:p>29,680,104 </text:p>
          </table:table-cell>
          <table:table-cell table:style-name="ce27" office:value-type="float" office:value="1315.31593175271" calcext:value-type="float">
            <text:p>1,315.32 </text:p>
          </table:table-cell>
          <table:table-cell table:style-name="ce27" office:value-type="float" office:value="107.216996710978" calcext:value-type="float">
            <text:p>107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Falls Chur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387289" calcext:value-type="float">
            <text:p>25,387,289 </text:p>
          </table:table-cell>
          <table:table-cell table:style-name="ce27" office:value-type="float" office:value="2058.65139474538" calcext:value-type="float">
            <text:p>2,058.65 </text:p>
          </table:table-cell>
          <table:table-cell table:style-name="ce27" office:value-type="float" office:value="167.809432312847" calcext:value-type="float">
            <text:p>167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147614" calcext:value-type="float">
            <text:p>12,147,614 </text:p>
          </table:table-cell>
          <table:table-cell table:style-name="ce27" office:value-type="float" office:value="1415.47587974831" calcext:value-type="float">
            <text:p>1,415.48 </text:p>
          </table:table-cell>
          <table:table-cell table:style-name="ce27" office:value-type="float" office:value="115.38146013423" calcext:value-type="float">
            <text:p>115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Frederick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925293" calcext:value-type="float">
            <text:p>25,925,293 </text:p>
          </table:table-cell>
          <table:table-cell table:style-name="ce27" office:value-type="float" office:value="1067.49950588817" calcext:value-type="float">
            <text:p>1,067.50 </text:p>
          </table:table-cell>
          <table:table-cell table:style-name="ce27" office:value-type="float" office:value="87.0164256729314" calcext:value-type="float">
            <text:p>87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Gal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32771" calcext:value-type="float">
            <text:p>9,332,771 </text:p>
          </table:table-cell>
          <table:table-cell table:style-name="ce27" office:value-type="float" office:value="1325.30119284294" calcext:value-type="float">
            <text:p>1,325.30 </text:p>
          </table:table-cell>
          <table:table-cell table:style-name="ce27" office:value-type="float" office:value="108.03093781792" calcext:value-type="float">
            <text:p>108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0959313" calcext:value-type="float">
            <text:p>170,959,313 </text:p>
          </table:table-cell>
          <table:table-cell table:style-name="ce27" office:value-type="float" office:value="1243.9194461422" calcext:value-type="float">
            <text:p>1,243.92 </text:p>
          </table:table-cell>
          <table:table-cell table:style-name="ce27" office:value-type="float" office:value="101.397165461252" calcext:value-type="float">
            <text:p>101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Harriso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3099523" calcext:value-type="float">
            <text:p>43,099,523 </text:p>
          </table:table-cell>
          <table:table-cell table:style-name="ce27" office:value-type="float" office:value="881.128572596803" calcext:value-type="float">
            <text:p>881.13 </text:p>
          </table:table-cell>
          <table:table-cell table:style-name="ce27" office:value-type="float" office:value="71.824538112431" calcext:value-type="float">
            <text:p>71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Hop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930883" calcext:value-type="float">
            <text:p>32,930,883 </text:p>
          </table:table-cell>
          <table:table-cell table:style-name="ce27" office:value-type="float" office:value="1457.69921650215" calcext:value-type="float">
            <text:p>1,457.70 </text:p>
          </table:table-cell>
          <table:table-cell table:style-name="ce27" office:value-type="float" office:value="118.823263923401" calcext:value-type="float">
            <text:p>118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59178" calcext:value-type="float">
            <text:p>4,459,178 </text:p>
          </table:table-cell>
          <table:table-cell table:style-name="ce27" office:value-type="float" office:value="633.226072138597" calcext:value-type="float">
            <text:p>633.23 </text:p>
          </table:table-cell>
          <table:table-cell table:style-name="ce27" office:value-type="float" office:value="51.6169507681094" calcext:value-type="float">
            <text:p>51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Lynch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9456073" calcext:value-type="float">
            <text:p>69,456,073 </text:p>
          </table:table-cell>
          <table:table-cell table:style-name="ce27" office:value-type="float" office:value="919.120169913191" calcext:value-type="float">
            <text:p>919.12 </text:p>
          </table:table-cell>
          <table:table-cell table:style-name="ce27" office:value-type="float" office:value="74.921394819008" calcext:value-type="float">
            <text:p>74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Manassa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3113929" calcext:value-type="float">
            <text:p>63,113,929 </text:p>
          </table:table-cell>
          <table:table-cell table:style-name="ce27" office:value-type="float" office:value="1668.75357605563" calcext:value-type="float">
            <text:p>1,668.75 </text:p>
          </table:table-cell>
          <table:table-cell table:style-name="ce27" office:value-type="float" office:value="136.027202557315" calcext:value-type="float">
            <text:p>136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Manassas Par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953119" calcext:value-type="float">
            <text:p>23,953,119 </text:p>
          </table:table-cell>
          <table:table-cell table:style-name="ce27" office:value-type="float" office:value="1678.21193862538" calcext:value-type="float">
            <text:p>1,678.21 </text:p>
          </table:table-cell>
          <table:table-cell table:style-name="ce27" office:value-type="float" office:value="136.798193924522" calcext:value-type="float">
            <text:p>136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Marti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560183" calcext:value-type="float">
            <text:p>17,560,183 </text:p>
          </table:table-cell>
          <table:table-cell table:style-name="ce27" office:value-type="float" office:value="1270.54359308299" calcext:value-type="float">
            <text:p>1,270.54 </text:p>
          </table:table-cell>
          <table:table-cell table:style-name="ce27" office:value-type="float" office:value="103.567412932655" calcext:value-type="float">
            <text:p>103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Newport N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1789073" calcext:value-type="float">
            <text:p>231,789,073 </text:p>
          </table:table-cell>
          <table:table-cell table:style-name="ce27" office:value-type="float" office:value="1282.59382245364" calcext:value-type="float">
            <text:p>1,282.59 </text:p>
          </table:table-cell>
          <table:table-cell table:style-name="ce27" office:value-type="float" office:value="104.549678388133" calcext:value-type="float">
            <text:p>104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Nor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3502167" calcext:value-type="float">
            <text:p>263,502,167 </text:p>
          </table:table-cell>
          <table:table-cell table:style-name="ce27" office:value-type="float" office:value="1085.25087004691" calcext:value-type="float">
            <text:p>1,085.25 </text:p>
          </table:table-cell>
          <table:table-cell table:style-name="ce27" office:value-type="float" office:value="88.4634148765727" calcext:value-type="float">
            <text:p>88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Nor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308627" calcext:value-type="float">
            <text:p>6,308,627 </text:p>
          </table:table-cell>
          <table:table-cell table:style-name="ce27" office:value-type="float" office:value="1593.89262253663" calcext:value-type="float">
            <text:p>1,593.89 </text:p>
          </table:table-cell>
          <table:table-cell table:style-name="ce27" office:value-type="float" office:value="129.924967791154" calcext:value-type="float">
            <text:p>129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Peter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867470" calcext:value-type="float">
            <text:p>35,867,470 </text:p>
          </table:table-cell>
          <table:table-cell table:style-name="ce27" office:value-type="float" office:value="1106.33775447255" calcext:value-type="float">
            <text:p>1,106.34 </text:p>
          </table:table-cell>
          <table:table-cell table:style-name="ce27" office:value-type="float" office:value="90.1822965258625" calcext:value-type="float">
            <text:p>90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Poquo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053951" calcext:value-type="float">
            <text:p>15,053,951 </text:p>
          </table:table-cell>
          <table:table-cell table:style-name="ce27" office:value-type="float" office:value="1239.0083127572" calcext:value-type="float">
            <text:p>1,239.01 </text:p>
          </table:table-cell>
          <table:table-cell table:style-name="ce27" office:value-type="float" office:value="100.996838087976" calcext:value-type="float">
            <text:p>101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Portsmou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9657238" calcext:value-type="float">
            <text:p>119,657,238 </text:p>
          </table:table-cell>
          <table:table-cell table:style-name="ce27" office:value-type="float" office:value="1252.49634165489" calcext:value-type="float">
            <text:p>1,252.50 </text:p>
          </table:table-cell>
          <table:table-cell table:style-name="ce27" office:value-type="float" office:value="102.096304699039" calcext:value-type="float">
            <text:p>102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Ra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66734" calcext:value-type="float">
            <text:p>11,366,734 </text:p>
          </table:table-cell>
          <table:table-cell table:style-name="ce27" office:value-type="float" office:value="692.755607020965" calcext:value-type="float">
            <text:p>692.76 </text:p>
          </table:table-cell>
          <table:table-cell table:style-name="ce27" office:value-type="float" office:value="56.4694563841433" calcext:value-type="float">
            <text:p>56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0804647" calcext:value-type="float">
            <text:p>230,804,647 </text:p>
          </table:table-cell>
          <table:table-cell table:style-name="ce27" office:value-type="float" office:value="1130.20971627802" calcext:value-type="float">
            <text:p>1,130.21 </text:p>
          </table:table-cell>
          <table:table-cell table:style-name="ce27" office:value-type="float" office:value="92.1282016795936" calcext:value-type="float">
            <text:p>92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9497693" calcext:value-type="float">
            <text:p>109,497,693 </text:p>
          </table:table-cell>
          <table:table-cell table:style-name="ce27" office:value-type="float" office:value="1128.46991714074" calcext:value-type="float">
            <text:p>1,128.47 </text:p>
          </table:table-cell>
          <table:table-cell table:style-name="ce27" office:value-type="float" office:value="91.9863832511256" calcext:value-type="float">
            <text:p>91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962316" calcext:value-type="float">
            <text:p>30,962,316 </text:p>
          </table:table-cell>
          <table:table-cell table:style-name="ce27" office:value-type="float" office:value="1248.37980807999" calcext:value-type="float">
            <text:p>1,248.38 </text:p>
          </table:table-cell>
          <table:table-cell table:style-name="ce27" office:value-type="float" office:value="101.760748536367" calcext:value-type="float">
            <text:p>101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Staun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343713" calcext:value-type="float">
            <text:p>22,343,713 </text:p>
          </table:table-cell>
          <table:table-cell table:style-name="ce27" office:value-type="float" office:value="940.946390971111" calcext:value-type="float">
            <text:p>940.95 </text:p>
          </table:table-cell>
          <table:table-cell table:style-name="ce27" office:value-type="float" office:value="76.7005429421983" calcext:value-type="float">
            <text:p>76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Suf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5155615" calcext:value-type="float">
            <text:p>105,155,615 </text:p>
          </table:table-cell>
          <table:table-cell table:style-name="ce27" office:value-type="float" office:value="1243.1945971508" calcext:value-type="float">
            <text:p>1,243.19 </text:p>
          </table:table-cell>
          <table:table-cell table:style-name="ce27" office:value-type="float" office:value="101.338079936587" calcext:value-type="float">
            <text:p>101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Virginia Bea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6822932" calcext:value-type="float">
            <text:p>566,822,932 </text:p>
          </table:table-cell>
          <table:table-cell table:style-name="ce27" office:value-type="float" office:value="1294.13401096819" calcext:value-type="float">
            <text:p>1,294.13 </text:p>
          </table:table-cell>
          <table:table-cell table:style-name="ce27" office:value-type="float" office:value="105.490368243808" calcext:value-type="float">
            <text:p>105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Waynesbor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946933" calcext:value-type="float">
            <text:p>22,946,933 </text:p>
          </table:table-cell>
          <table:table-cell table:style-name="ce27" office:value-type="float" office:value="1092.39898124345" calcext:value-type="float">
            <text:p>1,092.40 </text:p>
          </table:table-cell>
          <table:table-cell table:style-name="ce27" office:value-type="float" office:value="89.0460878269628" calcext:value-type="float">
            <text:p>89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William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351333" calcext:value-type="float">
            <text:p>6,351,333 </text:p>
          </table:table-cell>
          <table:table-cell table:style-name="ce27" office:value-type="float" office:value="451.473770258743" calcext:value-type="float">
            <text:p>451.47 </text:p>
          </table:table-cell>
          <table:table-cell table:style-name="ce27" office:value-type="float" office:value="36.8015475007758" calcext:value-type="float">
            <text:p>36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string" calcext:value-type="string">
            <text:p>2010-2011</text:p>
          </table:table-cell>
          <table:table-cell table:style-name="ce17" office:value-type="float" office:value="37802296" calcext:value-type="float">
            <text:p>37,802,296 </text:p>
          </table:table-cell>
          <table:table-cell table:style-name="ce27" office:value-type="float" office:value="1442.67053390833" calcext:value-type="float">
            <text:p>1,442.67 </text:p>
          </table:table-cell>
          <table:table-cell table:style-name="ce27" office:value-type="float" office:value="117.598212075907" calcext:value-type="float">
            <text:p>117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ccomack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36754465" calcext:value-type="float">
            <text:p><text:s/>$36,754,465 </text:p>
          </table:table-cell>
          <table:table-cell table:style-name="ce26" office:value-type="float" office:value="1108.2639307683" calcext:value-type="float">
            <text:p><text:s/>$1,108.26 </text:p>
          </table:table-cell>
          <table:table-cell table:style-name="ce27" office:value-type="float" office:value="86.8550589781517" calcext:value-type="float">
            <text:p>86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lbemar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0885750" calcext:value-type="float">
            <text:p>120,885,750 </text:p>
          </table:table-cell>
          <table:table-cell table:style-name="ce27" office:value-type="float" office:value="1221.4383146408" calcext:value-type="float">
            <text:p>1,221.44 </text:p>
          </table:table-cell>
          <table:table-cell table:style-name="ce27" office:value-type="float" office:value="95.7245777932657" calcext:value-type="float">
            <text:p>95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418437" calcext:value-type="float">
            <text:p>20,418,437 </text:p>
          </table:table-cell>
          <table:table-cell table:style-name="ce27" office:value-type="float" office:value="1256.5192" calcext:value-type="float">
            <text:p>1,256.52 </text:p>
          </table:table-cell>
          <table:table-cell table:style-name="ce27" office:value-type="float" office:value="98.4738799064968" calcext:value-type="float">
            <text:p>98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mel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56063" calcext:value-type="float">
            <text:p>11,356,063 </text:p>
          </table:table-cell>
          <table:table-cell table:style-name="ce27" office:value-type="float" office:value="894.882821118991" calcext:value-type="float">
            <text:p>894.88 </text:p>
          </table:table-cell>
          <table:table-cell table:style-name="ce27" office:value-type="float" office:value="70.1323015655142" calcext:value-type="float">
            <text:p>70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mhers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967190" calcext:value-type="float">
            <text:p>31,967,190 </text:p>
          </table:table-cell>
          <table:table-cell table:style-name="ce27" office:value-type="float" office:value="988.074985318209" calcext:value-type="float">
            <text:p>988.07 </text:p>
          </table:table-cell>
          <table:table-cell table:style-name="ce27" office:value-type="float" office:value="77.4358063472797" calcext:value-type="float">
            <text:p>77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ppomatto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066468" calcext:value-type="float">
            <text:p>14,066,468 </text:p>
          </table:table-cell>
          <table:table-cell table:style-name="ce27" office:value-type="float" office:value="939.455553329326" calcext:value-type="float">
            <text:p>939.46 </text:p>
          </table:table-cell>
          <table:table-cell table:style-name="ce27" office:value-type="float" office:value="73.6254832684161" calcext:value-type="float">
            <text:p>73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5198012" calcext:value-type="float">
            <text:p>295,198,012 </text:p>
          </table:table-cell>
          <table:table-cell table:style-name="ce27" office:value-type="float" office:value="1421.77082942007" calcext:value-type="float">
            <text:p>1,421.77 </text:p>
          </table:table-cell>
          <table:table-cell table:style-name="ce27" office:value-type="float" office:value="111.424711943018" calcext:value-type="float">
            <text:p>111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Augu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866400" calcext:value-type="float">
            <text:p>75,866,400 </text:p>
          </table:table-cell>
          <table:table-cell table:style-name="ce27" office:value-type="float" office:value="1028.69694915254" calcext:value-type="float">
            <text:p>1,028.70 </text:p>
          </table:table-cell>
          <table:table-cell table:style-name="ce27" office:value-type="float" office:value="80.619364854136" calcext:value-type="float">
            <text:p>80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a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890396" calcext:value-type="float">
            <text:p>5,890,396 </text:p>
          </table:table-cell>
          <table:table-cell table:style-name="ce27" office:value-type="float" office:value="1245.0636229127" calcext:value-type="float">
            <text:p>1,245.06 </text:p>
          </table:table-cell>
          <table:table-cell table:style-name="ce27" office:value-type="float" office:value="97.5761020433698" calcext:value-type="float">
            <text:p>97.5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9637297" calcext:value-type="float">
            <text:p>59,637,297 </text:p>
          </table:table-cell>
          <table:table-cell table:style-name="ce27" office:value-type="float" office:value="868.386292154464" calcext:value-type="float">
            <text:p>868.39 </text:p>
          </table:table-cell>
          <table:table-cell table:style-name="ce27" office:value-type="float" office:value="68.0557586752886" calcext:value-type="float">
            <text:p>68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226454" calcext:value-type="float">
            <text:p>6,226,454 </text:p>
          </table:table-cell>
          <table:table-cell table:style-name="ce27" office:value-type="float" office:value="912.434642438453" calcext:value-type="float">
            <text:p>912.43 </text:p>
          </table:table-cell>
          <table:table-cell table:style-name="ce27" office:value-type="float" office:value="71.5078443703936" calcext:value-type="float">
            <text:p>71.5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otetour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312357" calcext:value-type="float">
            <text:p>36,312,357 </text:p>
          </table:table-cell>
          <table:table-cell table:style-name="ce27" office:value-type="float" office:value="1095.46147580548" calcext:value-type="float">
            <text:p>1,095.46 </text:p>
          </table:table-cell>
          <table:table-cell table:style-name="ce27" office:value-type="float" office:value="85.8517257919039" calcext:value-type="float">
            <text:p>85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runsw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665595" calcext:value-type="float">
            <text:p>17,665,595 </text:p>
          </table:table-cell>
          <table:table-cell table:style-name="ce27" office:value-type="float" office:value="1013.28410003442" calcext:value-type="float">
            <text:p>1,013.28 </text:p>
          </table:table-cell>
          <table:table-cell table:style-name="ce27" office:value-type="float" office:value="79.4114541011007" calcext:value-type="float">
            <text:p>79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uchan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4012377" calcext:value-type="float">
            <text:p>24,012,377 </text:p>
          </table:table-cell>
          <table:table-cell table:style-name="ce27" office:value-type="float" office:value="996.446883558802" calcext:value-type="float">
            <text:p>996.45 </text:p>
          </table:table-cell>
          <table:table-cell table:style-name="ce27" office:value-type="float" office:value="78.091915145246" calcext:value-type="float">
            <text:p>78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Bu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603780" calcext:value-type="float">
            <text:p>15,603,780 </text:p>
          </table:table-cell>
          <table:table-cell table:style-name="ce27" office:value-type="float" office:value="910.053656829581" calcext:value-type="float">
            <text:p>910.05 </text:p>
          </table:table-cell>
          <table:table-cell table:style-name="ce27" office:value-type="float" office:value="71.3212456372369" calcext:value-type="float">
            <text:p>71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ampb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662822" calcext:value-type="float">
            <text:p>54,662,822 </text:p>
          </table:table-cell>
          <table:table-cell table:style-name="ce27" office:value-type="float" office:value="996.732832500638" calcext:value-type="float">
            <text:p>996.73 </text:p>
          </table:table-cell>
          <table:table-cell table:style-name="ce27" office:value-type="float" office:value="78.1143250708228" calcext:value-type="float">
            <text:p>78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aroli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662427" calcext:value-type="float">
            <text:p>26,662,427 </text:p>
          </table:table-cell>
          <table:table-cell table:style-name="ce27" office:value-type="float" office:value="934.04894026975" calcext:value-type="float">
            <text:p>934.05 </text:p>
          </table:table-cell>
          <table:table-cell table:style-name="ce27" office:value-type="float" office:value="73.2017649797265" calcext:value-type="float">
            <text:p>73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arro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259558" calcext:value-type="float">
            <text:p>29,259,558 </text:p>
          </table:table-cell>
          <table:table-cell table:style-name="ce27" office:value-type="float" office:value="973.955062911923" calcext:value-type="float">
            <text:p>973.96 </text:p>
          </table:table-cell>
          <table:table-cell table:style-name="ce27" office:value-type="float" office:value="76.329222744478" calcext:value-type="float">
            <text:p>76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harl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54229" calcext:value-type="float">
            <text:p>7,554,229 </text:p>
          </table:table-cell>
          <table:table-cell table:style-name="ce27" office:value-type="float" office:value="1041.10101984565" calcext:value-type="float">
            <text:p>1,041.10 </text:p>
          </table:table-cell>
          <table:table-cell table:style-name="ce27" office:value-type="float" office:value="81.5914765160862" calcext:value-type="float">
            <text:p>81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248445" calcext:value-type="float">
            <text:p>14,248,445 </text:p>
          </table:table-cell>
          <table:table-cell table:style-name="ce27" office:value-type="float" office:value="1132.08684252344" calcext:value-type="float">
            <text:p>1,132.09 </text:p>
          </table:table-cell>
          <table:table-cell table:style-name="ce27" office:value-type="float" office:value="88.7220694871819" calcext:value-type="float">
            <text:p>88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9886367" calcext:value-type="float">
            <text:p>379,886,367 </text:p>
          </table:table-cell>
          <table:table-cell table:style-name="ce27" office:value-type="float" office:value="1201.27489280158" calcext:value-type="float">
            <text:p>1,201.27 </text:p>
          </table:table-cell>
          <table:table-cell table:style-name="ce27" office:value-type="float" office:value="94.1443628783646" calcext:value-type="float">
            <text:p>94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lar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386927" calcext:value-type="float">
            <text:p>14,386,927 </text:p>
          </table:table-cell>
          <table:table-cell table:style-name="ce27" office:value-type="float" office:value="1025.14799771982" calcext:value-type="float">
            <text:p>1,025.15 </text:p>
          </table:table-cell>
          <table:table-cell table:style-name="ce27" office:value-type="float" office:value="80.3412322022994" calcext:value-type="float">
            <text:p>80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rai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26375" calcext:value-type="float">
            <text:p>5,226,375 </text:p>
          </table:table-cell>
          <table:table-cell table:style-name="ce27" office:value-type="float" office:value="1007.00867052023" calcext:value-type="float">
            <text:p>1,007.01 </text:p>
          </table:table-cell>
          <table:table-cell table:style-name="ce27" office:value-type="float" office:value="78.9196463417433" calcext:value-type="float">
            <text:p>78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ulpep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1250197" calcext:value-type="float">
            <text:p>51,250,197 </text:p>
          </table:table-cell>
          <table:table-cell table:style-name="ce27" office:value-type="float" office:value="1097.69318254835" calcext:value-type="float">
            <text:p>1,097.69 </text:p>
          </table:table-cell>
          <table:table-cell table:style-name="ce27" office:value-type="float" office:value="86.0266254844706" calcext:value-type="float">
            <text:p>86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C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410992" calcext:value-type="float">
            <text:p>10,410,992 </text:p>
          </table:table-cell>
          <table:table-cell table:style-name="ce27" office:value-type="float" office:value="1035.71348985277" calcext:value-type="float">
            <text:p>1,035.71 </text:p>
          </table:table-cell>
          <table:table-cell table:style-name="ce27" office:value-type="float" office:value="81.1692537744747" calcext:value-type="float">
            <text:p>81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Dicken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915224" calcext:value-type="float">
            <text:p>17,915,224 </text:p>
          </table:table-cell>
          <table:table-cell table:style-name="ce27" office:value-type="float" office:value="1126.53109476199" calcext:value-type="float">
            <text:p>1,126.53 </text:p>
          </table:table-cell>
          <table:table-cell table:style-name="ce27" office:value-type="float" office:value="88.2866634560992" calcext:value-type="float">
            <text:p>88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Dinwiddi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910922" calcext:value-type="float">
            <text:p>27,910,922 </text:p>
          </table:table-cell>
          <table:table-cell table:style-name="ce27" office:value-type="float" office:value="996.783043462733" calcext:value-type="float">
            <text:p>996.78 </text:p>
          </table:table-cell>
          <table:table-cell table:style-name="ce27" office:value-type="float" office:value="78.1182601227117" calcext:value-type="float">
            <text:p>78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E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965259" calcext:value-type="float">
            <text:p>11,965,259 </text:p>
          </table:table-cell>
          <table:table-cell table:style-name="ce27" office:value-type="float" office:value="1073.02116402116" calcext:value-type="float">
            <text:p>1,073.02 </text:p>
          </table:table-cell>
          <table:table-cell table:style-name="ce27" office:value-type="float" office:value="84.0930701599701" calcext:value-type="float">
            <text:p>84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99372935" calcext:value-type="float">
            <text:p>1,699,372,935 </text:p>
          </table:table-cell>
          <table:table-cell table:style-name="ce27" office:value-type="float" office:value="1570.98279508859" calcext:value-type="float">
            <text:p>1,570.98 </text:p>
          </table:table-cell>
          <table:table-cell table:style-name="ce27" office:value-type="float" office:value="123.118509529123" calcext:value-type="float">
            <text:p>123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auqui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6682865" calcext:value-type="float">
            <text:p>96,682,865 </text:p>
          </table:table-cell>
          <table:table-cell table:style-name="ce27" office:value-type="float" office:value="1482.79780071469" calcext:value-type="float">
            <text:p>1,482.80 </text:p>
          </table:table-cell>
          <table:table-cell table:style-name="ce27" office:value-type="float" office:value="116.207418520303" calcext:value-type="float">
            <text:p>116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loy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846861" calcext:value-type="float">
            <text:p>13,846,861 </text:p>
          </table:table-cell>
          <table:table-cell table:style-name="ce27" office:value-type="float" office:value="906.267491327967" calcext:value-type="float">
            <text:p>906.27 </text:p>
          </table:table-cell>
          <table:table-cell table:style-name="ce27" office:value-type="float" office:value="71.024522430053" calcext:value-type="float">
            <text:p>71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luvann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728554" calcext:value-type="float">
            <text:p>27,728,554 </text:p>
          </table:table-cell>
          <table:table-cell table:style-name="ce27" office:value-type="float" office:value="1079.31003075007" calcext:value-type="float">
            <text:p>1,079.31 </text:p>
          </table:table-cell>
          <table:table-cell table:style-name="ce27" office:value-type="float" office:value="84.5859309988734" calcext:value-type="float">
            <text:p>84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782406" calcext:value-type="float">
            <text:p>54,782,406 </text:p>
          </table:table-cell>
          <table:table-cell table:style-name="ce27" office:value-type="float" office:value="975.487562100465" calcext:value-type="float">
            <text:p>975.49 </text:p>
          </table:table-cell>
          <table:table-cell table:style-name="ce27" office:value-type="float" office:value="76.449325279361" calcext:value-type="float">
            <text:p>76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Frede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866007" calcext:value-type="float">
            <text:p>100,866,007 </text:p>
          </table:table-cell>
          <table:table-cell table:style-name="ce27" office:value-type="float" office:value="1288.11706787561" calcext:value-type="float">
            <text:p>1,288.12 </text:p>
          </table:table-cell>
          <table:table-cell table:style-name="ce27" office:value-type="float" office:value="100.950216636158" calcext:value-type="float">
            <text:p>100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ile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817381" calcext:value-type="float">
            <text:p>15,817,381 </text:p>
          </table:table-cell>
          <table:table-cell table:style-name="ce27" office:value-type="float" office:value="915.039974545875" calcext:value-type="float">
            <text:p>915.04 </text:p>
          </table:table-cell>
          <table:table-cell table:style-name="ce27" office:value-type="float" office:value="71.7120252225946" calcext:value-type="float">
            <text:p>71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loucest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0032497" calcext:value-type="float">
            <text:p>40,032,497 </text:p>
          </table:table-cell>
          <table:table-cell table:style-name="ce27" office:value-type="float" office:value="1086.12776059471" calcext:value-type="float">
            <text:p>1,086.13 </text:p>
          </table:table-cell>
          <table:table-cell table:style-name="ce27" office:value-type="float" office:value="85.1202390380634" calcext:value-type="float">
            <text:p>85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ooch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039086" calcext:value-type="float">
            <text:p>17,039,086 </text:p>
          </table:table-cell>
          <table:table-cell table:style-name="ce27" office:value-type="float" office:value="784.596675415573" calcext:value-type="float">
            <text:p>784.60 </text:p>
          </table:table-cell>
          <table:table-cell table:style-name="ce27" office:value-type="float" office:value="61.4891350565195" calcext:value-type="float">
            <text:p>61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ray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948888" calcext:value-type="float">
            <text:p>15,948,888 </text:p>
          </table:table-cell>
          <table:table-cell table:style-name="ce27" office:value-type="float" office:value="1026.77448013906" calcext:value-type="float">
            <text:p>1,026.77 </text:p>
          </table:table-cell>
          <table:table-cell table:style-name="ce27" office:value-type="float" office:value="80.4687002381415" calcext:value-type="float">
            <text:p>80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ree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106549" calcext:value-type="float">
            <text:p>22,106,549 </text:p>
          </table:table-cell>
          <table:table-cell table:style-name="ce27" office:value-type="float" office:value="1201.24702494159" calcext:value-type="float">
            <text:p>1,201.25 </text:p>
          </table:table-cell>
          <table:table-cell table:style-name="ce27" office:value-type="float" office:value="94.1421788637486" calcext:value-type="float">
            <text:p>94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Gree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41646" calcext:value-type="float">
            <text:p>2,941,646 </text:p>
          </table:table-cell>
          <table:table-cell table:style-name="ce27" office:value-type="float" office:value="240.271665441477" calcext:value-type="float">
            <text:p>240.27 </text:p>
          </table:table-cell>
          <table:table-cell table:style-name="ce27" office:value-type="float" office:value="18.8301803327939" calcext:value-type="float">
            <text:p>18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Hali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618755" calcext:value-type="float">
            <text:p>44,618,755 </text:p>
          </table:table-cell>
          <table:table-cell table:style-name="ce27" office:value-type="float" office:value="1231.16787616236" calcext:value-type="float">
            <text:p>1,231.17 </text:p>
          </table:table-cell>
          <table:table-cell table:style-name="ce27" office:value-type="float" office:value="96.4870871706128" calcext:value-type="float">
            <text:p>96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5011412" calcext:value-type="float">
            <text:p>125,011,412 </text:p>
          </table:table-cell>
          <table:table-cell table:style-name="ce27" office:value-type="float" office:value="1251.82912590249" calcext:value-type="float">
            <text:p>1,251.83 </text:p>
          </table:table-cell>
          <table:table-cell table:style-name="ce27" office:value-type="float" office:value="98.1063170444003" calcext:value-type="float">
            <text:p>98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5882532" calcext:value-type="float">
            <text:p>365,882,532 </text:p>
          </table:table-cell>
          <table:table-cell table:style-name="ce27" office:value-type="float" office:value="1192.05216739701" calcext:value-type="float">
            <text:p>1,192.05 </text:p>
          </table:table-cell>
          <table:table-cell table:style-name="ce27" office:value-type="float" office:value="93.4215744371689" calcext:value-type="float">
            <text:p>93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Hen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1935428" calcext:value-type="float">
            <text:p>51,935,428 </text:p>
          </table:table-cell>
          <table:table-cell table:style-name="ce27" office:value-type="float" office:value="959.08529851711" calcext:value-type="float">
            <text:p>959.09 </text:p>
          </table:table-cell>
          <table:table-cell table:style-name="ce27" office:value-type="float" office:value="75.1638737444366" calcext:value-type="float">
            <text:p>75.16 </text:p>
          </table:table-cell>
          <table:table-cell office:value-type="string" calcext:value-type="string">
            <text:p>Instruction</text:p>
          </table:table-cell>
        </table:table-row>
        <table:table-row table:style-name="ro2">
          <table:table-cell table:style-name="ce4" office:value-type="string" calcext:value-type="string">
            <text:p>Highland</text:p>
          </table:table-cell>
          <table:table-cell table:style-name="ce10"/>
          <table:table-cell table:style-name="ce16" office:value-type="float" office:value="2871692" calcext:value-type="float">
            <text:p>2,871,692 </text:p>
          </table:table-cell>
          <table:table-cell table:style-name="ce27" office:value-type="float" office:value="1237.26497199483" calcext:value-type="float">
            <text:p>1,237.26 </text:p>
          </table:table-cell>
          <table:table-cell table:style-name="ce27" office:value-type="float" office:value="96.9649188526001" calcext:value-type="float">
            <text:p>96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Isle of Wigh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815872" calcext:value-type="float">
            <text:p>41,815,872 </text:p>
          </table:table-cell>
          <table:table-cell table:style-name="ce27" office:value-type="float" office:value="1185.59319535016" calcext:value-type="float">
            <text:p>1,185.59 </text:p>
          </table:table-cell>
          <table:table-cell table:style-name="ce27" office:value-type="float" office:value="92.9153823808431" calcext:value-type="float">
            <text:p>92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Jam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4547782" calcext:value-type="float">
            <text:p>84,547,782 </text:p>
          </table:table-cell>
          <table:table-cell table:style-name="ce27" office:value-type="float" office:value="1261.7377068752" calcext:value-type="float">
            <text:p>1,261.74 </text:p>
          </table:table-cell>
          <table:table-cell table:style-name="ce27" office:value-type="float" office:value="98.8828562431252" calcext:value-type="float">
            <text:p>98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King &amp; Que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364536" calcext:value-type="float">
            <text:p>7,364,536 </text:p>
          </table:table-cell>
          <table:table-cell table:style-name="ce27" office:value-type="float" office:value="1060.40835133189" calcext:value-type="float">
            <text:p>1,060.41 </text:p>
          </table:table-cell>
          <table:table-cell table:style-name="ce27" office:value-type="float" office:value="83.1045993096668" calcext:value-type="float">
            <text:p>83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King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896924" calcext:value-type="float">
            <text:p>26,896,924 </text:p>
          </table:table-cell>
          <table:table-cell table:style-name="ce27" office:value-type="float" office:value="1140.47337177748" calcext:value-type="float">
            <text:p>1,140.47 </text:p>
          </table:table-cell>
          <table:table-cell table:style-name="ce27" office:value-type="float" office:value="89.379324923147" calcext:value-type="float">
            <text:p>89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King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904658" calcext:value-type="float">
            <text:p>15,904,658 </text:p>
          </table:table-cell>
          <table:table-cell table:style-name="ce27" office:value-type="float" office:value="998.095889551302" calcext:value-type="float">
            <text:p>998.10 </text:p>
          </table:table-cell>
          <table:table-cell table:style-name="ce27" office:value-type="float" office:value="78.2211483619534" calcext:value-type="float">
            <text:p>78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Lancaster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0973999" calcext:value-type="float">
            <text:p><text:s/>$10,973,999 </text:p>
          </table:table-cell>
          <table:table-cell table:style-name="ce26" office:value-type="float" office:value="963.392063910104" calcext:value-type="float">
            <text:p><text:s/>$963.39 </text:p>
          </table:table-cell>
          <table:table-cell table:style-name="ce27" office:value-type="float" office:value="75.5013965599218" calcext:value-type="float">
            <text:p>75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8008951" calcext:value-type="float">
            <text:p>28,008,951 </text:p>
          </table:table-cell>
          <table:table-cell table:style-name="ce27" office:value-type="float" office:value="1094.65552819791" calcext:value-type="float">
            <text:p>1,094.66 </text:p>
          </table:table-cell>
          <table:table-cell table:style-name="ce27" office:value-type="float" office:value="85.788563376305" calcext:value-type="float">
            <text:p>85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2399408" calcext:value-type="float">
            <text:p>572,399,408 </text:p>
          </table:table-cell>
          <table:table-cell table:style-name="ce27" office:value-type="float" office:value="1832.78657492051" calcext:value-type="float">
            <text:p>1,832.79 </text:p>
          </table:table-cell>
          <table:table-cell table:style-name="ce27" office:value-type="float" office:value="143.636169724237" calcext:value-type="float">
            <text:p>143.6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Louis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429803" calcext:value-type="float">
            <text:p>35,429,803 </text:p>
          </table:table-cell>
          <table:table-cell table:style-name="ce27" office:value-type="float" office:value="1068.67562513196" calcext:value-type="float">
            <text:p>1,068.68 </text:p>
          </table:table-cell>
          <table:table-cell table:style-name="ce27" office:value-type="float" office:value="83.7525086510778" calcext:value-type="float">
            <text:p>83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Lun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339787" calcext:value-type="float">
            <text:p>12,339,787 </text:p>
          </table:table-cell>
          <table:table-cell table:style-name="ce27" office:value-type="float" office:value="955.535620257085" calcext:value-type="float">
            <text:p>955.54 </text:p>
          </table:table-cell>
          <table:table-cell table:style-name="ce27" office:value-type="float" office:value="74.8856841308721" calcext:value-type="float">
            <text:p>74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Madi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562343" calcext:value-type="float">
            <text:p>12,562,343 </text:p>
          </table:table-cell>
          <table:table-cell table:style-name="ce27" office:value-type="float" office:value="943.969266606552" calcext:value-type="float">
            <text:p>943.97 </text:p>
          </table:table-cell>
          <table:table-cell table:style-name="ce27" office:value-type="float" office:value="73.9792246670305" calcext:value-type="float">
            <text:p>73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Math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35619" calcext:value-type="float">
            <text:p>8,135,619 </text:p>
          </table:table-cell>
          <table:table-cell table:style-name="ce27" office:value-type="float" office:value="906.172755624861" calcext:value-type="float">
            <text:p>906.17 </text:p>
          </table:table-cell>
          <table:table-cell table:style-name="ce27" office:value-type="float" office:value="71.0170979575496" calcext:value-type="float">
            <text:p>71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Meckl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308738" calcext:value-type="float">
            <text:p>33,308,738 </text:p>
          </table:table-cell>
          <table:table-cell table:style-name="ce27" office:value-type="float" office:value="1017.77547590674" calcext:value-type="float">
            <text:p>1,017.78 </text:p>
          </table:table-cell>
          <table:table-cell table:style-name="ce27" office:value-type="float" office:value="79.7634449089344" calcext:value-type="float">
            <text:p>79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Middle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17654" calcext:value-type="float">
            <text:p>9,217,654 </text:p>
          </table:table-cell>
          <table:table-cell table:style-name="ce27" office:value-type="float" office:value="841.103567843781" calcext:value-type="float">
            <text:p>841.10 </text:p>
          </table:table-cell>
          <table:table-cell table:style-name="ce27" office:value-type="float" office:value="65.9176013615824" calcext:value-type="float">
            <text:p>65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Montgome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5578237" calcext:value-type="float">
            <text:p>65,578,237 </text:p>
          </table:table-cell>
          <table:table-cell table:style-name="ce27" office:value-type="float" office:value="694.743590558522" calcext:value-type="float">
            <text:p>694.74 </text:p>
          </table:table-cell>
          <table:table-cell table:style-name="ce27" office:value-type="float" office:value="54.4473151723175" calcext:value-type="float">
            <text:p>54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Nel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318804" calcext:value-type="float">
            <text:p>15,318,804 </text:p>
          </table:table-cell>
          <table:table-cell table:style-name="ce27" office:value-type="float" office:value="1019.89374167776" calcext:value-type="float">
            <text:p>1,019.89 </text:p>
          </table:table-cell>
          <table:table-cell table:style-name="ce27" office:value-type="float" office:value="79.9294541900861" calcext:value-type="float">
            <text:p>79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New Ken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771465" calcext:value-type="float">
            <text:p>17,771,465 </text:p>
          </table:table-cell>
          <table:table-cell table:style-name="ce27" office:value-type="float" office:value="964.320635954203" calcext:value-type="float">
            <text:p>964.32 </text:p>
          </table:table-cell>
          <table:table-cell table:style-name="ce27" office:value-type="float" office:value="75.5741690984991" calcext:value-type="float">
            <text:p>75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Nor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325017" calcext:value-type="float">
            <text:p>13,325,017 </text:p>
          </table:table-cell>
          <table:table-cell table:style-name="ce27" office:value-type="float" office:value="1075.55226410525" calcext:value-type="float">
            <text:p>1,075.55 </text:p>
          </table:table-cell>
          <table:table-cell table:style-name="ce27" office:value-type="float" office:value="84.2914334207241" calcext:value-type="float">
            <text:p>84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North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962327" calcext:value-type="float">
            <text:p>10,962,327 </text:p>
          </table:table-cell>
          <table:table-cell table:style-name="ce27" office:value-type="float" office:value="889.077615571776" calcext:value-type="float">
            <text:p>889.08 </text:p>
          </table:table-cell>
          <table:table-cell table:style-name="ce27" office:value-type="float" office:value="69.6773454344109" calcext:value-type="float">
            <text:p>69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Nottowa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867918" calcext:value-type="float">
            <text:p>15,867,918 </text:p>
          </table:table-cell>
          <table:table-cell table:style-name="ce27" office:value-type="float" office:value="1000.94102062701" calcext:value-type="float">
            <text:p>1,000.94 </text:p>
          </table:table-cell>
          <table:table-cell table:style-name="ce27" office:value-type="float" office:value="78.4441223490342" calcext:value-type="float">
            <text:p>78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567885" calcext:value-type="float">
            <text:p>31,567,885 </text:p>
          </table:table-cell>
          <table:table-cell table:style-name="ce27" office:value-type="float" office:value="942.859681610466" calcext:value-type="float">
            <text:p>942.86 </text:p>
          </table:table-cell>
          <table:table-cell table:style-name="ce27" office:value-type="float" office:value="73.892266075669" calcext:value-type="float">
            <text:p>73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221210" calcext:value-type="float">
            <text:p>25,221,210 </text:p>
          </table:table-cell>
          <table:table-cell table:style-name="ce27" office:value-type="float" office:value="1049.04791614674" calcext:value-type="float">
            <text:p>1,049.05 </text:p>
          </table:table-cell>
          <table:table-cell table:style-name="ce27" office:value-type="float" office:value="82.2142777530141" calcext:value-type="float">
            <text:p>82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at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259232" calcext:value-type="float">
            <text:p>17,259,232 </text:p>
          </table:table-cell>
          <table:table-cell table:style-name="ce27" office:value-type="float" office:value="933.436019469984" calcext:value-type="float">
            <text:p>933.44 </text:p>
          </table:table-cell>
          <table:table-cell table:style-name="ce27" office:value-type="float" office:value="73.1537301472875" calcext:value-type="float">
            <text:p>73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it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427952" calcext:value-type="float">
            <text:p>57,427,952 </text:p>
          </table:table-cell>
          <table:table-cell table:style-name="ce27" office:value-type="float" office:value="904.291751960445" calcext:value-type="float">
            <text:p>904.29 </text:p>
          </table:table-cell>
          <table:table-cell table:style-name="ce27" office:value-type="float" office:value="70.8696829964782" calcext:value-type="float">
            <text:p>70.8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owhat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352142" calcext:value-type="float">
            <text:p>32,352,142 </text:p>
          </table:table-cell>
          <table:table-cell table:style-name="ce27" office:value-type="float" office:value="1153.53854382087" calcext:value-type="float">
            <text:p>1,153.54 </text:p>
          </table:table-cell>
          <table:table-cell table:style-name="ce27" office:value-type="float" office:value="90.4032473453101" calcext:value-type="float">
            <text:p>90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rince Edwa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116083" calcext:value-type="float">
            <text:p>20,116,083 </text:p>
          </table:table-cell>
          <table:table-cell table:style-name="ce27" office:value-type="float" office:value="860.838882232112" calcext:value-type="float">
            <text:p>860.84 </text:p>
          </table:table-cell>
          <table:table-cell table:style-name="ce27" office:value-type="float" office:value="67.464265335355" calcext:value-type="float">
            <text:p>67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rince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3511806" calcext:value-type="float">
            <text:p>43,511,806 </text:p>
          </table:table-cell>
          <table:table-cell table:style-name="ce27" office:value-type="float" office:value="1217.96517844647" calcext:value-type="float">
            <text:p>1,217.97 </text:p>
          </table:table-cell>
          <table:table-cell table:style-name="ce27" office:value-type="float" office:value="95.4523868100322" calcext:value-type="float">
            <text:p>95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88786000" calcext:value-type="float">
            <text:p>588,786,000 </text:p>
          </table:table-cell>
          <table:table-cell table:style-name="ce27" office:value-type="float" office:value="1464.63450430595" calcext:value-type="float">
            <text:p>1,464.63 </text:p>
          </table:table-cell>
          <table:table-cell table:style-name="ce27" office:value-type="float" office:value="114.783954183856" calcext:value-type="float">
            <text:p>114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Pulaski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018210" calcext:value-type="float">
            <text:p>31,018,210 </text:p>
          </table:table-cell>
          <table:table-cell table:style-name="ce27" office:value-type="float" office:value="889.487554484974" calcext:value-type="float">
            <text:p>889.49 </text:p>
          </table:table-cell>
          <table:table-cell table:style-name="ce27" office:value-type="float" office:value="69.7094725004416" calcext:value-type="float">
            <text:p>69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67653" calcext:value-type="float">
            <text:p>8,167,653 </text:p>
          </table:table-cell>
          <table:table-cell table:style-name="ce27" office:value-type="float" office:value="1107.77878746779" calcext:value-type="float">
            <text:p>1,107.78 </text:p>
          </table:table-cell>
          <table:table-cell table:style-name="ce27" office:value-type="float" office:value="86.8170381161447" calcext:value-type="float">
            <text:p>86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35150" calcext:value-type="float">
            <text:p>9,235,150 </text:p>
          </table:table-cell>
          <table:table-cell table:style-name="ce27" office:value-type="float" office:value="997.963043008429" calcext:value-type="float">
            <text:p>997.96 </text:p>
          </table:table-cell>
          <table:table-cell table:style-name="ce27" office:value-type="float" office:value="78.2107371286759" calcext:value-type="float">
            <text:p>78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1388608" calcext:value-type="float">
            <text:p>101,388,608 </text:p>
          </table:table-cell>
          <table:table-cell table:style-name="ce27" office:value-type="float" office:value="1097.56438901879" calcext:value-type="float">
            <text:p>1,097.56 </text:p>
          </table:table-cell>
          <table:table-cell table:style-name="ce27" office:value-type="float" office:value="86.0165318873632" calcext:value-type="float">
            <text:p>86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ockbrid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587903" calcext:value-type="float">
            <text:p>20,587,903 </text:p>
          </table:table-cell>
          <table:table-cell table:style-name="ce27" office:value-type="float" office:value="922.934639350877" calcext:value-type="float">
            <text:p>922.93 </text:p>
          </table:table-cell>
          <table:table-cell table:style-name="ce27" office:value-type="float" office:value="72.3307330576279" calcext:value-type="float">
            <text:p>72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o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5507561" calcext:value-type="float">
            <text:p>85,507,561 </text:p>
          </table:table-cell>
          <table:table-cell table:style-name="ce27" office:value-type="float" office:value="1120.4701758524" calcext:value-type="float">
            <text:p>1,120.47 </text:p>
          </table:table-cell>
          <table:table-cell table:style-name="ce27" office:value-type="float" office:value="87.8116669730956" calcext:value-type="float">
            <text:p>87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Russ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596771" calcext:value-type="float">
            <text:p>29,596,771 </text:p>
          </table:table-cell>
          <table:table-cell table:style-name="ce27" office:value-type="float" office:value="1024.21604318787" calcext:value-type="float">
            <text:p>1,024.22 </text:p>
          </table:table-cell>
          <table:table-cell table:style-name="ce27" office:value-type="float" office:value="80.2681945768835" calcext:value-type="float">
            <text:p>80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cot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120573" calcext:value-type="float">
            <text:p>27,120,573 </text:p>
          </table:table-cell>
          <table:table-cell table:style-name="ce27" office:value-type="float" office:value="1170.15027829314" calcext:value-type="float">
            <text:p>1,170.15 </text:p>
          </table:table-cell>
          <table:table-cell table:style-name="ce27" office:value-type="float" office:value="91.7051151921849" calcext:value-type="float">
            <text:p>91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henandoa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2963056" calcext:value-type="float">
            <text:p>42,963,056 </text:p>
          </table:table-cell>
          <table:table-cell table:style-name="ce27" office:value-type="float" office:value="1023.10042149882" calcext:value-type="float">
            <text:p>1,023.10 </text:p>
          </table:table-cell>
          <table:table-cell table:style-name="ce27" office:value-type="float" office:value="80.1807628876353" calcext:value-type="float">
            <text:p>80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my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015681" calcext:value-type="float">
            <text:p>34,015,681 </text:p>
          </table:table-cell>
          <table:table-cell table:style-name="ce27" office:value-type="float" office:value="1056.12521733731" calcext:value-type="float">
            <text:p>1,056.13 </text:p>
          </table:table-cell>
          <table:table-cell table:style-name="ce27" office:value-type="float" office:value="82.7689284957181" calcext:value-type="float">
            <text:p>82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ou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650421" calcext:value-type="float">
            <text:p>19,650,421 </text:p>
          </table:table-cell>
          <table:table-cell table:style-name="ce27" office:value-type="float" office:value="1058.18099084545" calcext:value-type="float">
            <text:p>1,058.18 </text:p>
          </table:table-cell>
          <table:table-cell table:style-name="ce27" office:value-type="float" office:value="82.9300402348429" calcext:value-type="float">
            <text:p>82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po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5829026" calcext:value-type="float">
            <text:p>165,829,026 </text:p>
          </table:table-cell>
          <table:table-cell table:style-name="ce27" office:value-type="float" office:value="1354.84551091939" calcext:value-type="float">
            <text:p>1,354.85 </text:p>
          </table:table-cell>
          <table:table-cell table:style-name="ce27" office:value-type="float" office:value="106.179749687973" calcext:value-type="float">
            <text:p>106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taf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5277650" calcext:value-type="float">
            <text:p>195,277,650 </text:p>
          </table:table-cell>
          <table:table-cell table:style-name="ce27" office:value-type="float" office:value="1514.23802544955" calcext:value-type="float">
            <text:p>1,514.24 </text:p>
          </table:table-cell>
          <table:table-cell table:style-name="ce27" office:value-type="float" office:value="118.671400698032" calcext:value-type="float">
            <text:p>118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ur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532625" calcext:value-type="float">
            <text:p>11,532,625 </text:p>
          </table:table-cell>
          <table:table-cell table:style-name="ce27" office:value-type="float" office:value="1633.97917257013" calcext:value-type="float">
            <text:p>1,633.98 </text:p>
          </table:table-cell>
          <table:table-cell table:style-name="ce27" office:value-type="float" office:value="128.055559206249" calcext:value-type="float">
            <text:p>128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Su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998981" calcext:value-type="float">
            <text:p>8,998,981 </text:p>
          </table:table-cell>
          <table:table-cell table:style-name="ce27" office:value-type="float" office:value="744.517332671465" calcext:value-type="float">
            <text:p>744.52 </text:p>
          </table:table-cell>
          <table:table-cell table:style-name="ce27" office:value-type="float" office:value="58.3481019675586" calcext:value-type="float">
            <text:p>58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Taz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2620348" calcext:value-type="float">
            <text:p>42,620,348 </text:p>
          </table:table-cell>
          <table:table-cell table:style-name="ce27" office:value-type="float" office:value="945.480012422911" calcext:value-type="float">
            <text:p>945.48 </text:p>
          </table:table-cell>
          <table:table-cell table:style-name="ce27" office:value-type="float" office:value="74.0976223819953" calcext:value-type="float">
            <text:p>74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Warr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405244" calcext:value-type="float">
            <text:p>34,405,244 </text:p>
          </table:table-cell>
          <table:table-cell table:style-name="ce27" office:value-type="float" office:value="915.641889554225" calcext:value-type="float">
            <text:p>915.64 </text:p>
          </table:table-cell>
          <table:table-cell table:style-name="ce27" office:value-type="float" office:value="71.7591975270418" calcext:value-type="float">
            <text:p>71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0769475" calcext:value-type="float">
            <text:p>50,769,475 </text:p>
          </table:table-cell>
          <table:table-cell table:style-name="ce27" office:value-type="float" office:value="925.16719513084" calcext:value-type="float">
            <text:p>925.17 </text:p>
          </table:table-cell>
          <table:table-cell table:style-name="ce27" office:value-type="float" office:value="72.5056992895491" calcext:value-type="float">
            <text:p>72.5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Westmore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879276" calcext:value-type="float">
            <text:p>11,879,276 </text:p>
          </table:table-cell>
          <table:table-cell table:style-name="ce27" office:value-type="float" office:value="680.604789733012" calcext:value-type="float">
            <text:p>680.60 </text:p>
          </table:table-cell>
          <table:table-cell table:style-name="ce27" office:value-type="float" office:value="53.3392520607367" calcext:value-type="float">
            <text:p>53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Wis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8624881" calcext:value-type="float">
            <text:p>48,624,881 </text:p>
          </table:table-cell>
          <table:table-cell table:style-name="ce27" office:value-type="float" office:value="1173.04064942584" calcext:value-type="float">
            <text:p>1,173.04 </text:p>
          </table:table-cell>
          <table:table-cell table:style-name="ce27" office:value-type="float" office:value="91.9316346594619" calcext:value-type="float">
            <text:p>91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4" office:value-type="string" calcext:value-type="string">
            <text:p>Wyth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8228194" calcext:value-type="float">
            <text:p>28,228,194 </text:p>
          </table:table-cell>
          <table:table-cell table:style-name="ce27" office:value-type="float" office:value="965.561621344279" calcext:value-type="float">
            <text:p>965.56 </text:p>
          </table:table-cell>
          <table:table-cell table:style-name="ce27" office:value-type="float" office:value="75.6714255879089" calcext:value-type="float">
            <text:p>75.67 </text:p>
          </table:table-cell>
          <table:table-cell office:value-type="string" calcext:value-type="string">
            <text:p>Instruction</text:p>
          </table:table-cell>
        </table:table-row>
        <table:table-row table:style-name="ro2">
          <table:table-cell table:style-name="ce4" office:value-type="string" calcext:value-type="string">
            <text:p>York</text:p>
          </table:table-cell>
          <table:table-cell table:style-name="ce10" office:value-type="string" calcext:value-type="string">
            <text:p>2010-2011</text:p>
          </table:table-cell>
          <table:table-cell table:style-name="ce17" office:value-type="float" office:value="89980599" calcext:value-type="float">
            <text:p>89,980,599 </text:p>
          </table:table-cell>
          <table:table-cell table:style-name="ce27" office:value-type="float" office:value="1374.5050562141" calcext:value-type="float">
            <text:p>1,374.51 </text:p>
          </table:table-cell>
          <table:table-cell table:style-name="ce27" office:value-type="float" office:value="107.720475609525" calcext:value-type="float">
            <text:p>107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61182874" calcext:value-type="float">
            <text:p><text:s/>$161,182,874 </text:p>
          </table:table-cell>
          <table:table-cell table:style-name="ce24" office:value-type="float" office:value="1137.1857814894" calcext:value-type="float">
            <text:p><text:s/>$1,137.19 </text:p>
          </table:table-cell>
          <table:table-cell office:value-type="float" office:value="89.71630319485" calcext:value-type="float">
            <text:p>89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4763450" calcext:value-type="float">
            <text:p>4,763,450 </text:p>
          </table:table-cell>
          <table:table-cell office:value-type="float" office:value="783.017919524169" calcext:value-type="float">
            <text:p>783.02 </text:p>
          </table:table-cell>
          <table:table-cell office:value-type="float" office:value="61.7748429663126" calcext:value-type="float">
            <text:p>61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9276686" calcext:value-type="float">
            <text:p>19,276,686 </text:p>
          </table:table-cell>
          <table:table-cell office:value-type="float" office:value="1083.34896969912" calcext:value-type="float">
            <text:p>1,083.35 </text:p>
          </table:table-cell>
          <table:table-cell office:value-type="float" office:value="85.468941147028" calcext:value-type="float">
            <text:p>85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8277831" calcext:value-type="float">
            <text:p>8,277,831 </text:p>
          </table:table-cell>
          <table:table-cell office:value-type="float" office:value="1263.23043905702" calcext:value-type="float">
            <text:p>1,263.23 </text:p>
          </table:table-cell>
          <table:table-cell office:value-type="float" office:value="99.660378207481" calcext:value-type="float">
            <text:p>99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47861795" calcext:value-type="float">
            <text:p>47,861,795 </text:p>
          </table:table-cell>
          <table:table-cell office:value-type="float" office:value="1187.13097722818" calcext:value-type="float">
            <text:p>1,187.13 </text:p>
          </table:table-cell>
          <table:table-cell office:value-type="float" office:value="93.6566429326173" calcext:value-type="float">
            <text:p>93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326033803" calcext:value-type="float">
            <text:p>326,033,803 </text:p>
          </table:table-cell>
          <table:table-cell office:value-type="float" office:value="1482.2429787386" calcext:value-type="float">
            <text:p>1,482.24 </text:p>
          </table:table-cell>
          <table:table-cell office:value-type="float" office:value="116.938993305721" calcext:value-type="float">
            <text:p>116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26703316" calcext:value-type="float">
            <text:p>26,703,316 </text:p>
          </table:table-cell>
          <table:table-cell office:value-type="float" office:value="1513.94830660564" calcext:value-type="float">
            <text:p>1,513.95 </text:p>
          </table:table-cell>
          <table:table-cell office:value-type="float" office:value="119.440330250056" calcext:value-type="float">
            <text:p>119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7479312" calcext:value-type="float">
            <text:p>7,479,312 </text:p>
          </table:table-cell>
          <table:table-cell office:value-type="float" office:value="1255.59159383013" calcext:value-type="float">
            <text:p>1,255.59 </text:p>
          </table:table-cell>
          <table:table-cell office:value-type="float" office:value="99.0577247399565" calcext:value-type="float">
            <text:p>99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53876681" calcext:value-type="float">
            <text:p>53,876,681 </text:p>
          </table:table-cell>
          <table:table-cell office:value-type="float" office:value="1191.1225287682" calcext:value-type="float">
            <text:p>1,191.12 </text:p>
          </table:table-cell>
          <table:table-cell office:value-type="float" office:value="93.9715494800008" calcext:value-type="float">
            <text:p>93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5892766" calcext:value-type="float">
            <text:p>5,892,766 </text:p>
          </table:table-cell>
          <table:table-cell office:value-type="float" office:value="1005.41368803326" calcext:value-type="float">
            <text:p>1,005.41 </text:p>
          </table:table-cell>
          <table:table-cell office:value-type="float" office:value="79.3203720448424" calcext:value-type="float">
            <text:p>79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28257929" calcext:value-type="float">
            <text:p>28,257,929 </text:p>
          </table:table-cell>
          <table:table-cell office:value-type="float" office:value="1143.97337285044" calcext:value-type="float">
            <text:p>1,143.97 </text:p>
          </table:table-cell>
          <table:table-cell office:value-type="float" office:value="90.2517984625731" calcext:value-type="float">
            <text:p>90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26862694" calcext:value-type="float">
            <text:p>26,862,694 </text:p>
          </table:table-cell>
          <table:table-cell office:value-type="float" office:value="2293.77517879717" calcext:value-type="float">
            <text:p>2,293.78 </text:p>
          </table:table-cell>
          <table:table-cell office:value-type="float" office:value="180.963421062355" calcext:value-type="float">
            <text:p>180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12675516" calcext:value-type="float">
            <text:p>12,675,516 </text:p>
          </table:table-cell>
          <table:table-cell office:value-type="float" office:value="1515.8004823424" calcext:value-type="float">
            <text:p>1,515.80 </text:p>
          </table:table-cell>
          <table:table-cell office:value-type="float" office:value="119.586454447768" calcext:value-type="float">
            <text:p>119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27207560" calcext:value-type="float">
            <text:p>27,207,560 </text:p>
          </table:table-cell>
          <table:table-cell office:value-type="float" office:value="1188.02138915112" calcext:value-type="float">
            <text:p>1,188.02 </text:p>
          </table:table-cell>
          <table:table-cell office:value-type="float" office:value="93.726890439531" calcext:value-type="float">
            <text:p>93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9047291" calcext:value-type="float">
            <text:p>9,047,291 </text:p>
          </table:table-cell>
          <table:table-cell office:value-type="float" office:value="1330.86407080848" calcext:value-type="float">
            <text:p>1,330.86 </text:p>
          </table:table-cell>
          <table:table-cell office:value-type="float" office:value="104.996216476964" calcext:value-type="float">
            <text:p>105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185485252" calcext:value-type="float">
            <text:p>185,485,252 </text:p>
          </table:table-cell>
          <table:table-cell office:value-type="float" office:value="1281.43103479954" calcext:value-type="float">
            <text:p>1,281.43 </text:p>
          </table:table-cell>
          <table:table-cell office:value-type="float" office:value="101.096282694278" calcext:value-type="float">
            <text:p>101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42861187" calcext:value-type="float">
            <text:p>42,861,187 </text:p>
          </table:table-cell>
          <table:table-cell office:value-type="float" office:value="913.957724332849" calcext:value-type="float">
            <text:p>913.96 </text:p>
          </table:table-cell>
          <table:table-cell office:value-type="float" office:value="72.1051121445854" calcext:value-type="float">
            <text:p>72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33749766" calcext:value-type="float">
            <text:p>33,749,766 </text:p>
          </table:table-cell>
          <table:table-cell office:value-type="float" office:value="1446.87902809609" calcext:value-type="float">
            <text:p>1,446.88 </text:p>
          </table:table-cell>
          <table:table-cell office:value-type="float" office:value="114.149015652417" calcext:value-type="float">
            <text:p>114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4622768" calcext:value-type="float">
            <text:p>4,622,768 </text:p>
          </table:table-cell>
          <table:table-cell office:value-type="float" office:value="634.809283031805" calcext:value-type="float">
            <text:p>634.81 </text:p>
          </table:table-cell>
          <table:table-cell office:value-type="float" office:value="50.082179213316" calcext:value-type="float">
            <text:p>50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71272460" calcext:value-type="float">
            <text:p>71,272,460 </text:p>
          </table:table-cell>
          <table:table-cell office:value-type="float" office:value="984.818915539559" calcext:value-type="float">
            <text:p>984.82 </text:p>
          </table:table-cell>
          <table:table-cell office:value-type="float" office:value="77.695583128775" calcext:value-type="float">
            <text:p>77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63476335" calcext:value-type="float">
            <text:p>63,476,335 </text:p>
          </table:table-cell>
          <table:table-cell office:value-type="float" office:value="1752.84194909982" calcext:value-type="float">
            <text:p>1,752.84 </text:p>
          </table:table-cell>
          <table:table-cell office:value-type="float" office:value="138.287430530591" calcext:value-type="float">
            <text:p>138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21700118" calcext:value-type="float">
            <text:p>21,700,118 </text:p>
          </table:table-cell>
          <table:table-cell office:value-type="float" office:value="1547.08531777079" calcext:value-type="float">
            <text:p>1,547.09 </text:p>
          </table:table-cell>
          <table:table-cell office:value-type="float" office:value="122.054617369237" calcext:value-type="float">
            <text:p>122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15872960" calcext:value-type="float">
            <text:p>15,872,960 </text:p>
          </table:table-cell>
          <table:table-cell office:value-type="float" office:value="1069.50312783679" calcext:value-type="float">
            <text:p>1,069.50 </text:p>
          </table:table-cell>
          <table:table-cell office:value-type="float" office:value="84.3765974273577" calcext:value-type="float">
            <text:p>84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245285831" calcext:value-type="float">
            <text:p>245,285,831 </text:p>
          </table:table-cell>
          <table:table-cell office:value-type="float" office:value="1343.36448156993" calcext:value-type="float">
            <text:p>1,343.36 </text:p>
          </table:table-cell>
          <table:table-cell office:value-type="float" office:value="105.982414739542" calcext:value-type="float">
            <text:p>105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283810053" calcext:value-type="float">
            <text:p>283,810,053 </text:p>
          </table:table-cell>
          <table:table-cell office:value-type="float" office:value="1193.66346595067" calcext:value-type="float">
            <text:p>1,193.66 </text:p>
          </table:table-cell>
          <table:table-cell office:value-type="float" office:value="94.1720123193826" calcext:value-type="float">
            <text:p>94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5854352" calcext:value-type="float">
            <text:p>5,854,352 </text:p>
          </table:table-cell>
          <table:table-cell office:value-type="float" office:value="1444.08996431248" calcext:value-type="float">
            <text:p>1,444.09 </text:p>
          </table:table-cell>
          <table:table-cell office:value-type="float" office:value="113.928977294469" calcext:value-type="float">
            <text:p>113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37747658" calcext:value-type="float">
            <text:p>37,747,658 </text:p>
          </table:table-cell>
          <table:table-cell office:value-type="float" office:value="1237.08636178351" calcext:value-type="float">
            <text:p>1,237.09 </text:p>
          </table:table-cell>
          <table:table-cell office:value-type="float" office:value="97.5977864994244" calcext:value-type="float">
            <text:p>97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15688485" calcext:value-type="float">
            <text:p>15,688,485 </text:p>
          </table:table-cell>
          <table:table-cell office:value-type="float" office:value="1320.46709172831" calcext:value-type="float">
            <text:p>1,320.47 </text:p>
          </table:table-cell>
          <table:table-cell office:value-type="float" office:value="104.17596481479" calcext:value-type="float">
            <text:p>104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121022478" calcext:value-type="float">
            <text:p>121,022,478 </text:p>
          </table:table-cell>
          <table:table-cell office:value-type="float" office:value="1233.36847213977" calcext:value-type="float">
            <text:p>1,233.37 </text:p>
          </table:table-cell>
          <table:table-cell office:value-type="float" office:value="97.3044700335024" calcext:value-type="float">
            <text:p>97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11873161" calcext:value-type="float">
            <text:p>11,873,161 </text:p>
          </table:table-cell>
          <table:table-cell office:value-type="float" office:value="784.129832141328" calcext:value-type="float">
            <text:p>784.13 </text:p>
          </table:table-cell>
          <table:table-cell office:value-type="float" office:value="61.8625653869681" calcext:value-type="float">
            <text:p>61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250179008" calcext:value-type="float">
            <text:p>250,179,008 </text:p>
          </table:table-cell>
          <table:table-cell office:value-type="float" office:value="1262.8784160575" calcext:value-type="float">
            <text:p>1,262.88 </text:p>
          </table:table-cell>
          <table:table-cell office:value-type="float" office:value="99.6326059624611" calcext:value-type="float">
            <text:p>99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11389282" calcext:value-type="float">
            <text:p>111,389,282 </text:p>
          </table:table-cell>
          <table:table-cell office:value-type="float" office:value="1193.8375304117" calcext:value-type="float">
            <text:p>1,193.84 </text:p>
          </table:table-cell>
          <table:table-cell office:value-type="float" office:value="94.1857448336429" calcext:value-type="float">
            <text:p>94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32797392" calcext:value-type="float">
            <text:p>32,797,392 </text:p>
          </table:table-cell>
          <table:table-cell office:value-type="float" office:value="1303.39387463389" calcext:value-type="float">
            <text:p>1,303.39 </text:p>
          </table:table-cell>
          <table:table-cell office:value-type="float" office:value="102.82900291438" calcext:value-type="float">
            <text:p>102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24043423" calcext:value-type="float">
            <text:p>24,043,423 </text:p>
          </table:table-cell>
          <table:table-cell office:value-type="float" office:value="1024.28044553691" calcext:value-type="float">
            <text:p>1,024.28 </text:p>
          </table:table-cell>
          <table:table-cell office:value-type="float" office:value="80.8088322103262" calcext:value-type="float">
            <text:p>80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108332919" calcext:value-type="float">
            <text:p>108,332,919 </text:p>
          </table:table-cell>
          <table:table-cell office:value-type="float" office:value="1305.12375962063" calcext:value-type="float">
            <text:p>1,305.12 </text:p>
          </table:table-cell>
          <table:table-cell office:value-type="float" office:value="102.965479195115" calcext:value-type="float">
            <text:p>102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566769841" calcext:value-type="float">
            <text:p>566,769,841 </text:p>
          </table:table-cell>
          <table:table-cell office:value-type="float" office:value="1304.68336562775" calcext:value-type="float">
            <text:p>1,304.68 </text:p>
          </table:table-cell>
          <table:table-cell office:value-type="float" office:value="102.930735073588" calcext:value-type="float">
            <text:p>102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24313250" calcext:value-type="float">
            <text:p>24,313,250 </text:p>
          </table:table-cell>
          <table:table-cell office:value-type="float" office:value="1173.87547512106" calcext:value-type="float">
            <text:p>1,173.88 </text:p>
          </table:table-cell>
          <table:table-cell office:value-type="float" office:value="92.6108730457613" calcext:value-type="float">
            <text:p>92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6451417" calcext:value-type="float">
            <text:p>6,451,417 </text:p>
          </table:table-cell>
          <table:table-cell office:value-type="float" office:value="475.351569125369" calcext:value-type="float">
            <text:p>475.35 </text:p>
          </table:table-cell>
          <table:table-cell office:value-type="float" office:value="37.5020389754996" calcext:value-type="float">
            <text:p>37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42163129" calcext:value-type="float">
            <text:p>42,163,129 </text:p>
          </table:table-cell>
          <table:table-cell office:value-type="float" office:value="1598.14106388596" calcext:value-type="float">
            <text:p>1,598.14 </text:p>
          </table:table-cell>
          <table:table-cell office:value-type="float" office:value="126.082572056033" calcext:value-type="float">
            <text:p>126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38219730" calcext:value-type="float">
            <text:p><text:s/>$38,219,730 </text:p>
          </table:table-cell>
          <table:table-cell table:style-name="ce24" office:value-type="float" office:value="965.646732551143" calcext:value-type="float">
            <text:p><text:s/>$965.65 </text:p>
          </table:table-cell>
          <table:table-cell office:value-type="float" office:value="72.1400739578016" calcext:value-type="float">
            <text:p>72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123097631" calcext:value-type="float">
            <text:p>123,097,631 </text:p>
          </table:table-cell>
          <table:table-cell office:value-type="float" office:value="1292.40228627284" calcext:value-type="float">
            <text:p>1,292.40 </text:p>
          </table:table-cell>
          <table:table-cell office:value-type="float" office:value="96.5508331070924" calcext:value-type="float">
            <text:p>96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21408855" calcext:value-type="float">
            <text:p>21,408,855 </text:p>
          </table:table-cell>
          <table:table-cell office:value-type="float" office:value="1267.93618332942" calcext:value-type="float">
            <text:p>1,267.94 </text:p>
          </table:table-cell>
          <table:table-cell office:value-type="float" office:value="94.7230565338372" calcext:value-type="float">
            <text:p>94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12403136" calcext:value-type="float">
            <text:p>12,403,136 </text:p>
          </table:table-cell>
          <table:table-cell office:value-type="float" office:value="943.383834087272" calcext:value-type="float">
            <text:p>943.38 </text:p>
          </table:table-cell>
          <table:table-cell office:value-type="float" office:value="70.4768910488141" calcext:value-type="float">
            <text:p>70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33494290" calcext:value-type="float">
            <text:p>33,494,290 </text:p>
          </table:table-cell>
          <table:table-cell office:value-type="float" office:value="1019.95497646614" calcext:value-type="float">
            <text:p>1,019.95 </text:p>
          </table:table-cell>
          <table:table-cell office:value-type="float" office:value="76.1972520131713" calcext:value-type="float">
            <text:p>76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14525281" calcext:value-type="float">
            <text:p>14,525,281 </text:p>
          </table:table-cell>
          <table:table-cell office:value-type="float" office:value="991.548580955152" calcext:value-type="float">
            <text:p>991.55 </text:p>
          </table:table-cell>
          <table:table-cell office:value-type="float" office:value="74.0751100289872" calcext:value-type="float">
            <text:p>74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297860913" calcext:value-type="float">
            <text:p>297,860,913 </text:p>
          </table:table-cell>
          <table:table-cell office:value-type="float" office:value="1404.75342121198" calcext:value-type="float">
            <text:p>1,404.75 </text:p>
          </table:table-cell>
          <table:table-cell office:value-type="float" office:value="104.944191579232" calcext:value-type="float">
            <text:p>104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81474960" calcext:value-type="float">
            <text:p>81,474,960 </text:p>
          </table:table-cell>
          <table:table-cell office:value-type="float" office:value="1129.80921221739" calcext:value-type="float">
            <text:p>1,129.81 </text:p>
          </table:table-cell>
          <table:table-cell office:value-type="float" office:value="84.4040759214723" calcext:value-type="float">
            <text:p>84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6428197" calcext:value-type="float">
            <text:p>6,428,197 </text:p>
          </table:table-cell>
          <table:table-cell office:value-type="float" office:value="1354.63447614953" calcext:value-type="float">
            <text:p>1,354.63 </text:p>
          </table:table-cell>
          <table:table-cell office:value-type="float" office:value="101.199981319296" calcext:value-type="float">
            <text:p>101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65616754" calcext:value-type="float">
            <text:p>65,616,754 </text:p>
          </table:table-cell>
          <table:table-cell office:value-type="float" office:value="981.461954483182" calcext:value-type="float">
            <text:p>981.46 </text:p>
          </table:table-cell>
          <table:table-cell office:value-type="float" office:value="73.3215736112227" calcext:value-type="float">
            <text:p>73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6369429" calcext:value-type="float">
            <text:p>6,369,429 </text:p>
          </table:table-cell>
          <table:table-cell office:value-type="float" office:value="894.398682270522" calcext:value-type="float">
            <text:p>894.40 </text:p>
          </table:table-cell>
          <table:table-cell office:value-type="float" office:value="66.81738249794" calcext:value-type="float">
            <text:p>66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36863810" calcext:value-type="float">
            <text:p>36,863,810 </text:p>
          </table:table-cell>
          <table:table-cell office:value-type="float" office:value="1107.04101534787" calcext:value-type="float">
            <text:p>1,107.04 </text:p>
          </table:table-cell>
          <table:table-cell office:value-type="float" office:value="82.7031439442947" calcext:value-type="float">
            <text:p>82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17023746" calcext:value-type="float">
            <text:p>17,023,746 </text:p>
          </table:table-cell>
          <table:table-cell office:value-type="float" office:value="919.973245406013" calcext:value-type="float">
            <text:p>919.97 </text:p>
          </table:table-cell>
          <table:table-cell office:value-type="float" office:value="68.7279682368455" calcext:value-type="float">
            <text:p>68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26274247" calcext:value-type="float">
            <text:p>26,274,247 </text:p>
          </table:table-cell>
          <table:table-cell office:value-type="float" office:value="1068.41349605467" calcext:value-type="float">
            <text:p>1,068.41 </text:p>
          </table:table-cell>
          <table:table-cell office:value-type="float" office:value="79.8174177209419" calcext:value-type="float">
            <text:p>79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16379303" calcext:value-type="float">
            <text:p>16,379,303 </text:p>
          </table:table-cell>
          <table:table-cell office:value-type="float" office:value="974.136577121546" calcext:value-type="float">
            <text:p>974.14 </text:p>
          </table:table-cell>
          <table:table-cell office:value-type="float" office:value="72.7743204110372" calcext:value-type="float">
            <text:p>72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59152925" calcext:value-type="float">
            <text:p>59,152,925 </text:p>
          </table:table-cell>
          <table:table-cell office:value-type="float" office:value="1111.11935854136" calcext:value-type="float">
            <text:p>1,111.12 </text:p>
          </table:table-cell>
          <table:table-cell office:value-type="float" office:value="83.0078226323557" calcext:value-type="float">
            <text:p>83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28476273" calcext:value-type="float">
            <text:p>28,476,273 </text:p>
          </table:table-cell>
          <table:table-cell office:value-type="float" office:value="1008.17833372623" calcext:value-type="float">
            <text:p>1,008.18 </text:p>
          </table:table-cell>
          <table:table-cell office:value-type="float" office:value="75.3174604190065" calcext:value-type="float">
            <text:p>75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29733967" calcext:value-type="float">
            <text:p>29,733,967 </text:p>
          </table:table-cell>
          <table:table-cell office:value-type="float" office:value="981.325048900937" calcext:value-type="float">
            <text:p>981.33 </text:p>
          </table:table-cell>
          <table:table-cell office:value-type="float" office:value="73.3113458762804" calcext:value-type="float">
            <text:p>73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8264448" calcext:value-type="float">
            <text:p>8,264,448 </text:p>
          </table:table-cell>
          <table:table-cell office:value-type="float" office:value="1181.94940592386" calcext:value-type="float">
            <text:p>1,181.95 </text:p>
          </table:table-cell>
          <table:table-cell office:value-type="float" office:value="88.2992865646251" calcext:value-type="float">
            <text:p>88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14249182" calcext:value-type="float">
            <text:p>14,249,182 </text:p>
          </table:table-cell>
          <table:table-cell office:value-type="float" office:value="1124.44197318511" calcext:value-type="float">
            <text:p>1,124.44 </text:p>
          </table:table-cell>
          <table:table-cell office:value-type="float" office:value="84.0031083546735" calcext:value-type="float">
            <text:p>84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415416518" calcext:value-type="float">
            <text:p>415,416,518 </text:p>
          </table:table-cell>
          <table:table-cell office:value-type="float" office:value="1350.53552391053" calcext:value-type="float">
            <text:p>1,350.54 </text:p>
          </table:table-cell>
          <table:table-cell office:value-type="float" office:value="100.893763001868" calcext:value-type="float">
            <text:p>100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14523119" calcext:value-type="float">
            <text:p>14,523,119 </text:p>
          </table:table-cell>
          <table:table-cell office:value-type="float" office:value="1003.57506753168" calcext:value-type="float">
            <text:p>1,003.58 </text:p>
          </table:table-cell>
          <table:table-cell office:value-type="float" office:value="74.9735665781968" calcext:value-type="float">
            <text:p>74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5632850" calcext:value-type="float">
            <text:p>5,632,850 </text:p>
          </table:table-cell>
          <table:table-cell office:value-type="float" office:value="1081.02892567692" calcext:value-type="float">
            <text:p>1,081.03 </text:p>
          </table:table-cell>
          <table:table-cell office:value-type="float" office:value="80.7598721354606" calcext:value-type="float">
            <text:p>80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54514344" calcext:value-type="float">
            <text:p>54,514,344 </text:p>
          </table:table-cell>
          <table:table-cell office:value-type="float" office:value="1137.17537931123" calcext:value-type="float">
            <text:p>1,137.18 </text:p>
          </table:table-cell>
          <table:table-cell office:value-type="float" office:value="84.9543763792094" calcext:value-type="float">
            <text:p>84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12795443" calcext:value-type="float">
            <text:p>12,795,443 </text:p>
          </table:table-cell>
          <table:table-cell office:value-type="float" office:value="1280.14479811022" calcext:value-type="float">
            <text:p>1,280.14 </text:p>
          </table:table-cell>
          <table:table-cell office:value-type="float" office:value="95.6351192411616" calcext:value-type="float">
            <text:p>95.6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18924307" calcext:value-type="float">
            <text:p>18,924,307 </text:p>
          </table:table-cell>
          <table:table-cell office:value-type="float" office:value="1148.39586221828" calcext:value-type="float">
            <text:p>1,148.40 </text:p>
          </table:table-cell>
          <table:table-cell office:value-type="float" office:value="85.7926192266923" calcext:value-type="float">
            <text:p>85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31941677" calcext:value-type="float">
            <text:p>31,941,677 </text:p>
          </table:table-cell>
          <table:table-cell office:value-type="float" office:value="1173.92126857456" calcext:value-type="float">
            <text:p>1,173.92 </text:p>
          </table:table-cell>
          <table:table-cell office:value-type="float" office:value="87.6995326353678" calcext:value-type="float">
            <text:p>87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12384458" calcext:value-type="float">
            <text:p>12,384,458 </text:p>
          </table:table-cell>
          <table:table-cell office:value-type="float" office:value="1125.56848395018" calcext:value-type="float">
            <text:p>1,125.57 </text:p>
          </table:table-cell>
          <table:table-cell office:value-type="float" office:value="84.0872660152" calcext:value-type="float">
            <text:p>84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1716144362" calcext:value-type="float">
            <text:p>1,716,144,362 </text:p>
          </table:table-cell>
          <table:table-cell office:value-type="float" office:value="1655.75453120313" calcext:value-type="float">
            <text:p>1,655.75 </text:p>
          </table:table-cell>
          <table:table-cell office:value-type="float" office:value="123.695602450177" calcext:value-type="float">
            <text:p>123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96535221" calcext:value-type="float">
            <text:p>96,535,221 </text:p>
          </table:table-cell>
          <table:table-cell office:value-type="float" office:value="1425.87565951348" calcext:value-type="float">
            <text:p>1,425.88 </text:p>
          </table:table-cell>
          <table:table-cell office:value-type="float" office:value="106.522159775945" calcext:value-type="float">
            <text:p>106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14299012" calcext:value-type="float">
            <text:p>14,299,012 </text:p>
          </table:table-cell>
          <table:table-cell office:value-type="float" office:value="927.395628701873" calcext:value-type="float">
            <text:p>927.40 </text:p>
          </table:table-cell>
          <table:table-cell office:value-type="float" office:value="69.282468409483" calcext:value-type="float">
            <text:p>69.2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30520608" calcext:value-type="float">
            <text:p>30,520,608 </text:p>
          </table:table-cell>
          <table:table-cell office:value-type="float" office:value="1145.16324642911" calcext:value-type="float">
            <text:p>1,145.16 </text:p>
          </table:table-cell>
          <table:table-cell office:value-type="float" office:value="85.5511218609926" calcext:value-type="float">
            <text:p>85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55734769" calcext:value-type="float">
            <text:p>55,734,769 </text:p>
          </table:table-cell>
          <table:table-cell office:value-type="float" office:value="1042.73799538191" calcext:value-type="float">
            <text:p>1,042.74 </text:p>
          </table:table-cell>
          <table:table-cell office:value-type="float" office:value="77.8992912933369" calcext:value-type="float">
            <text:p>77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102921336" calcext:value-type="float">
            <text:p>102,921,336 </text:p>
          </table:table-cell>
          <table:table-cell office:value-type="float" office:value="1366.06690737481" calcext:value-type="float">
            <text:p>1,366.07 </text:p>
          </table:table-cell>
          <table:table-cell office:value-type="float" office:value="102.054058080815" calcext:value-type="float">
            <text:p>102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17613724" calcext:value-type="float">
            <text:p>17,613,724 </text:p>
          </table:table-cell>
          <table:table-cell office:value-type="float" office:value="1057.9825760947" calcext:value-type="float">
            <text:p>1,057.98 </text:p>
          </table:table-cell>
          <table:table-cell office:value-type="float" office:value="79.0381603465891" calcext:value-type="float">
            <text:p>79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43001231" calcext:value-type="float">
            <text:p>43,001,231 </text:p>
          </table:table-cell>
          <table:table-cell office:value-type="float" office:value="1173.3925518335" calcext:value-type="float">
            <text:p>1,173.39 </text:p>
          </table:table-cell>
          <table:table-cell office:value-type="float" office:value="87.6600340656353" calcext:value-type="float">
            <text:p>87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21004442" calcext:value-type="float">
            <text:p>21,004,442 </text:p>
          </table:table-cell>
          <table:table-cell office:value-type="float" office:value="979.652683090826" calcext:value-type="float">
            <text:p>979.65 </text:p>
          </table:table-cell>
          <table:table-cell office:value-type="float" office:value="73.1864093035576" calcext:value-type="float">
            <text:p>73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15676506" calcext:value-type="float">
            <text:p>15,676,506 </text:p>
          </table:table-cell>
          <table:table-cell office:value-type="float" office:value="965.112474065795" calcext:value-type="float">
            <text:p>965.11 </text:p>
          </table:table-cell>
          <table:table-cell office:value-type="float" office:value="72.1001613838278" calcext:value-type="float">
            <text:p>72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22623494" calcext:value-type="float">
            <text:p>22,623,494 </text:p>
          </table:table-cell>
          <table:table-cell office:value-type="float" office:value="1249.05754187506" calcext:value-type="float">
            <text:p>1,249.06 </text:p>
          </table:table-cell>
          <table:table-cell office:value-type="float" office:value="93.3126995732307" calcext:value-type="float">
            <text:p>93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2610249" calcext:value-type="float">
            <text:p>2,610,249 </text:p>
          </table:table-cell>
          <table:table-cell office:value-type="float" office:value="209.652552906164" calcext:value-type="float">
            <text:p>209.65 </text:p>
          </table:table-cell>
          <table:table-cell office:value-type="float" office:value="15.6624054763128" calcext:value-type="float">
            <text:p>15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44836733" calcext:value-type="float">
            <text:p>44,836,733 </text:p>
          </table:table-cell>
          <table:table-cell office:value-type="float" office:value="1242.636753111" calcext:value-type="float">
            <text:p>1,242.64 </text:p>
          </table:table-cell>
          <table:table-cell office:value-type="float" office:value="92.8330250083065" calcext:value-type="float">
            <text:p>92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133345131" calcext:value-type="float">
            <text:p>133,345,131 </text:p>
          </table:table-cell>
          <table:table-cell office:value-type="float" office:value="1352.05221068596" calcext:value-type="float">
            <text:p>1,352.05 </text:p>
          </table:table-cell>
          <table:table-cell office:value-type="float" office:value="101.007069340991" calcext:value-type="float">
            <text:p>101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376432898" calcext:value-type="float">
            <text:p>376,432,898 </text:p>
          </table:table-cell>
          <table:table-cell office:value-type="float" office:value="1269.62933253043" calcext:value-type="float">
            <text:p>1,269.63 </text:p>
          </table:table-cell>
          <table:table-cell office:value-type="float" office:value="94.8495457606578" calcext:value-type="float">
            <text:p>94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54199738" calcext:value-type="float">
            <text:p>54,199,738 </text:p>
          </table:table-cell>
          <table:table-cell office:value-type="float" office:value="1007.51811996223" calcext:value-type="float">
            <text:p>1,007.52 </text:p>
          </table:table-cell>
          <table:table-cell office:value-type="float" office:value="75.2681381687903" calcext:value-type="float">
            <text:p>75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2832984" calcext:value-type="float">
            <text:p>2,832,984 </text:p>
          </table:table-cell>
          <table:table-cell office:value-type="float" office:value="1246.63185334157" calcext:value-type="float">
            <text:p>1,246.63 </text:p>
          </table:table-cell>
          <table:table-cell office:value-type="float" office:value="93.1314849071365" calcext:value-type="float">
            <text:p>93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40296090" calcext:value-type="float">
            <text:p>40,296,090 </text:p>
          </table:table-cell>
          <table:table-cell office:value-type="float" office:value="1152.08710565292" calcext:value-type="float">
            <text:p>1,152.09 </text:p>
          </table:table-cell>
          <table:table-cell office:value-type="float" office:value="86.0683790520976" calcext:value-type="float">
            <text:p>86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85611419" calcext:value-type="float">
            <text:p>85,611,419 </text:p>
          </table:table-cell>
          <table:table-cell office:value-type="float" office:value="1344.06815239127" calcext:value-type="float">
            <text:p>1,344.07 </text:p>
          </table:table-cell>
          <table:table-cell office:value-type="float" office:value="100.410608403003" calcext:value-type="float">
            <text:p>100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7135319" calcext:value-type="float">
            <text:p>7,135,319 </text:p>
          </table:table-cell>
          <table:table-cell office:value-type="float" office:value="1068.91544889141" calcext:value-type="float">
            <text:p>1,068.92 </text:p>
          </table:table-cell>
          <table:table-cell office:value-type="float" office:value="79.8549168534352" calcext:value-type="float">
            <text:p>79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25569453" calcext:value-type="float">
            <text:p>25,569,453 </text:p>
          </table:table-cell>
          <table:table-cell office:value-type="float" office:value="1070.24707115266" calcext:value-type="float">
            <text:p>1,070.25 </text:p>
          </table:table-cell>
          <table:table-cell office:value-type="float" office:value="79.9543976730477" calcext:value-type="float">
            <text:p>79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16164457" calcext:value-type="float">
            <text:p>16,164,457 </text:p>
          </table:table-cell>
          <table:table-cell office:value-type="float" office:value="998.782922206574" calcext:value-type="float">
            <text:p>998.78 </text:p>
          </table:table-cell>
          <table:table-cell office:value-type="float" office:value="74.6155622412935" calcext:value-type="float">
            <text:p>74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1033848" calcext:value-type="float">
            <text:p><text:s/>$11,033,848 </text:p>
          </table:table-cell>
          <table:table-cell table:style-name="ce24" office:value-type="float" office:value="935.844022989147" calcext:value-type="float">
            <text:p><text:s/>$935.84 </text:p>
          </table:table-cell>
          <table:table-cell office:value-type="float" office:value="69.9136182577287" calcext:value-type="float">
            <text:p>69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30230496" calcext:value-type="float">
            <text:p>30,230,496 </text:p>
          </table:table-cell>
          <table:table-cell office:value-type="float" office:value="1181.10607016984" calcext:value-type="float">
            <text:p>1,181.11 </text:p>
          </table:table-cell>
          <table:table-cell office:value-type="float" office:value="88.2362839140535" calcext:value-type="float">
            <text:p>88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569720013" calcext:value-type="float">
            <text:p>569,720,013 </text:p>
          </table:table-cell>
          <table:table-cell office:value-type="float" office:value="1911.0862652333" calcext:value-type="float">
            <text:p>1,911.09 </text:p>
          </table:table-cell>
          <table:table-cell office:value-type="float" office:value="142.770539024599" calcext:value-type="float">
            <text:p>142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35795655" calcext:value-type="float">
            <text:p>35,795,655 </text:p>
          </table:table-cell>
          <table:table-cell office:value-type="float" office:value="1087.15775367565" calcext:value-type="float">
            <text:p>1,087.16 </text:p>
          </table:table-cell>
          <table:table-cell office:value-type="float" office:value="81.2177353376021" calcext:value-type="float">
            <text:p>81.2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12665561" calcext:value-type="float">
            <text:p>12,665,561 </text:p>
          </table:table-cell>
          <table:table-cell office:value-type="float" office:value="954.621287871579" calcext:value-type="float">
            <text:p>954.62 </text:p>
          </table:table-cell>
          <table:table-cell office:value-type="float" office:value="71.3164017308992" calcext:value-type="float">
            <text:p>71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12813920" calcext:value-type="float">
            <text:p>12,813,920 </text:p>
          </table:table-cell>
          <table:table-cell office:value-type="float" office:value="918.543759632998" calcext:value-type="float">
            <text:p>918.54 </text:p>
          </table:table-cell>
          <table:table-cell office:value-type="float" office:value="68.6211763781763" calcext:value-type="float">
            <text:p>68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9070198" calcext:value-type="float">
            <text:p>9,070,198 </text:p>
          </table:table-cell>
          <table:table-cell office:value-type="float" office:value="954.625618181815" calcext:value-type="float">
            <text:p>954.63 </text:p>
          </table:table-cell>
          <table:table-cell office:value-type="float" office:value="71.3167252331596" calcext:value-type="float">
            <text:p>71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35602920" calcext:value-type="float">
            <text:p>35,602,920 </text:p>
          </table:table-cell>
          <table:table-cell office:value-type="float" office:value="1102.12697116064" calcext:value-type="float">
            <text:p>1,102.13 </text:p>
          </table:table-cell>
          <table:table-cell office:value-type="float" office:value="82.3360329717734" calcext:value-type="float">
            <text:p>82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8059710" calcext:value-type="float">
            <text:p>8,059,710 </text:p>
          </table:table-cell>
          <table:table-cell office:value-type="float" office:value="774.111465177672" calcext:value-type="float">
            <text:p>774.11 </text:p>
          </table:table-cell>
          <table:table-cell office:value-type="float" office:value="57.8311472167093" calcext:value-type="float">
            <text:p>57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73529472" calcext:value-type="float">
            <text:p>73,529,472 </text:p>
          </table:table-cell>
          <table:table-cell office:value-type="float" office:value="804.524766859092" calcext:value-type="float">
            <text:p>804.52 </text:p>
          </table:table-cell>
          <table:table-cell office:value-type="float" office:value="60.1032181083097" calcext:value-type="float">
            <text:p>60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15563415" calcext:value-type="float">
            <text:p>15,563,415 </text:p>
          </table:table-cell>
          <table:table-cell office:value-type="float" office:value="1002.89223373243" calcext:value-type="float">
            <text:p>1,002.89 </text:p>
          </table:table-cell>
          <table:table-cell office:value-type="float" office:value="74.9225544646374" calcext:value-type="float">
            <text:p>74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17927879" calcext:value-type="float">
            <text:p>17,927,879 </text:p>
          </table:table-cell>
          <table:table-cell office:value-type="float" office:value="1003.95463071823" calcext:value-type="float">
            <text:p>1,003.95 </text:p>
          </table:table-cell>
          <table:table-cell office:value-type="float" office:value="75.0019224100205" calcext:value-type="float">
            <text:p>75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14176968" calcext:value-type="float">
            <text:p>14,176,968 </text:p>
          </table:table-cell>
          <table:table-cell office:value-type="float" office:value="1059.53871600999" calcext:value-type="float">
            <text:p>1,059.54 </text:p>
          </table:table-cell>
          <table:table-cell office:value-type="float" office:value="79.1544140911455" calcext:value-type="float">
            <text:p>79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11323757" calcext:value-type="float">
            <text:p>11,323,757 </text:p>
          </table:table-cell>
          <table:table-cell office:value-type="float" office:value="844.963332784578" calcext:value-type="float">
            <text:p>844.96 </text:p>
          </table:table-cell>
          <table:table-cell office:value-type="float" office:value="63.1242412612644" calcext:value-type="float">
            <text:p>63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16464513" calcext:value-type="float">
            <text:p>16,464,513 </text:p>
          </table:table-cell>
          <table:table-cell office:value-type="float" office:value="1035.94796656469" calcext:value-type="float">
            <text:p>1,035.95 </text:p>
          </table:table-cell>
          <table:table-cell office:value-type="float" office:value="77.3920321016079" calcext:value-type="float">
            <text:p>77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34938902" calcext:value-type="float">
            <text:p>34,938,902 </text:p>
          </table:table-cell>
          <table:table-cell office:value-type="float" office:value="1031.11354479549" calcext:value-type="float">
            <text:p>1,031.11 </text:p>
          </table:table-cell>
          <table:table-cell office:value-type="float" office:value="77.0308694401328" calcext:value-type="float">
            <text:p>77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28274559" calcext:value-type="float">
            <text:p>28,274,559 </text:p>
          </table:table-cell>
          <table:table-cell office:value-type="float" office:value="1169.59417259342" calcext:value-type="float">
            <text:p>1,169.59 </text:p>
          </table:table-cell>
          <table:table-cell office:value-type="float" office:value="87.3762705006973" calcext:value-type="float">
            <text:p>87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7906735" calcext:value-type="float">
            <text:p>17,906,735 </text:p>
          </table:table-cell>
          <table:table-cell office:value-type="float" office:value="919.759921428978" calcext:value-type="float">
            <text:p>919.76 </text:p>
          </table:table-cell>
          <table:table-cell office:value-type="float" office:value="68.7120315521744" calcext:value-type="float">
            <text:p>68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60609373" calcext:value-type="float">
            <text:p>60,609,373 </text:p>
          </table:table-cell>
          <table:table-cell office:value-type="float" office:value="966.451896118384" calcext:value-type="float">
            <text:p>966.45 </text:p>
          </table:table-cell>
          <table:table-cell office:value-type="float" office:value="72.2002248984416" calcext:value-type="float">
            <text:p>72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33074887" calcext:value-type="float">
            <text:p>33,074,887 </text:p>
          </table:table-cell>
          <table:table-cell office:value-type="float" office:value="1176.80533037259" calcext:value-type="float">
            <text:p>1,176.81 </text:p>
          </table:table-cell>
          <table:table-cell office:value-type="float" office:value="87.9149907572615" calcext:value-type="float">
            <text:p>87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21367135" calcext:value-type="float">
            <text:p>21,367,135 </text:p>
          </table:table-cell>
          <table:table-cell office:value-type="float" office:value="993.64432375104" calcext:value-type="float">
            <text:p>993.64 </text:p>
          </table:table-cell>
          <table:table-cell office:value-type="float" office:value="74.2316756085056" calcext:value-type="float">
            <text:p>74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44016987" calcext:value-type="float">
            <text:p>44,016,987 </text:p>
          </table:table-cell>
          <table:table-cell office:value-type="float" office:value="1146.47275302596" calcext:value-type="float">
            <text:p>1,146.47 </text:p>
          </table:table-cell>
          <table:table-cell office:value-type="float" office:value="85.6489504970359" calcext:value-type="float">
            <text:p>85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597349000" calcext:value-type="float">
            <text:p>597,349,000 </text:p>
          </table:table-cell>
          <table:table-cell office:value-type="float" office:value="1543.80153318325" calcext:value-type="float">
            <text:p>1,543.80 </text:p>
          </table:table-cell>
          <table:table-cell office:value-type="float" office:value="115.331987388161" calcext:value-type="float">
            <text:p>115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33407493" calcext:value-type="float">
            <text:p>33,407,493 </text:p>
          </table:table-cell>
          <table:table-cell office:value-type="float" office:value="977.783062063393" calcext:value-type="float">
            <text:p>977.78 </text:p>
          </table:table-cell>
          <table:table-cell office:value-type="float" office:value="73.0467364867338" calcext:value-type="float">
            <text:p>73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8008022" calcext:value-type="float">
            <text:p>8,008,022 </text:p>
          </table:table-cell>
          <table:table-cell office:value-type="float" office:value="1133.28296630437" calcext:value-type="float">
            <text:p>1,133.28 </text:p>
          </table:table-cell>
          <table:table-cell office:value-type="float" office:value="84.6635878820041" calcext:value-type="float">
            <text:p>84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9434537" calcext:value-type="float">
            <text:p>9,434,537 </text:p>
          </table:table-cell>
          <table:table-cell office:value-type="float" office:value="962.977549781488" calcext:value-type="float">
            <text:p>962.98 </text:p>
          </table:table-cell>
          <table:table-cell office:value-type="float" office:value="71.9406686929994" calcext:value-type="float">
            <text:p>71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01859623" calcext:value-type="float">
            <text:p>101,859,623 </text:p>
          </table:table-cell>
          <table:table-cell office:value-type="float" office:value="1095.36975114788" calcext:value-type="float">
            <text:p>1,095.37 </text:p>
          </table:table-cell>
          <table:table-cell office:value-type="float" office:value="81.8312248105303" calcext:value-type="float">
            <text:p>81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22298743" calcext:value-type="float">
            <text:p>22,298,743 </text:p>
          </table:table-cell>
          <table:table-cell office:value-type="float" office:value="1017.95580964766" calcext:value-type="float">
            <text:p>1,017.96 </text:p>
          </table:table-cell>
          <table:table-cell office:value-type="float" office:value="76.0479012855426" calcext:value-type="float">
            <text:p>76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88939873" calcext:value-type="float">
            <text:p>88,939,873 </text:p>
          </table:table-cell>
          <table:table-cell office:value-type="float" office:value="1170.84395435903" calcext:value-type="float">
            <text:p>1,170.84 </text:p>
          </table:table-cell>
          <table:table-cell office:value-type="float" office:value="87.4696373044809" calcext:value-type="float">
            <text:p>87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30140955" calcext:value-type="float">
            <text:p>30,140,955 </text:p>
          </table:table-cell>
          <table:table-cell office:value-type="float" office:value="1023.72355126043" calcext:value-type="float">
            <text:p>1,023.72 </text:p>
          </table:table-cell>
          <table:table-cell office:value-type="float" office:value="76.4787889927021" calcext:value-type="float">
            <text:p>76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28914575" calcext:value-type="float">
            <text:p>28,914,575 </text:p>
          </table:table-cell>
          <table:table-cell office:value-type="float" office:value="1190.0203052204" calcext:value-type="float">
            <text:p>1,190.02 </text:p>
          </table:table-cell>
          <table:table-cell office:value-type="float" office:value="88.9022350886881" calcext:value-type="float">
            <text:p>88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46588321" calcext:value-type="float">
            <text:p>46,588,321 </text:p>
          </table:table-cell>
          <table:table-cell office:value-type="float" office:value="1121.66796007335" calcext:value-type="float">
            <text:p>1,121.67 </text:p>
          </table:table-cell>
          <table:table-cell office:value-type="float" office:value="83.7958715834026" calcext:value-type="float">
            <text:p>83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36280520" calcext:value-type="float">
            <text:p>36,280,520 </text:p>
          </table:table-cell>
          <table:table-cell office:value-type="float" office:value="1130.53979204875" calcext:value-type="float">
            <text:p>1,130.54 </text:p>
          </table:table-cell>
          <table:table-cell office:value-type="float" office:value="84.4586549733032" calcext:value-type="float">
            <text:p>84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20220242" calcext:value-type="float">
            <text:p>20,220,242 </text:p>
          </table:table-cell>
          <table:table-cell office:value-type="float" office:value="1085.95212769474" calcext:value-type="float">
            <text:p>1,085.95 </text:p>
          </table:table-cell>
          <table:table-cell office:value-type="float" office:value="81.1276672573232" calcext:value-type="float">
            <text:p>81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173761587" calcext:value-type="float">
            <text:p>173,761,587 </text:p>
          </table:table-cell>
          <table:table-cell office:value-type="float" office:value="1426.51072404508" calcext:value-type="float">
            <text:p>1,426.51 </text:p>
          </table:table-cell>
          <table:table-cell office:value-type="float" office:value="106.569603215386" calcext:value-type="float">
            <text:p>106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192490791" calcext:value-type="float">
            <text:p>192,490,791 </text:p>
          </table:table-cell>
          <table:table-cell office:value-type="float" office:value="1529.01798385467" calcext:value-type="float">
            <text:p>1,529.02 </text:p>
          </table:table-cell>
          <table:table-cell office:value-type="float" office:value="114.227560369488" calcext:value-type="float">
            <text:p>114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11479675" calcext:value-type="float">
            <text:p>11,479,675 </text:p>
          </table:table-cell>
          <table:table-cell office:value-type="float" office:value="1602.43634677315" calcext:value-type="float">
            <text:p>1,602.44 </text:p>
          </table:table-cell>
          <table:table-cell office:value-type="float" office:value="119.712388259712" calcext:value-type="float">
            <text:p>119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13295040" calcext:value-type="float">
            <text:p>13,295,040 </text:p>
          </table:table-cell>
          <table:table-cell office:value-type="float" office:value="1088.44263678703" calcext:value-type="float">
            <text:p>1,088.44 </text:p>
          </table:table-cell>
          <table:table-cell office:value-type="float" office:value="81.3137244395765" calcext:value-type="float">
            <text:p>81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44480396" calcext:value-type="float">
            <text:p>44,480,396 </text:p>
          </table:table-cell>
          <table:table-cell office:value-type="float" office:value="998.704539351092" calcext:value-type="float">
            <text:p>998.70 </text:p>
          </table:table-cell>
          <table:table-cell office:value-type="float" office:value="74.6097065336098" calcext:value-type="float">
            <text:p>74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35513800" calcext:value-type="float">
            <text:p>35,513,800 </text:p>
          </table:table-cell>
          <table:table-cell office:value-type="float" office:value="973.719105247128" calcext:value-type="float">
            <text:p>973.72 </text:p>
          </table:table-cell>
          <table:table-cell office:value-type="float" office:value="72.7431325543598" calcext:value-type="float">
            <text:p>72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54062236" calcext:value-type="float">
            <text:p>54,062,236 </text:p>
          </table:table-cell>
          <table:table-cell office:value-type="float" office:value="992.999708661454" calcext:value-type="float">
            <text:p>993.00 </text:p>
          </table:table-cell>
          <table:table-cell office:value-type="float" office:value="74.1835186804391" calcext:value-type="float">
            <text:p>74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12587040" calcext:value-type="float">
            <text:p>12,587,040 </text:p>
          </table:table-cell>
          <table:table-cell office:value-type="float" office:value="718.627621699148" calcext:value-type="float">
            <text:p>718.63 </text:p>
          </table:table-cell>
          <table:table-cell office:value-type="float" office:value="53.6861442491858" calcext:value-type="float">
            <text:p>53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54840134" calcext:value-type="float">
            <text:p>54,840,134 </text:p>
          </table:table-cell>
          <table:table-cell office:value-type="float" office:value="1317.06738143767" calcext:value-type="float">
            <text:p>1,317.07 </text:p>
          </table:table-cell>
          <table:table-cell office:value-type="float" office:value="98.3934756899198" calcext:value-type="float">
            <text:p>98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32115324" calcext:value-type="float">
            <text:p>32,115,324 </text:p>
          </table:table-cell>
          <table:table-cell office:value-type="float" office:value="1145.7898146882" calcext:value-type="float">
            <text:p>1,145.79 </text:p>
          </table:table-cell>
          <table:table-cell office:value-type="float" office:value="85.5979305737719" calcext:value-type="float">
            <text:p>85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95163031" calcext:value-type="float">
            <text:p>95,163,031 </text:p>
          </table:table-cell>
          <table:table-cell office:value-type="float" office:value="1442.66055242008" calcext:value-type="float">
            <text:p>1,442.66 </text:p>
          </table:table-cell>
          <table:table-cell office:value-type="float" office:value="107.776100140302" calcext:value-type="float">
            <text:p>107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61756020" calcext:value-type="float">
            <text:p><text:s/>$161,756,020 </text:p>
          </table:table-cell>
          <table:table-cell table:style-name="ce28" office:value-type="float" office:value="1141.22947090715" calcext:value-type="float">
            <text:p><text:s/>$1,141.23 </text:p>
          </table:table-cell>
          <table:table-cell table:style-name="ce29" office:value-type="float" office:value="88.5518660776049" calcext:value-type="float">
            <text:p>88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649578" calcext:value-type="float">
            <text:p>5,649,578 </text:p>
          </table:table-cell>
          <table:table-cell table:style-name="ce29" office:value-type="float" office:value="928.680013802919" calcext:value-type="float">
            <text:p>928.68 </text:p>
          </table:table-cell>
          <table:table-cell table:style-name="ce29" office:value-type="float" office:value="72.0594326624384" calcext:value-type="float">
            <text:p>72.0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234225" calcext:value-type="float">
            <text:p>19,234,225 </text:p>
          </table:table-cell>
          <table:table-cell table:style-name="ce29" office:value-type="float" office:value="1080.96266322494" calcext:value-type="float">
            <text:p>1,080.96 </text:p>
          </table:table-cell>
          <table:table-cell table:style-name="ce29" office:value-type="float" office:value="83.8755600244868" calcext:value-type="float">
            <text:p>83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375207" calcext:value-type="float">
            <text:p>8,375,207 </text:p>
          </table:table-cell>
          <table:table-cell table:style-name="ce29" office:value-type="float" office:value="1278.09040989161" calcext:value-type="float">
            <text:p>1,278.09 </text:p>
          </table:table-cell>
          <table:table-cell table:style-name="ce29" office:value-type="float" office:value="99.1713706112311" calcext:value-type="float">
            <text:p>99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7943555" calcext:value-type="float">
            <text:p>47,943,555 </text:p>
          </table:table-cell>
          <table:table-cell table:style-name="ce29" office:value-type="float" office:value="1189.15889591987" calcext:value-type="float">
            <text:p>1,189.16 </text:p>
          </table:table-cell>
          <table:table-cell table:style-name="ce29" office:value-type="float" office:value="92.2708727568913" calcext:value-type="float">
            <text:p>92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5249636" calcext:value-type="float">
            <text:p>335,249,636 </text:p>
          </table:table-cell>
          <table:table-cell table:style-name="ce29" office:value-type="float" office:value="1524.14079311179" calcext:value-type="float">
            <text:p>1,524.14 </text:p>
          </table:table-cell>
          <table:table-cell table:style-name="ce29" office:value-type="float" office:value="118.263254530017" calcext:value-type="float">
            <text:p>118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253950" calcext:value-type="float">
            <text:p>26,253,950 </text:p>
          </table:table-cell>
          <table:table-cell table:style-name="ce29" office:value-type="float" office:value="1488.47143718815" calcext:value-type="float">
            <text:p>1,488.47 </text:p>
          </table:table-cell>
          <table:table-cell table:style-name="ce29" office:value-type="float" office:value="115.495548201583" calcext:value-type="float">
            <text:p>115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037077" calcext:value-type="float">
            <text:p>8,037,077 </text:p>
          </table:table-cell>
          <table:table-cell table:style-name="ce29" office:value-type="float" office:value="1349.22654920205" calcext:value-type="float">
            <text:p>1,349.23 </text:p>
          </table:table-cell>
          <table:table-cell table:style-name="ce29" office:value-type="float" office:value="104.691064977772" calcext:value-type="float">
            <text:p>104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291262" calcext:value-type="float">
            <text:p>55,291,262 </text:p>
          </table:table-cell>
          <table:table-cell table:style-name="ce29" office:value-type="float" office:value="1222.39652832781" calcext:value-type="float">
            <text:p>1,222.40 </text:p>
          </table:table-cell>
          <table:table-cell table:style-name="ce29" office:value-type="float" office:value="94.8498934085274" calcext:value-type="float">
            <text:p>94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78028" calcext:value-type="float">
            <text:p>5,578,028 </text:p>
          </table:table-cell>
          <table:table-cell table:style-name="ce29" office:value-type="float" office:value="951.713627086628" calcext:value-type="float">
            <text:p>951.71 </text:p>
          </table:table-cell>
          <table:table-cell table:style-name="ce29" office:value-type="float" office:value="73.8466888547983" calcext:value-type="float">
            <text:p>73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526394" calcext:value-type="float">
            <text:p>29,526,394 </text:p>
          </table:table-cell>
          <table:table-cell table:style-name="ce29" office:value-type="float" office:value="1195.32498408821" calcext:value-type="float">
            <text:p>1,195.32 </text:p>
          </table:table-cell>
          <table:table-cell table:style-name="ce29" office:value-type="float" office:value="92.7493204552951" calcext:value-type="float">
            <text:p>92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106258" calcext:value-type="float">
            <text:p>27,106,258 </text:p>
          </table:table-cell>
          <table:table-cell table:style-name="ce29" office:value-type="float" office:value="2314.57283437292" calcext:value-type="float">
            <text:p>2,314.57 </text:p>
          </table:table-cell>
          <table:table-cell table:style-name="ce29" office:value-type="float" office:value="179.595558019836" calcext:value-type="float">
            <text:p>179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595616" calcext:value-type="float">
            <text:p>12,595,616 </text:p>
          </table:table-cell>
          <table:table-cell table:style-name="ce29" office:value-type="float" office:value="1506.2456477669" calcext:value-type="float">
            <text:p>1,506.25 </text:p>
          </table:table-cell>
          <table:table-cell table:style-name="ce29" office:value-type="float" office:value="116.874709496423" calcext:value-type="float">
            <text:p>116.8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461023" calcext:value-type="float">
            <text:p>26,461,023 </text:p>
          </table:table-cell>
          <table:table-cell table:style-name="ce29" office:value-type="float" office:value="1155.42376099951" calcext:value-type="float">
            <text:p>1,155.42 </text:p>
          </table:table-cell>
          <table:table-cell table:style-name="ce29" office:value-type="float" office:value="89.6532491976236" calcext:value-type="float">
            <text:p>89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073825" calcext:value-type="float">
            <text:p>9,073,825 </text:p>
          </table:table-cell>
          <table:table-cell table:style-name="ce29" office:value-type="float" office:value="1334.76724439434" calcext:value-type="float">
            <text:p>1,334.77 </text:p>
          </table:table-cell>
          <table:table-cell table:style-name="ce29" office:value-type="float" office:value="103.569118466971" calcext:value-type="float">
            <text:p>103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5564414" calcext:value-type="float">
            <text:p>185,564,414 </text:p>
          </table:table-cell>
          <table:table-cell table:style-name="ce29" office:value-type="float" office:value="1281.97792811037" calcext:value-type="float">
            <text:p>1,281.98 </text:p>
          </table:table-cell>
          <table:table-cell table:style-name="ce29" office:value-type="float" office:value="99.4730163375795" calcext:value-type="float">
            <text:p>99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111062" calcext:value-type="float">
            <text:p>44,111,062 </text:p>
          </table:table-cell>
          <table:table-cell table:style-name="ce29" office:value-type="float" office:value="940.609643951886" calcext:value-type="float">
            <text:p>940.61 </text:p>
          </table:table-cell>
          <table:table-cell table:style-name="ce29" office:value-type="float" office:value="72.9850931349698" calcext:value-type="float">
            <text:p>72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572466" calcext:value-type="float">
            <text:p>33,572,466 </text:p>
          </table:table-cell>
          <table:table-cell table:style-name="ce29" office:value-type="float" office:value="1439.27803756829" calcext:value-type="float">
            <text:p>1,439.28 </text:p>
          </table:table-cell>
          <table:table-cell table:style-name="ce29" office:value-type="float" office:value="111.678465444707" calcext:value-type="float">
            <text:p>111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741856" calcext:value-type="float">
            <text:p>4,741,856 </text:p>
          </table:table-cell>
          <table:table-cell table:style-name="ce29" office:value-type="float" office:value="651.162724930186" calcext:value-type="float">
            <text:p>651.16 </text:p>
          </table:table-cell>
          <table:table-cell table:style-name="ce29" office:value-type="float" office:value="50.5259247878617" calcext:value-type="float">
            <text:p>50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4034537" calcext:value-type="float">
            <text:p>74,034,537 </text:p>
          </table:table-cell>
          <table:table-cell table:style-name="ce29" office:value-type="float" office:value="1022.98436788647" calcext:value-type="float">
            <text:p>1,022.98 </text:p>
          </table:table-cell>
          <table:table-cell table:style-name="ce29" office:value-type="float" office:value="79.3768274075138" calcext:value-type="float">
            <text:p>79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5530601" calcext:value-type="float">
            <text:p>65,530,601 </text:p>
          </table:table-cell>
          <table:table-cell table:style-name="ce29" office:value-type="float" office:value="1809.56865865874" calcext:value-type="float">
            <text:p>1,809.57 </text:p>
          </table:table-cell>
          <table:table-cell table:style-name="ce29" office:value-type="float" office:value="140.410570884053" calcext:value-type="float">
            <text:p>140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429825" calcext:value-type="float">
            <text:p>21,429,825 </text:p>
          </table:table-cell>
          <table:table-cell table:style-name="ce29" office:value-type="float" office:value="1527.81508468743" calcext:value-type="float">
            <text:p>1,527.82 </text:p>
          </table:table-cell>
          <table:table-cell table:style-name="ce29" office:value-type="float" office:value="118.548355277791" calcext:value-type="float">
            <text:p>118.5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429218" calcext:value-type="float">
            <text:p>16,429,218 </text:p>
          </table:table-cell>
          <table:table-cell table:style-name="ce29" office:value-type="float" office:value="1106.98319903235" calcext:value-type="float">
            <text:p>1,106.98 </text:p>
          </table:table-cell>
          <table:table-cell table:style-name="ce29" office:value-type="float" office:value="85.8945816680948" calcext:value-type="float">
            <text:p>85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7399906" calcext:value-type="float">
            <text:p>247,399,906 </text:p>
          </table:table-cell>
          <table:table-cell table:style-name="ce29" office:value-type="float" office:value="1354.94270137495" calcext:value-type="float">
            <text:p>1,354.94 </text:p>
          </table:table-cell>
          <table:table-cell table:style-name="ce29" office:value-type="float" office:value="105.134600615956" calcext:value-type="float">
            <text:p>105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86864809" calcext:value-type="float">
            <text:p>286,864,809 </text:p>
          </table:table-cell>
          <table:table-cell table:style-name="ce29" office:value-type="float" office:value="1206.51132174736" calcext:value-type="float">
            <text:p>1,206.51 </text:p>
          </table:table-cell>
          <table:table-cell table:style-name="ce29" office:value-type="float" office:value="93.6173063420461" calcext:value-type="float">
            <text:p>93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62142" calcext:value-type="float">
            <text:p>5,862,142 </text:p>
          </table:table-cell>
          <table:table-cell table:style-name="ce29" office:value-type="float" office:value="1446.01151956266" calcext:value-type="float">
            <text:p>1,446.01 </text:p>
          </table:table-cell>
          <table:table-cell table:style-name="ce29" office:value-type="float" office:value="112.20093915486" calcext:value-type="float">
            <text:p>112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272791" calcext:value-type="float">
            <text:p>38,272,791 </text:p>
          </table:table-cell>
          <table:table-cell table:style-name="ce29" office:value-type="float" office:value="1254.29630027618" calcext:value-type="float">
            <text:p>1,254.30 </text:p>
          </table:table-cell>
          <table:table-cell table:style-name="ce29" office:value-type="float" office:value="97.3251049286371" calcext:value-type="float">
            <text:p>97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843251" calcext:value-type="float">
            <text:p>17,843,251 </text:p>
          </table:table-cell>
          <table:table-cell table:style-name="ce29" office:value-type="float" office:value="1501.82925597648" calcext:value-type="float">
            <text:p>1,501.83 </text:p>
          </table:table-cell>
          <table:table-cell table:style-name="ce29" office:value-type="float" office:value="116.532026675534" calcext:value-type="float">
            <text:p>116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5509390" calcext:value-type="float">
            <text:p>125,509,390 </text:p>
          </table:table-cell>
          <table:table-cell table:style-name="ce29" office:value-type="float" office:value="1279.09564521967" calcext:value-type="float">
            <text:p>1,279.10 </text:p>
          </table:table-cell>
          <table:table-cell table:style-name="ce29" office:value-type="float" office:value="99.2493702304285" calcext:value-type="float">
            <text:p>99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076722" calcext:value-type="float">
            <text:p>12,076,722 </text:p>
          </table:table-cell>
          <table:table-cell table:style-name="ce29" office:value-type="float" office:value="797.57345113719" calcext:value-type="float">
            <text:p>797.57 </text:p>
          </table:table-cell>
          <table:table-cell table:style-name="ce29" office:value-type="float" office:value="61.8864297081401" calcext:value-type="float">
            <text:p>61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7996955" calcext:value-type="float">
            <text:p>247,996,955 </text:p>
          </table:table-cell>
          <table:table-cell table:style-name="ce29" office:value-type="float" office:value="1251.86363244946" calcext:value-type="float">
            <text:p>1,251.86 </text:p>
          </table:table-cell>
          <table:table-cell table:style-name="ce29" office:value-type="float" office:value="97.1363459795434" calcext:value-type="float">
            <text:p>97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7002519" calcext:value-type="float">
            <text:p>117,002,519 </text:p>
          </table:table-cell>
          <table:table-cell table:style-name="ce29" office:value-type="float" office:value="1253.99855198733" calcext:value-type="float">
            <text:p>1,254.00 </text:p>
          </table:table-cell>
          <table:table-cell table:style-name="ce29" office:value-type="float" office:value="97.3020016288437" calcext:value-type="float">
            <text:p>97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733460" calcext:value-type="float">
            <text:p>32,733,460 </text:p>
          </table:table-cell>
          <table:table-cell table:style-name="ce29" office:value-type="float" office:value="1300.85316721444" calcext:value-type="float">
            <text:p>1,300.85 </text:p>
          </table:table-cell>
          <table:table-cell table:style-name="ce29" office:value-type="float" office:value="100.937610170753" calcext:value-type="float">
            <text:p>100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102686" calcext:value-type="float">
            <text:p>25,102,686 </text:p>
          </table:table-cell>
          <table:table-cell table:style-name="ce29" office:value-type="float" office:value="1069.40639859196" calcext:value-type="float">
            <text:p>1,069.41 </text:p>
          </table:table-cell>
          <table:table-cell table:style-name="ce29" office:value-type="float" office:value="82.9788702489206" calcext:value-type="float">
            <text:p>82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0748910" calcext:value-type="float">
            <text:p>110,748,910 </text:p>
          </table:table-cell>
          <table:table-cell table:style-name="ce29" office:value-type="float" office:value="1334.2300302375" calcext:value-type="float">
            <text:p>1,334.23 </text:p>
          </table:table-cell>
          <table:table-cell table:style-name="ce29" office:value-type="float" office:value="103.527434198132" calcext:value-type="float">
            <text:p>103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3374739" calcext:value-type="float">
            <text:p>583,374,739 </text:p>
          </table:table-cell>
          <table:table-cell table:style-name="ce29" office:value-type="float" office:value="1342.90723119251" calcext:value-type="float">
            <text:p>1,342.91 </text:p>
          </table:table-cell>
          <table:table-cell table:style-name="ce29" office:value-type="float" office:value="104.200727656183" calcext:value-type="float">
            <text:p>104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075088" calcext:value-type="float">
            <text:p>24,075,088 </text:p>
          </table:table-cell>
          <table:table-cell table:style-name="ce29" office:value-type="float" office:value="1162.37670260378" calcext:value-type="float">
            <text:p>1,162.38 </text:p>
          </table:table-cell>
          <table:table-cell table:style-name="ce29" office:value-type="float" office:value="90.1927515233889" calcext:value-type="float">
            <text:p>90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012847" calcext:value-type="float">
            <text:p>6,012,847 </text:p>
          </table:table-cell>
          <table:table-cell table:style-name="ce29" office:value-type="float" office:value="443.036972553591" calcext:value-type="float">
            <text:p>443.04 </text:p>
          </table:table-cell>
          <table:table-cell table:style-name="ce29" office:value-type="float" office:value="34.3767416291905" calcext:value-type="float">
            <text:p>34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39541341" calcext:value-type="float">
            <text:p>39,541,341 </text:p>
          </table:table-cell>
          <table:table-cell table:style-name="ce29" office:value-type="float" office:value="1498.76544440565" calcext:value-type="float">
            <text:p>1,498.77 </text:p>
          </table:table-cell>
          <table:table-cell table:style-name="ce29" office:value-type="float" office:value="116.294295142286" calcext:value-type="float">
            <text:p>116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38109210" calcext:value-type="float">
            <text:p><text:s/>$38,109,210 </text:p>
          </table:table-cell>
          <table:table-cell table:style-name="ce28" office:value-type="float" office:value="962.854371723854" calcext:value-type="float">
            <text:p><text:s/>$962.85 </text:p>
          </table:table-cell>
          <table:table-cell table:style-name="ce29" office:value-type="float" office:value="70.9268196287655" calcext:value-type="float">
            <text:p>70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1390729" calcext:value-type="float">
            <text:p>121,390,729 </text:p>
          </table:table-cell>
          <table:table-cell table:style-name="ce29" office:value-type="float" office:value="1274.48151859175" calcext:value-type="float">
            <text:p>1,274.48 </text:p>
          </table:table-cell>
          <table:table-cell table:style-name="ce29" office:value-type="float" office:value="93.882235407534" calcext:value-type="float">
            <text:p>93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288397" calcext:value-type="float">
            <text:p>22,288,397 </text:p>
          </table:table-cell>
          <table:table-cell table:style-name="ce29" office:value-type="float" office:value="1320.02692459316" calcext:value-type="float">
            <text:p>1,320.03 </text:p>
          </table:table-cell>
          <table:table-cell table:style-name="ce29" office:value-type="float" office:value="97.2372503415137" calcext:value-type="float">
            <text:p>97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714965" calcext:value-type="float">
            <text:p>12,714,965 </text:p>
          </table:table-cell>
          <table:table-cell table:style-name="ce29" office:value-type="float" office:value="967.101580760339" calcext:value-type="float">
            <text:p>967.10 </text:p>
          </table:table-cell>
          <table:table-cell table:style-name="ce29" office:value-type="float" office:value="71.2396821322791" calcext:value-type="float">
            <text:p>71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175278" calcext:value-type="float">
            <text:p>35,175,278 </text:p>
          </table:table-cell>
          <table:table-cell table:style-name="ce29" office:value-type="float" office:value="1071.14376344982" calcext:value-type="float">
            <text:p>1,071.14 </text:p>
          </table:table-cell>
          <table:table-cell table:style-name="ce29" office:value-type="float" office:value="78.9037498689072" calcext:value-type="float">
            <text:p>78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205938" calcext:value-type="float">
            <text:p>15,205,938 </text:p>
          </table:table-cell>
          <table:table-cell table:style-name="ce29" office:value-type="float" office:value="1038.01270667273" calcext:value-type="float">
            <text:p>1,038.01 </text:p>
          </table:table-cell>
          <table:table-cell table:style-name="ce29" office:value-type="float" office:value="76.4632141480878" calcext:value-type="float">
            <text:p>76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6887552" calcext:value-type="float">
            <text:p>296,887,552 </text:p>
          </table:table-cell>
          <table:table-cell table:style-name="ce29" office:value-type="float" office:value="1400.16291559292" calcext:value-type="float">
            <text:p>1,400.16 </text:p>
          </table:table-cell>
          <table:table-cell table:style-name="ce29" office:value-type="float" office:value="103.140314341977" calcext:value-type="float">
            <text:p>103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5166582" calcext:value-type="float">
            <text:p>85,166,582 </text:p>
          </table:table-cell>
          <table:table-cell table:style-name="ce29" office:value-type="float" office:value="1181.00075061918" calcext:value-type="float">
            <text:p>1,181.00 </text:p>
          </table:table-cell>
          <table:table-cell table:style-name="ce29" office:value-type="float" office:value="86.9961540192572" calcext:value-type="float">
            <text:p>87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480186" calcext:value-type="float">
            <text:p>6,480,186 </text:p>
          </table:table-cell>
          <table:table-cell table:style-name="ce29" office:value-type="float" office:value="1365.590284097" calcext:value-type="float">
            <text:p>1,365.59 </text:p>
          </table:table-cell>
          <table:table-cell table:style-name="ce29" office:value-type="float" office:value="100.593587785798" calcext:value-type="float">
            <text:p>100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6465732" calcext:value-type="float">
            <text:p>66,465,732 </text:p>
          </table:table-cell>
          <table:table-cell table:style-name="ce29" office:value-type="float" office:value="994.160534592665" calcext:value-type="float">
            <text:p>994.16 </text:p>
          </table:table-cell>
          <table:table-cell table:style-name="ce29" office:value-type="float" office:value="73.2329280417019" calcext:value-type="float">
            <text:p>73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436720" calcext:value-type="float">
            <text:p>6,436,720 </text:p>
          </table:table-cell>
          <table:table-cell table:style-name="ce29" office:value-type="float" office:value="903.847721066411" calcext:value-type="float">
            <text:p>903.85 </text:p>
          </table:table-cell>
          <table:table-cell table:style-name="ce29" office:value-type="float" office:value="66.5802079385833" calcext:value-type="float">
            <text:p>66.5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520668" calcext:value-type="float">
            <text:p>37,520,668 </text:p>
          </table:table-cell>
          <table:table-cell table:style-name="ce29" office:value-type="float" office:value="1126.76683173145" calcext:value-type="float">
            <text:p>1,126.77 </text:p>
          </table:table-cell>
          <table:table-cell table:style-name="ce29" office:value-type="float" office:value="83.0011164562826" calcext:value-type="float">
            <text:p>83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418704" calcext:value-type="float">
            <text:p>18,418,704 </text:p>
          </table:table-cell>
          <table:table-cell table:style-name="ce29" office:value-type="float" office:value="995.3575960927" calcext:value-type="float">
            <text:p>995.36 </text:p>
          </table:table-cell>
          <table:table-cell table:style-name="ce29" office:value-type="float" office:value="73.3211072800072" calcext:value-type="float">
            <text:p>73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786021" calcext:value-type="float">
            <text:p>27,786,021 </text:p>
          </table:table-cell>
          <table:table-cell table:style-name="ce29" office:value-type="float" office:value="1129.88813106836" calcext:value-type="float">
            <text:p>1,129.89 </text:p>
          </table:table-cell>
          <table:table-cell table:style-name="ce29" office:value-type="float" office:value="83.2310409823351" calcext:value-type="float">
            <text:p>83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912908" calcext:value-type="float">
            <text:p>16,912,908 </text:p>
          </table:table-cell>
          <table:table-cell table:style-name="ce29" office:value-type="float" office:value="1005.87200250777" calcext:value-type="float">
            <text:p>1,005.87 </text:p>
          </table:table-cell>
          <table:table-cell table:style-name="ce29" office:value-type="float" office:value="74.0956308520094" calcext:value-type="float">
            <text:p>74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0631152" calcext:value-type="float">
            <text:p>60,631,152 </text:p>
          </table:table-cell>
          <table:table-cell table:style-name="ce29" office:value-type="float" office:value="1138.88614498546" calcext:value-type="float">
            <text:p>1,138.89 </text:p>
          </table:table-cell>
          <table:table-cell table:style-name="ce29" office:value-type="float" office:value="83.8938624108472" calcext:value-type="float">
            <text:p>83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254752" calcext:value-type="float">
            <text:p>29,254,752 </text:p>
          </table:table-cell>
          <table:table-cell table:style-name="ce29" office:value-type="float" office:value="1035.73972355632" calcext:value-type="float">
            <text:p>1,035.74 </text:p>
          </table:table-cell>
          <table:table-cell table:style-name="ce29" office:value-type="float" office:value="76.2957792085459" calcext:value-type="float">
            <text:p>76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592977" calcext:value-type="float">
            <text:p>30,592,977 </text:p>
          </table:table-cell>
          <table:table-cell table:style-name="ce29" office:value-type="float" office:value="1009.67538742981" calcext:value-type="float">
            <text:p>1,009.68 </text:p>
          </table:table-cell>
          <table:table-cell table:style-name="ce29" office:value-type="float" office:value="74.375799903806" calcext:value-type="float">
            <text:p>74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172024" calcext:value-type="float">
            <text:p>8,172,024 </text:p>
          </table:table-cell>
          <table:table-cell table:style-name="ce29" office:value-type="float" office:value="1168.73128271792" calcext:value-type="float">
            <text:p>1,168.73 </text:p>
          </table:table-cell>
          <table:table-cell table:style-name="ce29" office:value-type="float" office:value="86.0923472107409" calcext:value-type="float">
            <text:p>86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710356" calcext:value-type="float">
            <text:p>16,710,356 </text:p>
          </table:table-cell>
          <table:table-cell table:style-name="ce29" office:value-type="float" office:value="1318.65995348123" calcext:value-type="float">
            <text:p>1,318.66 </text:p>
          </table:table-cell>
          <table:table-cell table:style-name="ce29" office:value-type="float" office:value="97.1365550376954" calcext:value-type="float">
            <text:p>97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22437210" calcext:value-type="float">
            <text:p>422,437,210 </text:p>
          </table:table-cell>
          <table:table-cell table:style-name="ce29" office:value-type="float" office:value="1373.36007117235" calcext:value-type="float">
            <text:p>1,373.36 </text:p>
          </table:table-cell>
          <table:table-cell table:style-name="ce29" office:value-type="float" office:value="101.165934240912" calcext:value-type="float">
            <text:p>101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593898" calcext:value-type="float">
            <text:p>15,593,898 </text:p>
          </table:table-cell>
          <table:table-cell table:style-name="ce29" office:value-type="float" office:value="1077.56792727734" calcext:value-type="float">
            <text:p>1,077.57 </text:p>
          </table:table-cell>
          <table:table-cell table:style-name="ce29" office:value-type="float" office:value="79.3769735696463" calcext:value-type="float">
            <text:p>79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73937" calcext:value-type="float">
            <text:p>4,973,937 </text:p>
          </table:table-cell>
          <table:table-cell table:style-name="ce29" office:value-type="float" office:value="954.573576696462" calcext:value-type="float">
            <text:p>954.57 </text:p>
          </table:table-cell>
          <table:table-cell table:style-name="ce29" office:value-type="float" office:value="70.3168307534603" calcext:value-type="float">
            <text:p>70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203849" calcext:value-type="float">
            <text:p>54,203,849 </text:p>
          </table:table-cell>
          <table:table-cell table:style-name="ce29" office:value-type="float" office:value="1130.69841850622" calcext:value-type="float">
            <text:p>1,130.70 </text:p>
          </table:table-cell>
          <table:table-cell table:style-name="ce29" office:value-type="float" office:value="83.290729251548" calcext:value-type="float">
            <text:p>83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70272" calcext:value-type="float">
            <text:p>12,670,272 </text:p>
          </table:table-cell>
          <table:table-cell table:style-name="ce29" office:value-type="float" office:value="1267.62182375723" calcext:value-type="float">
            <text:p>1,267.62 </text:p>
          </table:table-cell>
          <table:table-cell table:style-name="ce29" office:value-type="float" office:value="93.3769291509238" calcext:value-type="float">
            <text:p>93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993428" calcext:value-type="float">
            <text:p>18,993,428 </text:p>
          </table:table-cell>
          <table:table-cell table:style-name="ce29" office:value-type="float" office:value="1152.59037620457" calcext:value-type="float">
            <text:p>1,152.59 </text:p>
          </table:table-cell>
          <table:table-cell table:style-name="ce29" office:value-type="float" office:value="84.9033583059414" calcext:value-type="float">
            <text:p>84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976000" calcext:value-type="float">
            <text:p>32,976,000 </text:p>
          </table:table-cell>
          <table:table-cell table:style-name="ce29" office:value-type="float" office:value="1211.93473193392" calcext:value-type="float">
            <text:p>1,211.93 </text:p>
          </table:table-cell>
          <table:table-cell table:style-name="ce29" office:value-type="float" office:value="89.2748463922083" calcext:value-type="float">
            <text:p>89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276925" calcext:value-type="float">
            <text:p>12,276,925 </text:p>
          </table:table-cell>
          <table:table-cell table:style-name="ce29" office:value-type="float" office:value="1115.79528630321" calcext:value-type="float">
            <text:p>1,115.80 </text:p>
          </table:table-cell>
          <table:table-cell table:style-name="ce29" office:value-type="float" office:value="82.1929186160997" calcext:value-type="float">
            <text:p>82.1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44362158" calcext:value-type="float">
            <text:p>1,744,362,158 </text:p>
          </table:table-cell>
          <table:table-cell table:style-name="ce29" office:value-type="float" office:value="1682.9793641613" calcext:value-type="float">
            <text:p>1,682.98 </text:p>
          </table:table-cell>
          <table:table-cell table:style-name="ce29" office:value-type="float" office:value="123.973445316649" calcext:value-type="float">
            <text:p>123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051473" calcext:value-type="float">
            <text:p>99,051,473 </text:p>
          </table:table-cell>
          <table:table-cell table:style-name="ce29" office:value-type="float" office:value="1463.04201644348" calcext:value-type="float">
            <text:p>1,463.04 </text:p>
          </table:table-cell>
          <table:table-cell table:style-name="ce29" office:value-type="float" office:value="107.772182644618" calcext:value-type="float">
            <text:p>107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258633" calcext:value-type="float">
            <text:p>14,258,633 </text:p>
          </table:table-cell>
          <table:table-cell table:style-name="ce29" office:value-type="float" office:value="924.776754887979" calcext:value-type="float">
            <text:p>924.78 </text:p>
          </table:table-cell>
          <table:table-cell table:style-name="ce29" office:value-type="float" office:value="68.121905053391" calcext:value-type="float">
            <text:p>68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664613" calcext:value-type="float">
            <text:p>30,664,613 </text:p>
          </table:table-cell>
          <table:table-cell table:style-name="ce29" office:value-type="float" office:value="1150.56645573942" calcext:value-type="float">
            <text:p>1,150.57 </text:p>
          </table:table-cell>
          <table:table-cell table:style-name="ce29" office:value-type="float" office:value="84.7542700886679" calcext:value-type="float">
            <text:p>84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7214144" calcext:value-type="float">
            <text:p>57,214,144 </text:p>
          </table:table-cell>
          <table:table-cell table:style-name="ce29" office:value-type="float" office:value="1070.41552145038" calcext:value-type="float">
            <text:p>1,070.42 </text:p>
          </table:table-cell>
          <table:table-cell table:style-name="ce29" office:value-type="float" office:value="78.8501053194745" calcext:value-type="float">
            <text:p>78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5434229" calcext:value-type="float">
            <text:p>105,434,229 </text:p>
          </table:table-cell>
          <table:table-cell table:style-name="ce29" office:value-type="float" office:value="1399.42034119609" calcext:value-type="float">
            <text:p>1,399.42 </text:p>
          </table:table-cell>
          <table:table-cell table:style-name="ce29" office:value-type="float" office:value="103.085614023994" calcext:value-type="float">
            <text:p>103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760982" calcext:value-type="float">
            <text:p>17,760,982 </text:p>
          </table:table-cell>
          <table:table-cell table:style-name="ce29" office:value-type="float" office:value="1066.82774695071" calcext:value-type="float">
            <text:p>1,066.83 </text:p>
          </table:table-cell>
          <table:table-cell table:style-name="ce29" office:value-type="float" office:value="78.5858187956966" calcext:value-type="float">
            <text:p>78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817512" calcext:value-type="float">
            <text:p>44,817,512 </text:p>
          </table:table-cell>
          <table:table-cell table:style-name="ce29" office:value-type="float" office:value="1222.9541701378" calcext:value-type="float">
            <text:p>1,222.95 </text:p>
          </table:table-cell>
          <table:table-cell table:style-name="ce29" office:value-type="float" office:value="90.0865721618048" calcext:value-type="float">
            <text:p>90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375693" calcext:value-type="float">
            <text:p>20,375,693 </text:p>
          </table:table-cell>
          <table:table-cell table:style-name="ce29" office:value-type="float" office:value="950.32766484751" calcext:value-type="float">
            <text:p>950.33 </text:p>
          </table:table-cell>
          <table:table-cell table:style-name="ce29" office:value-type="float" office:value="70.0040638047772" calcext:value-type="float">
            <text:p>70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863158" calcext:value-type="float">
            <text:p>16,863,158 </text:p>
          </table:table-cell>
          <table:table-cell table:style-name="ce29" office:value-type="float" office:value="1038.1678250206" calcext:value-type="float">
            <text:p>1,038.17 </text:p>
          </table:table-cell>
          <table:table-cell table:style-name="ce29" office:value-type="float" office:value="76.4746406435201" calcext:value-type="float">
            <text:p>76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020920" calcext:value-type="float">
            <text:p>23,020,920 </text:p>
          </table:table-cell>
          <table:table-cell table:style-name="ce29" office:value-type="float" office:value="1270.99968496919" calcext:value-type="float">
            <text:p>1,271.00 </text:p>
          </table:table-cell>
          <table:table-cell table:style-name="ce29" office:value-type="float" office:value="93.6257528151744" calcext:value-type="float">
            <text:p>93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23010" calcext:value-type="float">
            <text:p>1,623,010 </text:p>
          </table:table-cell>
          <table:table-cell table:style-name="ce29" office:value-type="float" office:value="130.358517479456" calcext:value-type="float">
            <text:p>130.36 </text:p>
          </table:table-cell>
          <table:table-cell table:style-name="ce29" office:value-type="float" office:value="9.6026100393408" calcext:value-type="float">
            <text:p>9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132734" calcext:value-type="float">
            <text:p>44,132,734 </text:p>
          </table:table-cell>
          <table:table-cell table:style-name="ce29" office:value-type="float" office:value="1223.12562968563" calcext:value-type="float">
            <text:p>1,223.13 </text:p>
          </table:table-cell>
          <table:table-cell table:style-name="ce29" office:value-type="float" office:value="90.0992024003742" calcext:value-type="float">
            <text:p>90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0988831" calcext:value-type="float">
            <text:p>140,988,831 </text:p>
          </table:table-cell>
          <table:table-cell table:style-name="ce29" office:value-type="float" office:value="1429.55546412549" calcext:value-type="float">
            <text:p>1,429.56 </text:p>
          </table:table-cell>
          <table:table-cell table:style-name="ce29" office:value-type="float" office:value="105.305460026955" calcext:value-type="float">
            <text:p>105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9583998" calcext:value-type="float">
            <text:p>359,583,998 </text:p>
          </table:table-cell>
          <table:table-cell table:style-name="ce29" office:value-type="float" office:value="1212.80152132018" calcext:value-type="float">
            <text:p>1,212.80 </text:p>
          </table:table-cell>
          <table:table-cell table:style-name="ce29" office:value-type="float" office:value="89.3386967690262" calcext:value-type="float">
            <text:p>89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6462083" calcext:value-type="float">
            <text:p>56,462,083 </text:p>
          </table:table-cell>
          <table:table-cell table:style-name="ce29" office:value-type="float" office:value="1049.57281736881" calcext:value-type="float">
            <text:p>1,049.57 </text:p>
          </table:table-cell>
          <table:table-cell table:style-name="ce29" office:value-type="float" office:value="77.3147675193014" calcext:value-type="float">
            <text:p>77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22572" calcext:value-type="float">
            <text:p>3,022,572 </text:p>
          </table:table-cell>
          <table:table-cell table:style-name="ce29" office:value-type="float" office:value="1330.05852988169" calcext:value-type="float">
            <text:p>1,330.06 </text:p>
          </table:table-cell>
          <table:table-cell table:style-name="ce29" office:value-type="float" office:value="97.9762092949976" calcext:value-type="float">
            <text:p>97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2749768" calcext:value-type="float">
            <text:p>42,749,768 </text:p>
          </table:table-cell>
          <table:table-cell table:style-name="ce29" office:value-type="float" office:value="1222.23909273713" calcext:value-type="float">
            <text:p>1,222.24 </text:p>
          </table:table-cell>
          <table:table-cell table:style-name="ce29" office:value-type="float" office:value="90.0338973572788" calcext:value-type="float">
            <text:p>90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5891774" calcext:value-type="float">
            <text:p>85,891,774 </text:p>
          </table:table-cell>
          <table:table-cell table:style-name="ce29" office:value-type="float" office:value="1348.46962396207" calcext:value-type="float">
            <text:p>1,348.47 </text:p>
          </table:table-cell>
          <table:table-cell table:style-name="ce29" office:value-type="float" office:value="99.3324272105575" calcext:value-type="float">
            <text:p>99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17038" calcext:value-type="float">
            <text:p>7,717,038 </text:p>
          </table:table-cell>
          <table:table-cell table:style-name="ce29" office:value-type="float" office:value="1156.06059629318" calcext:value-type="float">
            <text:p>1,156.06 </text:p>
          </table:table-cell>
          <table:table-cell table:style-name="ce29" office:value-type="float" office:value="85.1589854096085" calcext:value-type="float">
            <text:p>85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049206" calcext:value-type="float">
            <text:p>26,049,206 </text:p>
          </table:table-cell>
          <table:table-cell table:style-name="ce29" office:value-type="float" office:value="1090.32783874384" calcext:value-type="float">
            <text:p>1,090.33 </text:p>
          </table:table-cell>
          <table:table-cell table:style-name="ce29" office:value-type="float" office:value="80.3169079622618" calcext:value-type="float">
            <text:p>80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878759" calcext:value-type="float">
            <text:p>16,878,759 </text:p>
          </table:table-cell>
          <table:table-cell table:style-name="ce29" office:value-type="float" office:value="1042.91880867019" calcext:value-type="float">
            <text:p>1,042.92 </text:p>
          </table:table-cell>
          <table:table-cell table:style-name="ce29" office:value-type="float" office:value="76.8246127371922" calcext:value-type="float">
            <text:p>76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0780875" calcext:value-type="float">
            <text:p><text:s/>$10,780,875 </text:p>
          </table:table-cell>
          <table:table-cell table:style-name="ce28" office:value-type="float" office:value="914.387929881136" calcext:value-type="float">
            <text:p><text:s/>$914.39 </text:p>
          </table:table-cell>
          <table:table-cell table:style-name="ce29" office:value-type="float" office:value="67.3566321948424" calcext:value-type="float">
            <text:p>67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966669" calcext:value-type="float">
            <text:p>29,966,669 </text:p>
          </table:table-cell>
          <table:table-cell table:style-name="ce29" office:value-type="float" office:value="1170.79834411815" calcext:value-type="float">
            <text:p>1,170.80 </text:p>
          </table:table-cell>
          <table:table-cell table:style-name="ce29" office:value-type="float" office:value="86.2446133222123" calcext:value-type="float">
            <text:p>86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6362312" calcext:value-type="float">
            <text:p>586,362,312 </text:p>
          </table:table-cell>
          <table:table-cell table:style-name="ce29" office:value-type="float" office:value="1966.91170284314" calcext:value-type="float">
            <text:p>1,966.91 </text:p>
          </table:table-cell>
          <table:table-cell table:style-name="ce29" office:value-type="float" office:value="144.888776195196" calcext:value-type="float">
            <text:p>144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724367" calcext:value-type="float">
            <text:p>35,724,367 </text:p>
          </table:table-cell>
          <table:table-cell table:style-name="ce29" office:value-type="float" office:value="1084.99265006338" calcext:value-type="float">
            <text:p>1,084.99 </text:p>
          </table:table-cell>
          <table:table-cell table:style-name="ce29" office:value-type="float" office:value="79.9239015260478" calcext:value-type="float">
            <text:p>79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034865" calcext:value-type="float">
            <text:p>13,034,865 </text:p>
          </table:table-cell>
          <table:table-cell table:style-name="ce29" office:value-type="float" office:value="982.456253894491" calcext:value-type="float">
            <text:p>982.46 </text:p>
          </table:table-cell>
          <table:table-cell table:style-name="ce29" office:value-type="float" office:value="72.3707546639381" calcext:value-type="float">
            <text:p>72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233228" calcext:value-type="float">
            <text:p>13,233,228 </text:p>
          </table:table-cell>
          <table:table-cell table:style-name="ce29" office:value-type="float" office:value="948.601130583042" calcext:value-type="float">
            <text:p>948.60 </text:p>
          </table:table-cell>
          <table:table-cell table:style-name="ce29" office:value-type="float" office:value="69.8768819713089" calcext:value-type="float">
            <text:p>69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06544" calcext:value-type="float">
            <text:p>9,506,544 </text:p>
          </table:table-cell>
          <table:table-cell table:style-name="ce29" office:value-type="float" office:value="1000.55042268897" calcext:value-type="float">
            <text:p>1,000.55 </text:p>
          </table:table-cell>
          <table:table-cell table:style-name="ce29" office:value-type="float" office:value="73.7036268864742" calcext:value-type="float">
            <text:p>73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87991" calcext:value-type="float">
            <text:p>34,887,991 </text:p>
          </table:table-cell>
          <table:table-cell table:style-name="ce29" office:value-type="float" office:value="1079.99556920358" calcext:value-type="float">
            <text:p>1,080.00 </text:p>
          </table:table-cell>
          <table:table-cell table:style-name="ce29" office:value-type="float" office:value="79.5558011536321" calcext:value-type="float">
            <text:p>79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984333" calcext:value-type="float">
            <text:p>8,984,333 </text:p>
          </table:table-cell>
          <table:table-cell table:style-name="ce29" office:value-type="float" office:value="862.918787682697" calcext:value-type="float">
            <text:p>862.92 </text:p>
          </table:table-cell>
          <table:table-cell table:style-name="ce29" office:value-type="float" office:value="63.5652566012308" calcext:value-type="float">
            <text:p>63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3701788" calcext:value-type="float">
            <text:p>73,701,788 </text:p>
          </table:table-cell>
          <table:table-cell table:style-name="ce29" office:value-type="float" office:value="806.410167174847" calcext:value-type="float">
            <text:p>806.41 </text:p>
          </table:table-cell>
          <table:table-cell table:style-name="ce29" office:value-type="float" office:value="59.4026575084366" calcext:value-type="float">
            <text:p>59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751555" calcext:value-type="float">
            <text:p>15,751,555 </text:p>
          </table:table-cell>
          <table:table-cell table:style-name="ce29" office:value-type="float" office:value="1015.01580332525" calcext:value-type="float">
            <text:p>1,015.02 </text:p>
          </table:table-cell>
          <table:table-cell table:style-name="ce29" office:value-type="float" office:value="74.7691913927805" calcext:value-type="float">
            <text:p>74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788308" calcext:value-type="float">
            <text:p>18,788,308 </text:p>
          </table:table-cell>
          <table:table-cell table:style-name="ce29" office:value-type="float" office:value="1052.13833828086" calcext:value-type="float">
            <text:p>1,052.14 </text:p>
          </table:table-cell>
          <table:table-cell table:style-name="ce29" office:value-type="float" office:value="77.5037516941952" calcext:value-type="float">
            <text:p>77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978821" calcext:value-type="float">
            <text:p>13,978,821 </text:p>
          </table:table-cell>
          <table:table-cell table:style-name="ce29" office:value-type="float" office:value="1044.72987832613" calcext:value-type="float">
            <text:p>1,044.73 </text:p>
          </table:table-cell>
          <table:table-cell table:style-name="ce29" office:value-type="float" office:value="76.9580217080548" calcext:value-type="float">
            <text:p>76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283684" calcext:value-type="float">
            <text:p>12,283,684 </text:p>
          </table:table-cell>
          <table:table-cell table:style-name="ce29" office:value-type="float" office:value="916.591778816217" calcext:value-type="float">
            <text:p>916.59 </text:p>
          </table:table-cell>
          <table:table-cell table:style-name="ce29" office:value-type="float" office:value="67.5189744975809" calcext:value-type="float">
            <text:p>67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056446" calcext:value-type="float">
            <text:p>17,056,446 </text:p>
          </table:table-cell>
          <table:table-cell table:style-name="ce29" office:value-type="float" office:value="1073.19241999569" calcext:value-type="float">
            <text:p>1,073.19 </text:p>
          </table:table-cell>
          <table:table-cell table:style-name="ce29" office:value-type="float" office:value="79.0546602220995" calcext:value-type="float">
            <text:p>79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404098" calcext:value-type="float">
            <text:p>34,404,098 </text:p>
          </table:table-cell>
          <table:table-cell table:style-name="ce29" office:value-type="float" office:value="1015.330460135" calcext:value-type="float">
            <text:p>1,015.33 </text:p>
          </table:table-cell>
          <table:table-cell table:style-name="ce29" office:value-type="float" office:value="74.7923699828618" calcext:value-type="float">
            <text:p>74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8157725" calcext:value-type="float">
            <text:p>28,157,725 </text:p>
          </table:table-cell>
          <table:table-cell table:style-name="ce29" office:value-type="float" office:value="1164.76126377384" calcext:value-type="float">
            <text:p>1,164.76 </text:p>
          </table:table-cell>
          <table:table-cell table:style-name="ce29" office:value-type="float" office:value="85.799903383472" calcext:value-type="float">
            <text:p>85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540207" calcext:value-type="float">
            <text:p>18,540,207 </text:p>
          </table:table-cell>
          <table:table-cell table:style-name="ce29" office:value-type="float" office:value="952.297520100509" calcext:value-type="float">
            <text:p>952.30 </text:p>
          </table:table-cell>
          <table:table-cell table:style-name="ce29" office:value-type="float" office:value="70.1491694119461" calcext:value-type="float">
            <text:p>70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309084" calcext:value-type="float">
            <text:p>61,309,084 </text:p>
          </table:table-cell>
          <table:table-cell table:style-name="ce29" office:value-type="float" office:value="977.609197195973" calcext:value-type="float">
            <text:p>977.61 </text:p>
          </table:table-cell>
          <table:table-cell table:style-name="ce29" office:value-type="float" office:value="72.0137055334754" calcext:value-type="float">
            <text:p>72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792086" calcext:value-type="float">
            <text:p>33,792,086 </text:p>
          </table:table-cell>
          <table:table-cell table:style-name="ce29" office:value-type="float" office:value="1202.32328924386" calcext:value-type="float">
            <text:p>1,202.32 </text:p>
          </table:table-cell>
          <table:table-cell table:style-name="ce29" office:value-type="float" office:value="88.5668379102717" calcext:value-type="float">
            <text:p>88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111099" calcext:value-type="float">
            <text:p>21,111,099 </text:p>
          </table:table-cell>
          <table:table-cell table:style-name="ce29" office:value-type="float" office:value="981.737780450971" calcext:value-type="float">
            <text:p>981.74 </text:p>
          </table:table-cell>
          <table:table-cell table:style-name="ce29" office:value-type="float" office:value="72.3178296964319" calcext:value-type="float">
            <text:p>72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513362" calcext:value-type="float">
            <text:p>45,513,362 </text:p>
          </table:table-cell>
          <table:table-cell table:style-name="ce29" office:value-type="float" office:value="1185.44755077414" calcext:value-type="float">
            <text:p>1,185.45 </text:p>
          </table:table-cell>
          <table:table-cell table:style-name="ce29" office:value-type="float" office:value="87.3237190195087" calcext:value-type="float">
            <text:p>87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96706000" calcext:value-type="float">
            <text:p>596,706,000 </text:p>
          </table:table-cell>
          <table:table-cell table:style-name="ce29" office:value-type="float" office:value="1542.13975022917" calcext:value-type="float">
            <text:p>1,542.14 </text:p>
          </table:table-cell>
          <table:table-cell table:style-name="ce29" office:value-type="float" office:value="113.598765419766" calcext:value-type="float">
            <text:p>113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205365" calcext:value-type="float">
            <text:p>33,205,365 </text:p>
          </table:table-cell>
          <table:table-cell table:style-name="ce29" office:value-type="float" office:value="971.867103785148" calcext:value-type="float">
            <text:p>971.87 </text:p>
          </table:table-cell>
          <table:table-cell table:style-name="ce29" office:value-type="float" office:value="71.5907252411266" calcext:value-type="float">
            <text:p>71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280274" calcext:value-type="float">
            <text:p>8,280,274 </text:p>
          </table:table-cell>
          <table:table-cell table:style-name="ce29" office:value-type="float" office:value="1171.81165093364" calcext:value-type="float">
            <text:p>1,171.81 </text:p>
          </table:table-cell>
          <table:table-cell table:style-name="ce29" office:value-type="float" office:value="86.3192566242958" calcext:value-type="float">
            <text:p>86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480573" calcext:value-type="float">
            <text:p>9,480,573 </text:p>
          </table:table-cell>
          <table:table-cell table:style-name="ce29" office:value-type="float" office:value="967.676416772178" calcext:value-type="float">
            <text:p>967.68 </text:p>
          </table:table-cell>
          <table:table-cell table:style-name="ce29" office:value-type="float" office:value="71.2820263240126" calcext:value-type="float">
            <text:p>71.2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0273420" calcext:value-type="float">
            <text:p>110,273,420 </text:p>
          </table:table-cell>
          <table:table-cell table:style-name="ce29" office:value-type="float" office:value="1185.84935881439" calcext:value-type="float">
            <text:p>1,185.85 </text:p>
          </table:table-cell>
          <table:table-cell table:style-name="ce29" office:value-type="float" office:value="87.3533174377461" calcext:value-type="float">
            <text:p>87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937863" calcext:value-type="float">
            <text:p>22,937,863 </text:p>
          </table:table-cell>
          <table:table-cell table:style-name="ce29" office:value-type="float" office:value="1047.13215905274" calcext:value-type="float">
            <text:p>1,047.13 </text:p>
          </table:table-cell>
          <table:table-cell table:style-name="ce29" office:value-type="float" office:value="77.1349811079363" calcext:value-type="float">
            <text:p>77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077053" calcext:value-type="float">
            <text:p>95,077,053 </text:p>
          </table:table-cell>
          <table:table-cell table:style-name="ce29" office:value-type="float" office:value="1251.63651519182" calcext:value-type="float">
            <text:p>1,251.64 </text:p>
          </table:table-cell>
          <table:table-cell table:style-name="ce29" office:value-type="float" office:value="92.1994020703762" calcext:value-type="float">
            <text:p>92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005323" calcext:value-type="float">
            <text:p>31,005,323 </text:p>
          </table:table-cell>
          <table:table-cell table:style-name="ce29" office:value-type="float" office:value="1053.08140931622" calcext:value-type="float">
            <text:p>1,053.08 </text:p>
          </table:table-cell>
          <table:table-cell table:style-name="ce29" office:value-type="float" office:value="77.5732212123138" calcext:value-type="float">
            <text:p>77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181795" calcext:value-type="float">
            <text:p>29,181,795 </text:p>
          </table:table-cell>
          <table:table-cell table:style-name="ce29" office:value-type="float" office:value="1201.01812296322" calcext:value-type="float">
            <text:p>1,201.02 </text:p>
          </table:table-cell>
          <table:table-cell table:style-name="ce29" office:value-type="float" office:value="88.4706953407502" calcext:value-type="float">
            <text:p>88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8187603" calcext:value-type="float">
            <text:p>48,187,603 </text:p>
          </table:table-cell>
          <table:table-cell table:style-name="ce29" office:value-type="float" office:value="1160.1725324644" calcext:value-type="float">
            <text:p>1,160.17 </text:p>
          </table:table-cell>
          <table:table-cell table:style-name="ce29" office:value-type="float" office:value="85.4618832970835" calcext:value-type="float">
            <text:p>85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356947" calcext:value-type="float">
            <text:p>37,356,947 </text:p>
          </table:table-cell>
          <table:table-cell table:style-name="ce29" office:value-type="float" office:value="1164.08240821676" calcext:value-type="float">
            <text:p>1,164.08 </text:p>
          </table:table-cell>
          <table:table-cell table:style-name="ce29" office:value-type="float" office:value="85.7498967915456" calcext:value-type="float">
            <text:p>85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687979" calcext:value-type="float">
            <text:p>20,687,979 </text:p>
          </table:table-cell>
          <table:table-cell table:style-name="ce29" office:value-type="float" office:value="1111.0724991696" calcext:value-type="float">
            <text:p>1,111.07 </text:p>
          </table:table-cell>
          <table:table-cell table:style-name="ce29" office:value-type="float" office:value="81.8450235646695" calcext:value-type="float">
            <text:p>81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9400344" calcext:value-type="float">
            <text:p>179,400,344 </text:p>
          </table:table-cell>
          <table:table-cell table:style-name="ce29" office:value-type="float" office:value="1472.80258561045" calcext:value-type="float">
            <text:p>1,472.80 </text:p>
          </table:table-cell>
          <table:table-cell table:style-name="ce29" office:value-type="float" office:value="108.491176242311" calcext:value-type="float">
            <text:p>108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9533566" calcext:value-type="float">
            <text:p>189,533,566 </text:p>
          </table:table-cell>
          <table:table-cell table:style-name="ce29" office:value-type="float" office:value="1505.52776812116" calcext:value-type="float">
            <text:p>1,505.53 </text:p>
          </table:table-cell>
          <table:table-cell table:style-name="ce29" office:value-type="float" office:value="110.901814014147" calcext:value-type="float">
            <text:p>110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708456" calcext:value-type="float">
            <text:p>11,708,456 </text:p>
          </table:table-cell>
          <table:table-cell table:style-name="ce29" office:value-type="float" office:value="1634.3716576466" calcext:value-type="float">
            <text:p>1,634.37 </text:p>
          </table:table-cell>
          <table:table-cell table:style-name="ce29" office:value-type="float" office:value="120.392851891742" calcext:value-type="float">
            <text:p>120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151429" calcext:value-type="float">
            <text:p>14,151,429 </text:p>
          </table:table-cell>
          <table:table-cell table:style-name="ce29" office:value-type="float" office:value="1158.55376855312" calcext:value-type="float">
            <text:p>1,158.55 </text:p>
          </table:table-cell>
          <table:table-cell table:style-name="ce29" office:value-type="float" office:value="85.3426401598774" calcext:value-type="float">
            <text:p>85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232065" calcext:value-type="float">
            <text:p>46,232,065 </text:p>
          </table:table-cell>
          <table:table-cell table:style-name="ce29" office:value-type="float" office:value="1038.03422026806" calcext:value-type="float">
            <text:p>1,038.03 </text:p>
          </table:table-cell>
          <table:table-cell table:style-name="ce29" office:value-type="float" office:value="76.4647989058045" calcext:value-type="float">
            <text:p>76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151721" calcext:value-type="float">
            <text:p>36,151,721 </text:p>
          </table:table-cell>
          <table:table-cell table:style-name="ce29" office:value-type="float" office:value="991.209654423458" calcext:value-type="float">
            <text:p>991.21 </text:p>
          </table:table-cell>
          <table:table-cell table:style-name="ce29" office:value-type="float" office:value="73.015557116613" calcext:value-type="float">
            <text:p>73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729397" calcext:value-type="float">
            <text:p>54,729,397 </text:p>
          </table:table-cell>
          <table:table-cell table:style-name="ce29" office:value-type="float" office:value="1005.25393134344" calcext:value-type="float">
            <text:p>1,005.25 </text:p>
          </table:table-cell>
          <table:table-cell table:style-name="ce29" office:value-type="float" office:value="74.0501018257333" calcext:value-type="float">
            <text:p>74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541064" calcext:value-type="float">
            <text:p>12,541,064 </text:p>
          </table:table-cell>
          <table:table-cell table:style-name="ce29" office:value-type="float" office:value="716.002729465927" calcext:value-type="float">
            <text:p>716.00 </text:p>
          </table:table-cell>
          <table:table-cell table:style-name="ce29" office:value-type="float" office:value="52.7429670964805" calcext:value-type="float">
            <text:p>52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097541" calcext:value-type="float">
            <text:p>55,097,541 </text:p>
          </table:table-cell>
          <table:table-cell table:style-name="ce29" office:value-type="float" office:value="1323.24939338267" calcext:value-type="float">
            <text:p>1,323.25 </text:p>
          </table:table-cell>
          <table:table-cell table:style-name="ce29" office:value-type="float" office:value="97.4746273211536" calcext:value-type="float">
            <text:p>97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013024" calcext:value-type="float">
            <text:p>31,013,024 </text:p>
          </table:table-cell>
          <table:table-cell table:style-name="ce29" office:value-type="float" office:value="1106.46266629229" calcext:value-type="float">
            <text:p>1,106.46 </text:p>
          </table:table-cell>
          <table:table-cell table:style-name="ce29" office:value-type="float" office:value="81.5054490717765" calcext:value-type="float">
            <text:p>81.5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93981262" calcext:value-type="float">
            <text:p>93,981,262 </text:p>
          </table:table-cell>
          <table:table-cell table:style-name="ce29" office:value-type="float" office:value="1424.74507095151" calcext:value-type="float">
            <text:p>1,424.75 </text:p>
          </table:table-cell>
          <table:table-cell table:style-name="ce29" office:value-type="float" office:value="104.951111644672" calcext:value-type="float">
            <text:p>104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55163054" calcext:value-type="float">
            <text:p><text:s/>$155,163,054 </text:p>
          </table:table-cell>
          <table:table-cell table:style-name="ce30" office:value-type="float" office:value="1124.79899416988" calcext:value-type="float">
            <text:p><text:s/>$1,124.80 </text:p>
          </table:table-cell>
          <table:table-cell table:style-name="ce31" office:value-type="float" office:value="88.0901255753508" calcext:value-type="float">
            <text:p>88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69350" calcext:value-type="float">
            <text:p>5,869,350 </text:p>
          </table:table-cell>
          <table:table-cell table:style-name="ce31" office:value-type="float" office:value="923.502703539555" calcext:value-type="float">
            <text:p>923.50 </text:p>
          </table:table-cell>
          <table:table-cell table:style-name="ce31" office:value-type="float" office:value="72.325339501227" calcext:value-type="float">
            <text:p>72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811203" calcext:value-type="float">
            <text:p>18,811,203 </text:p>
          </table:table-cell>
          <table:table-cell table:style-name="ce31" office:value-type="float" office:value="1078.73936641259" calcext:value-type="float">
            <text:p>1,078.74 </text:p>
          </table:table-cell>
          <table:table-cell table:style-name="ce31" office:value-type="float" office:value="84.4829047171139" calcext:value-type="float">
            <text:p>84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361907" calcext:value-type="float">
            <text:p>8,361,907 </text:p>
          </table:table-cell>
          <table:table-cell table:style-name="ce31" office:value-type="float" office:value="1283.46025181821" calcext:value-type="float">
            <text:p>1,283.46 </text:p>
          </table:table-cell>
          <table:table-cell table:style-name="ce31" office:value-type="float" office:value="100.515892474706" calcext:value-type="float">
            <text:p>100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8146354" calcext:value-type="float">
            <text:p>48,146,354 </text:p>
          </table:table-cell>
          <table:table-cell table:style-name="ce31" office:value-type="float" office:value="1214.6619909505" calcext:value-type="float">
            <text:p>1,214.66 </text:p>
          </table:table-cell>
          <table:table-cell table:style-name="ce31" office:value-type="float" office:value="95.1278653955436" calcext:value-type="float">
            <text:p>95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9703539" calcext:value-type="float">
            <text:p>339,703,539 </text:p>
          </table:table-cell>
          <table:table-cell table:style-name="ce31" office:value-type="float" office:value="1568.18582474034" calcext:value-type="float">
            <text:p>1,568.19 </text:p>
          </table:table-cell>
          <table:table-cell table:style-name="ce31" office:value-type="float" office:value="122.814553482787" calcext:value-type="float">
            <text:p>122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455727" calcext:value-type="float">
            <text:p>26,455,727 </text:p>
          </table:table-cell>
          <table:table-cell table:style-name="ce31" office:value-type="float" office:value="1495.2485910811" calcext:value-type="float">
            <text:p>1,495.25 </text:p>
          </table:table-cell>
          <table:table-cell table:style-name="ce31" office:value-type="float" office:value="117.102377258" calcext:value-type="float">
            <text:p>117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006488" calcext:value-type="float">
            <text:p>8,006,488 </text:p>
          </table:table-cell>
          <table:table-cell table:style-name="ce31" office:value-type="float" office:value="1352.33593453658" calcext:value-type="float">
            <text:p>1,352.34 </text:p>
          </table:table-cell>
          <table:table-cell table:style-name="ce31" office:value-type="float" office:value="105.909982948824" calcext:value-type="float">
            <text:p>105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3182065" calcext:value-type="float">
            <text:p>53,182,065 </text:p>
          </table:table-cell>
          <table:table-cell table:style-name="ce31" office:value-type="float" office:value="1177.83444087293" calcext:value-type="float">
            <text:p>1,177.83 </text:p>
          </table:table-cell>
          <table:table-cell table:style-name="ce31" office:value-type="float" office:value="92.2436669496157" calcext:value-type="float">
            <text:p>92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00908" calcext:value-type="float">
            <text:p>5,800,908 </text:p>
          </table:table-cell>
          <table:table-cell table:style-name="ce31" office:value-type="float" office:value="1042.26443547555" calcext:value-type="float">
            <text:p>1,042.26 </text:p>
          </table:table-cell>
          <table:table-cell table:style-name="ce31" office:value-type="float" office:value="81.6263221070204" calcext:value-type="float">
            <text:p>81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643710" calcext:value-type="float">
            <text:p>29,643,710 </text:p>
          </table:table-cell>
          <table:table-cell table:style-name="ce31" office:value-type="float" office:value="1235.84925245821" calcext:value-type="float">
            <text:p>1,235.85 </text:p>
          </table:table-cell>
          <table:table-cell table:style-name="ce31" office:value-type="float" office:value="96.787173891093" calcext:value-type="float">
            <text:p>96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963005" calcext:value-type="float">
            <text:p>25,963,005 </text:p>
          </table:table-cell>
          <table:table-cell table:style-name="ce31" office:value-type="float" office:value="2277.64176833803" calcext:value-type="float">
            <text:p>2,277.64 </text:p>
          </table:table-cell>
          <table:table-cell table:style-name="ce31" office:value-type="float" office:value="178.376536988846" calcext:value-type="float">
            <text:p>178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63634" calcext:value-type="float">
            <text:p>12,363,634 </text:p>
          </table:table-cell>
          <table:table-cell table:style-name="ce31" office:value-type="float" office:value="1490.96033114281" calcext:value-type="float">
            <text:p>1,490.96 </text:p>
          </table:table-cell>
          <table:table-cell table:style-name="ce31" office:value-type="float" office:value="116.766536491408" calcext:value-type="float">
            <text:p>116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719141" calcext:value-type="float">
            <text:p>25,719,141 </text:p>
          </table:table-cell>
          <table:table-cell table:style-name="ce31" office:value-type="float" office:value="1140.84669045053" calcext:value-type="float">
            <text:p>1,140.85 </text:p>
          </table:table-cell>
          <table:table-cell table:style-name="ce31" office:value-type="float" office:value="89.3469222011344" calcext:value-type="float">
            <text:p>89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778229" calcext:value-type="float">
            <text:p>8,778,229 </text:p>
          </table:table-cell>
          <table:table-cell table:style-name="ce31" office:value-type="float" office:value="1309.10141724392" calcext:value-type="float">
            <text:p>1,309.10 </text:p>
          </table:table-cell>
          <table:table-cell table:style-name="ce31" office:value-type="float" office:value="102.52401436489" calcext:value-type="float">
            <text:p>102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1364575" calcext:value-type="float">
            <text:p>181,364,575 </text:p>
          </table:table-cell>
          <table:table-cell table:style-name="ce31" office:value-type="float" office:value="1257.69563485426" calcext:value-type="float">
            <text:p>1,257.70 </text:p>
          </table:table-cell>
          <table:table-cell table:style-name="ce31" office:value-type="float" office:value="98.4981023135137" calcext:value-type="float">
            <text:p>98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0454139" calcext:value-type="float">
            <text:p>40,454,139 </text:p>
          </table:table-cell>
          <table:table-cell table:style-name="ce31" office:value-type="float" office:value="886.533821646919" calcext:value-type="float">
            <text:p>886.53 </text:p>
          </table:table-cell>
          <table:table-cell table:style-name="ce31" office:value-type="float" office:value="69.430072466688" calcext:value-type="float">
            <text:p>69.4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010211" calcext:value-type="float">
            <text:p>32,010,211 </text:p>
          </table:table-cell>
          <table:table-cell table:style-name="ce31" office:value-type="float" office:value="1375.99021282353" calcext:value-type="float">
            <text:p>1,375.99 </text:p>
          </table:table-cell>
          <table:table-cell table:style-name="ce31" office:value-type="float" office:value="107.762499136598" calcext:value-type="float">
            <text:p>107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661586" calcext:value-type="float">
            <text:p>4,661,586 </text:p>
          </table:table-cell>
          <table:table-cell table:style-name="ce31" office:value-type="float" office:value="646.498805179151" calcext:value-type="float">
            <text:p>646.50 </text:p>
          </table:table-cell>
          <table:table-cell table:style-name="ce31" office:value-type="float" office:value="50.6314116813161" calcext:value-type="float">
            <text:p>50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1428061" calcext:value-type="float">
            <text:p>71,428,061 </text:p>
          </table:table-cell>
          <table:table-cell table:style-name="ce31" office:value-type="float" office:value="1009.81321830699" calcext:value-type="float">
            <text:p>1,009.81 </text:p>
          </table:table-cell>
          <table:table-cell table:style-name="ce31" office:value-type="float" office:value="79.0848619792392" calcext:value-type="float">
            <text:p>79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035422" calcext:value-type="float">
            <text:p>62,035,422 </text:p>
          </table:table-cell>
          <table:table-cell table:style-name="ce31" office:value-type="float" office:value="1712.50952335348" calcext:value-type="float">
            <text:p>1,712.51 </text:p>
          </table:table-cell>
          <table:table-cell table:style-name="ce31" office:value-type="float" office:value="134.117455423692" calcext:value-type="float">
            <text:p>134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113321" calcext:value-type="float">
            <text:p>22,113,321 </text:p>
          </table:table-cell>
          <table:table-cell table:style-name="ce31" office:value-type="float" office:value="1573.88422301943" calcext:value-type="float">
            <text:p>1,573.88 </text:p>
          </table:table-cell>
          <table:table-cell table:style-name="ce31" office:value-type="float" office:value="123.260831104464" calcext:value-type="float">
            <text:p>123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823640" calcext:value-type="float">
            <text:p>17,823,640 </text:p>
          </table:table-cell>
          <table:table-cell table:style-name="ce31" office:value-type="float" office:value="1238.35471935523" calcext:value-type="float">
            <text:p>1,238.35 </text:p>
          </table:table-cell>
          <table:table-cell table:style-name="ce31" office:value-type="float" office:value="96.9833928553054" calcext:value-type="float">
            <text:p>96.9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4184973" calcext:value-type="float">
            <text:p>234,184,973 </text:p>
          </table:table-cell>
          <table:table-cell table:style-name="ce31" office:value-type="float" office:value="1293.99703560457" calcext:value-type="float">
            <text:p>1,294.00 </text:p>
          </table:table-cell>
          <table:table-cell table:style-name="ce31" office:value-type="float" office:value="101.341094676799" calcext:value-type="float">
            <text:p>101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5213247" calcext:value-type="float">
            <text:p>285,213,247 </text:p>
          </table:table-cell>
          <table:table-cell table:style-name="ce31" office:value-type="float" office:value="1213.19821841635" calcext:value-type="float">
            <text:p>1,213.20 </text:p>
          </table:table-cell>
          <table:table-cell table:style-name="ce31" office:value-type="float" office:value="95.0132281074452" calcext:value-type="float">
            <text:p>95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56413" calcext:value-type="float">
            <text:p>5,556,413 </text:p>
          </table:table-cell>
          <table:table-cell table:style-name="ce31" office:value-type="float" office:value="1335.22368834445" calcext:value-type="float">
            <text:p>1,335.22 </text:p>
          </table:table-cell>
          <table:table-cell table:style-name="ce31" office:value-type="float" office:value="104.569814684312" calcext:value-type="float">
            <text:p>104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917770" calcext:value-type="float">
            <text:p>37,917,770 </text:p>
          </table:table-cell>
          <table:table-cell table:style-name="ce31" office:value-type="float" office:value="1243.67191190532" calcext:value-type="float">
            <text:p>1,243.67 </text:p>
          </table:table-cell>
          <table:table-cell table:style-name="ce31" office:value-type="float" office:value="97.3998158445453" calcext:value-type="float">
            <text:p>97.4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018594" calcext:value-type="float">
            <text:p>18,018,594 </text:p>
          </table:table-cell>
          <table:table-cell table:style-name="ce31" office:value-type="float" office:value="1528.15502754307" calcext:value-type="float">
            <text:p>1,528.16 </text:p>
          </table:table-cell>
          <table:table-cell table:style-name="ce31" office:value-type="float" office:value="119.679488488715" calcext:value-type="float">
            <text:p>119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5181477" calcext:value-type="float">
            <text:p>125,181,477 </text:p>
          </table:table-cell>
          <table:table-cell table:style-name="ce31" office:value-type="float" office:value="1282.61378828533" calcext:value-type="float">
            <text:p>1,282.61 </text:p>
          </table:table-cell>
          <table:table-cell table:style-name="ce31" office:value-type="float" office:value="100.449600560068" calcext:value-type="float">
            <text:p>100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445983" calcext:value-type="float">
            <text:p>11,445,983 </text:p>
          </table:table-cell>
          <table:table-cell table:style-name="ce31" office:value-type="float" office:value="734.448088455433" calcext:value-type="float">
            <text:p>734.45 </text:p>
          </table:table-cell>
          <table:table-cell table:style-name="ce31" office:value-type="float" office:value="57.5192764893635" calcext:value-type="float">
            <text:p>57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44043654" calcext:value-type="float">
            <text:p>244,043,654 </text:p>
          </table:table-cell>
          <table:table-cell table:style-name="ce31" office:value-type="float" office:value="1248.54241976671" calcext:value-type="float">
            <text:p>1,248.54 </text:p>
          </table:table-cell>
          <table:table-cell table:style-name="ce31" office:value-type="float" office:value="97.7812561297419" calcext:value-type="float">
            <text:p>97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1602464" calcext:value-type="float">
            <text:p>111,602,464 </text:p>
          </table:table-cell>
          <table:table-cell table:style-name="ce31" office:value-type="float" office:value="1208.54824155929" calcext:value-type="float">
            <text:p>1,208.55 </text:p>
          </table:table-cell>
          <table:table-cell table:style-name="ce31" office:value-type="float" office:value="94.6490590004455" calcext:value-type="float">
            <text:p>94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300777" calcext:value-type="float">
            <text:p>31,300,777 </text:p>
          </table:table-cell>
          <table:table-cell table:style-name="ce31" office:value-type="float" office:value="1264.74947592794" calcext:value-type="float">
            <text:p>1,264.75 </text:p>
          </table:table-cell>
          <table:table-cell table:style-name="ce31" office:value-type="float" office:value="99.0505332360072" calcext:value-type="float">
            <text:p>99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4785427" calcext:value-type="float">
            <text:p>24,785,427 </text:p>
          </table:table-cell>
          <table:table-cell table:style-name="ce31" office:value-type="float" office:value="1073.08476601409" calcext:value-type="float">
            <text:p>1,073.08 </text:p>
          </table:table-cell>
          <table:table-cell table:style-name="ce31" office:value-type="float" office:value="84.0400571845642" calcext:value-type="float">
            <text:p>84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985156" calcext:value-type="float">
            <text:p>100,985,156 </text:p>
          </table:table-cell>
          <table:table-cell table:style-name="ce31" office:value-type="float" office:value="1232.92912354739" calcext:value-type="float">
            <text:p>1,232.93 </text:p>
          </table:table-cell>
          <table:table-cell table:style-name="ce31" office:value-type="float" office:value="96.5584801211095" calcext:value-type="float">
            <text:p>96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78155660" calcext:value-type="float">
            <text:p>578,155,660 </text:p>
          </table:table-cell>
          <table:table-cell table:style-name="ce31" office:value-type="float" office:value="1340.02523849686" calcext:value-type="float">
            <text:p>1,340.03 </text:p>
          </table:table-cell>
          <table:table-cell table:style-name="ce31" office:value-type="float" office:value="104.94585445504" calcext:value-type="float">
            <text:p>104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598614" calcext:value-type="float">
            <text:p>23,598,614 </text:p>
          </table:table-cell>
          <table:table-cell table:style-name="ce31" office:value-type="float" office:value="1144.8075738664" calcext:value-type="float">
            <text:p>1,144.81 </text:p>
          </table:table-cell>
          <table:table-cell table:style-name="ce31" office:value-type="float" office:value="89.6571240410202" calcext:value-type="float">
            <text:p>89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493025" calcext:value-type="float">
            <text:p>6,493,025 </text:p>
          </table:table-cell>
          <table:table-cell table:style-name="ce31" office:value-type="float" office:value="486.218800982177" calcext:value-type="float">
            <text:p>486.22 </text:p>
          </table:table-cell>
          <table:table-cell table:style-name="ce31" office:value-type="float" office:value="38.078870498303" calcext:value-type="float">
            <text:p>38.0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37946084" calcext:value-type="float">
            <text:p>37,946,084 </text:p>
          </table:table-cell>
          <table:table-cell table:style-name="ce31" office:value-type="float" office:value="1447.8115076551" calcext:value-type="float">
            <text:p>1,447.81 </text:p>
          </table:table-cell>
          <table:table-cell table:style-name="ce31" office:value-type="float" office:value="113.387279131504" calcext:value-type="float">
            <text:p>113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39557954" calcext:value-type="float">
            <text:p><text:s/>$39,557,954 </text:p>
          </table:table-cell>
          <table:table-cell table:style-name="ce30" office:value-type="float" office:value="1015.13577719035" calcext:value-type="float">
            <text:p><text:s/>$1,015.14 </text:p>
          </table:table-cell>
          <table:table-cell table:style-name="ce31" office:value-type="float" office:value="75.3234741146729" calcext:value-type="float">
            <text:p>75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7854203" calcext:value-type="float">
            <text:p>117,854,203 </text:p>
          </table:table-cell>
          <table:table-cell table:style-name="ce31" office:value-type="float" office:value="1258.21718065859" calcext:value-type="float">
            <text:p>1,258.22 </text:p>
          </table:table-cell>
          <table:table-cell table:style-name="ce31" office:value-type="float" office:value="93.3602099024462" calcext:value-type="float">
            <text:p>93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504239" calcext:value-type="float">
            <text:p>21,504,239 </text:p>
          </table:table-cell>
          <table:table-cell table:style-name="ce31" office:value-type="float" office:value="1280.37334950303" calcext:value-type="float">
            <text:p>1,280.37 </text:p>
          </table:table-cell>
          <table:table-cell table:style-name="ce31" office:value-type="float" office:value="95.0042063489641" calcext:value-type="float">
            <text:p>95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635326" calcext:value-type="float">
            <text:p>12,635,326 </text:p>
          </table:table-cell>
          <table:table-cell table:style-name="ce31" office:value-type="float" office:value="971.728478932394" calcext:value-type="float">
            <text:p>971.73 </text:p>
          </table:table-cell>
          <table:table-cell table:style-name="ce31" office:value-type="float" office:value="72.1026355035358" calcext:value-type="float">
            <text:p>72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794153" calcext:value-type="float">
            <text:p>33,794,153 </text:p>
          </table:table-cell>
          <table:table-cell table:style-name="ce31" office:value-type="float" office:value="1044.92582050955" calcext:value-type="float">
            <text:p>1,044.93 </text:p>
          </table:table-cell>
          <table:table-cell table:style-name="ce31" office:value-type="float" office:value="77.5339070510819" calcext:value-type="float">
            <text:p>77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889059" calcext:value-type="float">
            <text:p>14,889,059 </text:p>
          </table:table-cell>
          <table:table-cell table:style-name="ce31" office:value-type="float" office:value="1032.98585422042" calcext:value-type="float">
            <text:p>1,032.99 </text:p>
          </table:table-cell>
          <table:table-cell table:style-name="ce31" office:value-type="float" office:value="76.6479568541549" calcext:value-type="float">
            <text:p>76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8999012" calcext:value-type="float">
            <text:p>288,999,012 </text:p>
          </table:table-cell>
          <table:table-cell table:style-name="ce31" office:value-type="float" office:value="1397.33023143778" calcext:value-type="float">
            <text:p>1,397.33 </text:p>
          </table:table-cell>
          <table:table-cell table:style-name="ce31" office:value-type="float" office:value="103.682453010044" calcext:value-type="float">
            <text:p>103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2696254" calcext:value-type="float">
            <text:p>82,696,254 </text:p>
          </table:table-cell>
          <table:table-cell table:style-name="ce31" office:value-type="float" office:value="1155.20146060972" calcext:value-type="float">
            <text:p>1,155.20 </text:p>
          </table:table-cell>
          <table:table-cell table:style-name="ce31" office:value-type="float" office:value="85.7164029390248" calcext:value-type="float">
            <text:p>85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057031" calcext:value-type="float">
            <text:p>7,057,031 </text:p>
          </table:table-cell>
          <table:table-cell table:style-name="ce31" office:value-type="float" office:value="1495.59376336585" calcext:value-type="float">
            <text:p>1,495.59 </text:p>
          </table:table-cell>
          <table:table-cell table:style-name="ce31" office:value-type="float" office:value="110.973645744957" calcext:value-type="float">
            <text:p>110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5420114" calcext:value-type="float">
            <text:p>65,420,114 </text:p>
          </table:table-cell>
          <table:table-cell table:style-name="ce31" office:value-type="float" office:value="987.120154798625" calcext:value-type="float">
            <text:p>987.12 </text:p>
          </table:table-cell>
          <table:table-cell table:style-name="ce31" office:value-type="float" office:value="73.2447039093015" calcext:value-type="float">
            <text:p>73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47689" calcext:value-type="float">
            <text:p>6,247,689 </text:p>
          </table:table-cell>
          <table:table-cell table:style-name="ce31" office:value-type="float" office:value="886.062462024177" calcext:value-type="float">
            <text:p>886.06 </text:p>
          </table:table-cell>
          <table:table-cell table:style-name="ce31" office:value-type="float" office:value="65.7461833401093" calcext:value-type="float">
            <text:p>65.7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277231" calcext:value-type="float">
            <text:p>36,277,231 </text:p>
          </table:table-cell>
          <table:table-cell table:style-name="ce31" office:value-type="float" office:value="1100.77676083666" calcext:value-type="float">
            <text:p>1,100.78 </text:p>
          </table:table-cell>
          <table:table-cell table:style-name="ce31" office:value-type="float" office:value="81.678068800215" calcext:value-type="float">
            <text:p>81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92588" calcext:value-type="float">
            <text:p>17,292,588 </text:p>
          </table:table-cell>
          <table:table-cell table:style-name="ce31" office:value-type="float" office:value="939.165142881264" calcext:value-type="float">
            <text:p>939.17 </text:p>
          </table:table-cell>
          <table:table-cell table:style-name="ce31" office:value-type="float" office:value="69.6864231551509" calcext:value-type="float">
            <text:p>69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709292" calcext:value-type="float">
            <text:p>26,709,292 </text:p>
          </table:table-cell>
          <table:table-cell table:style-name="ce31" office:value-type="float" office:value="1098.61146540274" calcext:value-type="float">
            <text:p>1,098.61 </text:p>
          </table:table-cell>
          <table:table-cell table:style-name="ce31" office:value-type="float" office:value="81.5174030269931" calcext:value-type="float">
            <text:p>81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686257" calcext:value-type="float">
            <text:p>15,686,257 </text:p>
          </table:table-cell>
          <table:table-cell table:style-name="ce31" office:value-type="float" office:value="947.986329776613" calcext:value-type="float">
            <text:p>947.99 </text:p>
          </table:table-cell>
          <table:table-cell table:style-name="ce31" office:value-type="float" office:value="70.3409586938466" calcext:value-type="float">
            <text:p>70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865445" calcext:value-type="float">
            <text:p>59,865,445 </text:p>
          </table:table-cell>
          <table:table-cell table:style-name="ce31" office:value-type="float" office:value="1138.22527632204" calcext:value-type="float">
            <text:p>1,138.23 </text:p>
          </table:table-cell>
          <table:table-cell table:style-name="ce31" office:value-type="float" office:value="84.4567633848975" calcext:value-type="float">
            <text:p>84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533039" calcext:value-type="float">
            <text:p>28,533,039 </text:p>
          </table:table-cell>
          <table:table-cell table:style-name="ce31" office:value-type="float" office:value="1024.95752550648" calcext:value-type="float">
            <text:p>1,024.96 </text:p>
          </table:table-cell>
          <table:table-cell table:style-name="ce31" office:value-type="float" office:value="76.0522517045028" calcext:value-type="float">
            <text:p>76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279583" calcext:value-type="float">
            <text:p>29,279,583 </text:p>
          </table:table-cell>
          <table:table-cell table:style-name="ce31" office:value-type="float" office:value="971.951883729893" calcext:value-type="float">
            <text:p>971.95 </text:p>
          </table:table-cell>
          <table:table-cell table:style-name="ce31" office:value-type="float" office:value="72.1192122274181" calcext:value-type="float">
            <text:p>72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643552" calcext:value-type="float">
            <text:p>8,643,552 </text:p>
          </table:table-cell>
          <table:table-cell table:style-name="ce31" office:value-type="float" office:value="1251.26274616255" calcext:value-type="float">
            <text:p>1,251.26 </text:p>
          </table:table-cell>
          <table:table-cell table:style-name="ce31" office:value-type="float" office:value="92.8441881263299" calcext:value-type="float">
            <text:p>92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591774" calcext:value-type="float">
            <text:p>16,591,774 </text:p>
          </table:table-cell>
          <table:table-cell table:style-name="ce31" office:value-type="float" office:value="1332.31369655035" calcext:value-type="float">
            <text:p>1,332.31 </text:p>
          </table:table-cell>
          <table:table-cell table:style-name="ce31" office:value-type="float" office:value="98.8582005379523" calcext:value-type="float">
            <text:p>98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2534522" calcext:value-type="float">
            <text:p>412,534,522 </text:p>
          </table:table-cell>
          <table:table-cell table:style-name="ce31" office:value-type="float" office:value="1359.08876823682" calcext:value-type="float">
            <text:p>1,359.09 </text:p>
          </table:table-cell>
          <table:table-cell table:style-name="ce31" office:value-type="float" office:value="100.844921392848" calcext:value-type="float">
            <text:p>100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250195" calcext:value-type="float">
            <text:p>15,250,195 </text:p>
          </table:table-cell>
          <table:table-cell table:style-name="ce31" office:value-type="float" office:value="1049.3060980612" calcext:value-type="float">
            <text:p>1,049.31 </text:p>
          </table:table-cell>
          <table:table-cell table:style-name="ce31" office:value-type="float" office:value="77.8589253690151" calcext:value-type="float">
            <text:p>77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12552" calcext:value-type="float">
            <text:p>4,912,552 </text:p>
          </table:table-cell>
          <table:table-cell table:style-name="ce31" office:value-type="float" office:value="937.216105988695" calcext:value-type="float">
            <text:p>937.22 </text:p>
          </table:table-cell>
          <table:table-cell table:style-name="ce31" office:value-type="float" office:value="69.5418038507931" calcext:value-type="float">
            <text:p>69.5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2687530" calcext:value-type="float">
            <text:p>52,687,530 </text:p>
          </table:table-cell>
          <table:table-cell table:style-name="ce31" office:value-type="float" office:value="1108.81109823709" calcext:value-type="float">
            <text:p>1,108.81 </text:p>
          </table:table-cell>
          <table:table-cell table:style-name="ce31" office:value-type="float" office:value="82.2742197967697" calcext:value-type="float">
            <text:p>82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570804" calcext:value-type="float">
            <text:p>11,570,804 </text:p>
          </table:table-cell>
          <table:table-cell table:style-name="ce31" office:value-type="float" office:value="1178.33457383993" calcext:value-type="float">
            <text:p>1,178.33 </text:p>
          </table:table-cell>
          <table:table-cell table:style-name="ce31" office:value-type="float" office:value="87.4328890433864" calcext:value-type="float">
            <text:p>87.4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489667" calcext:value-type="float">
            <text:p>18,489,667 </text:p>
          </table:table-cell>
          <table:table-cell table:style-name="ce31" office:value-type="float" office:value="1124.58217018279" calcext:value-type="float">
            <text:p>1,124.58 </text:p>
          </table:table-cell>
          <table:table-cell table:style-name="ce31" office:value-type="float" office:value="83.4444395409206" calcext:value-type="float">
            <text:p>83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637847" calcext:value-type="float">
            <text:p>31,637,847 </text:p>
          </table:table-cell>
          <table:table-cell table:style-name="ce31" office:value-type="float" office:value="1178.63407730791" calcext:value-type="float">
            <text:p>1,178.63 </text:p>
          </table:table-cell>
          <table:table-cell table:style-name="ce31" office:value-type="float" office:value="87.4551123185627" calcext:value-type="float">
            <text:p>87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981154" calcext:value-type="float">
            <text:p>11,981,154 </text:p>
          </table:table-cell>
          <table:table-cell table:style-name="ce31" office:value-type="float" office:value="1116.39433084773" calcext:value-type="float">
            <text:p>1,116.39 </text:p>
          </table:table-cell>
          <table:table-cell table:style-name="ce31" office:value-type="float" office:value="82.8368986404151" calcext:value-type="float">
            <text:p>82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7804504" calcext:value-type="float">
            <text:p>1,727,804,504 </text:p>
          </table:table-cell>
          <table:table-cell table:style-name="ce31" office:value-type="float" office:value="1698.3922681044" calcext:value-type="float">
            <text:p>1,698.39 </text:p>
          </table:table-cell>
          <table:table-cell table:style-name="ce31" office:value-type="float" office:value="126.021374596015" calcext:value-type="float">
            <text:p>126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4259616" calcext:value-type="float">
            <text:p>94,259,616 </text:p>
          </table:table-cell>
          <table:table-cell table:style-name="ce31" office:value-type="float" office:value="1411.05715105462" calcext:value-type="float">
            <text:p>1,411.06 </text:p>
          </table:table-cell>
          <table:table-cell table:style-name="ce31" office:value-type="float" office:value="104.700995847038" calcext:value-type="float">
            <text:p>104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060638" calcext:value-type="float">
            <text:p>14,060,638 </text:p>
          </table:table-cell>
          <table:table-cell table:style-name="ce31" office:value-type="float" office:value="931.520436536998" calcext:value-type="float">
            <text:p>931.52 </text:p>
          </table:table-cell>
          <table:table-cell table:style-name="ce31" office:value-type="float" office:value="69.1191829362805" calcext:value-type="float">
            <text:p>69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554388" calcext:value-type="float">
            <text:p>28,554,388 </text:p>
          </table:table-cell>
          <table:table-cell table:style-name="ce31" office:value-type="float" office:value="1082.07393964599" calcext:value-type="float">
            <text:p>1,082.07 </text:p>
          </table:table-cell>
          <table:table-cell table:style-name="ce31" office:value-type="float" office:value="80.2903121084687" calcext:value-type="float">
            <text:p>80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059063" calcext:value-type="float">
            <text:p>54,059,063 </text:p>
          </table:table-cell>
          <table:table-cell table:style-name="ce31" office:value-type="float" office:value="1023.04185182377" calcext:value-type="float">
            <text:p>1,023.04 </text:p>
          </table:table-cell>
          <table:table-cell table:style-name="ce31" office:value-type="float" office:value="75.910107963444" calcext:value-type="float">
            <text:p>75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3763651" calcext:value-type="float">
            <text:p>103,763,651 </text:p>
          </table:table-cell>
          <table:table-cell table:style-name="ce31" office:value-type="float" office:value="1404.36051368285" calcext:value-type="float">
            <text:p>1,404.36 </text:p>
          </table:table-cell>
          <table:table-cell table:style-name="ce31" office:value-type="float" office:value="104.204102718983" calcext:value-type="float">
            <text:p>104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685710" calcext:value-type="float">
            <text:p>17,685,710 </text:p>
          </table:table-cell>
          <table:table-cell table:style-name="ce31" office:value-type="float" office:value="1070.7093582015" calcext:value-type="float">
            <text:p>1,070.71 </text:p>
          </table:table-cell>
          <table:table-cell table:style-name="ce31" office:value-type="float" office:value="79.4470556934234" calcext:value-type="float">
            <text:p>79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3147602" calcext:value-type="float">
            <text:p>43,147,602 </text:p>
          </table:table-cell>
          <table:table-cell table:style-name="ce31" office:value-type="float" office:value="1194.93780529325" calcext:value-type="float">
            <text:p>1,194.94 </text:p>
          </table:table-cell>
          <table:table-cell table:style-name="ce31" office:value-type="float" office:value="88.6648553504509" calcext:value-type="float">
            <text:p>88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693880" calcext:value-type="float">
            <text:p>18,693,880 </text:p>
          </table:table-cell>
          <table:table-cell table:style-name="ce31" office:value-type="float" office:value="894.29500846379" calcext:value-type="float">
            <text:p>894.30 </text:p>
          </table:table-cell>
          <table:table-cell table:style-name="ce31" office:value-type="float" office:value="66.3570415253645" calcext:value-type="float">
            <text:p>66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280934" calcext:value-type="float">
            <text:p>15,280,934 </text:p>
          </table:table-cell>
          <table:table-cell table:style-name="ce31" office:value-type="float" office:value="946.516600651361" calcext:value-type="float">
            <text:p>946.52 </text:p>
          </table:table-cell>
          <table:table-cell table:style-name="ce31" office:value-type="float" office:value="70.2319042144272" calcext:value-type="float">
            <text:p>70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113008" calcext:value-type="float">
            <text:p>22,113,008 </text:p>
          </table:table-cell>
          <table:table-cell table:style-name="ce31" office:value-type="float" office:value="1236.64930041375" calcext:value-type="float">
            <text:p>1,236.65 </text:p>
          </table:table-cell>
          <table:table-cell table:style-name="ce31" office:value-type="float" office:value="91.7598647015041" calcext:value-type="float">
            <text:p>91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/>
          <table:table-cell table:style-name="ce22" office:value-type="float" office:value="2849761" calcext:value-type="float">
            <text:p>2,849,761 </text:p>
          </table:table-cell>
          <table:table-cell table:style-name="ce31" office:value-type="float" office:value="227.783625996861" calcext:value-type="float">
            <text:p>227.78 </text:p>
          </table:table-cell>
          <table:table-cell table:style-name="ce31" office:value-type="float" office:value="16.9016346798538" calcext:value-type="float">
            <text:p>16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3510890" calcext:value-type="float">
            <text:p>43,510,890 </text:p>
          </table:table-cell>
          <table:table-cell table:style-name="ce31" office:value-type="float" office:value="1210.23562774149" calcext:value-type="float">
            <text:p>1,210.24 </text:p>
          </table:table-cell>
          <table:table-cell table:style-name="ce31" office:value-type="float" office:value="89.7999597956708" calcext:value-type="float">
            <text:p>89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3433014" calcext:value-type="float">
            <text:p>133,433,014 </text:p>
          </table:table-cell>
          <table:table-cell table:style-name="ce31" office:value-type="float" office:value="1364.55860177604" calcext:value-type="float">
            <text:p>1,364.56 </text:p>
          </table:table-cell>
          <table:table-cell table:style-name="ce31" office:value-type="float" office:value="101.25078519379" calcext:value-type="float">
            <text:p>101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0653908" calcext:value-type="float">
            <text:p>350,653,908 </text:p>
          </table:table-cell>
          <table:table-cell table:style-name="ce31" office:value-type="float" office:value="1201.82985381201" calcext:value-type="float">
            <text:p>1,201.83 </text:p>
          </table:table-cell>
          <table:table-cell table:style-name="ce31" office:value-type="float" office:value="89.176248062504" calcext:value-type="float">
            <text:p>89.1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027237" calcext:value-type="float">
            <text:p>54,027,237 </text:p>
          </table:table-cell>
          <table:table-cell table:style-name="ce31" office:value-type="float" office:value="1002.94415584618" calcext:value-type="float">
            <text:p>1,002.94 </text:p>
          </table:table-cell>
          <table:table-cell table:style-name="ce31" office:value-type="float" office:value="74.4188510136379" calcext:value-type="float">
            <text:p>74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44825" calcext:value-type="float">
            <text:p>3,144,825 </text:p>
          </table:table-cell>
          <table:table-cell table:style-name="ce31" office:value-type="float" office:value="1377.90195613988" calcext:value-type="float">
            <text:p>1,377.90 </text:p>
          </table:table-cell>
          <table:table-cell table:style-name="ce31" office:value-type="float" office:value="102.240867338082" calcext:value-type="float">
            <text:p>102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0344006" calcext:value-type="float">
            <text:p>40,344,006 </text:p>
          </table:table-cell>
          <table:table-cell table:style-name="ce31" office:value-type="float" office:value="1173.68676512818" calcext:value-type="float">
            <text:p>1,173.69 </text:p>
          </table:table-cell>
          <table:table-cell table:style-name="ce31" office:value-type="float" office:value="87.088019808102" calcext:value-type="float">
            <text:p>87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4322042" calcext:value-type="float">
            <text:p>84,322,042 </text:p>
          </table:table-cell>
          <table:table-cell table:style-name="ce31" office:value-type="float" office:value="1354.8587263761" calcext:value-type="float">
            <text:p>1,354.86 </text:p>
          </table:table-cell>
          <table:table-cell table:style-name="ce31" office:value-type="float" office:value="100.531050622298" calcext:value-type="float">
            <text:p>100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860485" calcext:value-type="float">
            <text:p>7,860,485 </text:p>
          </table:table-cell>
          <table:table-cell table:style-name="ce31" office:value-type="float" office:value="1133.42767217425" calcext:value-type="float">
            <text:p>1,133.43 </text:p>
          </table:table-cell>
          <table:table-cell table:style-name="ce31" office:value-type="float" office:value="84.1007792693152" calcext:value-type="float">
            <text:p>84.1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610532" calcext:value-type="float">
            <text:p>23,610,532 </text:p>
          </table:table-cell>
          <table:table-cell table:style-name="ce31" office:value-type="float" office:value="1025.25945477142" calcext:value-type="float">
            <text:p>1,025.26 </text:p>
          </table:table-cell>
          <table:table-cell table:style-name="ce31" office:value-type="float" office:value="76.0746549747673" calcext:value-type="float">
            <text:p>76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577424" calcext:value-type="float">
            <text:p>15,577,424 </text:p>
          </table:table-cell>
          <table:table-cell table:style-name="ce31" office:value-type="float" office:value="988.10656682256" calcext:value-type="float">
            <text:p>988.11 </text:p>
          </table:table-cell>
          <table:table-cell table:style-name="ce31" office:value-type="float" office:value="73.3178960696221" calcext:value-type="float">
            <text:p>73.3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1200892" calcext:value-type="float">
            <text:p><text:s/>$11,200,892 </text:p>
          </table:table-cell>
          <table:table-cell table:style-name="ce30" office:value-type="float" office:value="952.941444817913" calcext:value-type="float">
            <text:p><text:s/>$952.94 </text:p>
          </table:table-cell>
          <table:table-cell table:style-name="ce31" office:value-type="float" office:value="70.7086301797059" calcext:value-type="float">
            <text:p>70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224729" calcext:value-type="float">
            <text:p>29,224,729 </text:p>
          </table:table-cell>
          <table:table-cell table:style-name="ce31" office:value-type="float" office:value="1154.60047605999" calcext:value-type="float">
            <text:p>1,154.60 </text:p>
          </table:table-cell>
          <table:table-cell table:style-name="ce31" office:value-type="float" office:value="85.6718096489531" calcext:value-type="float">
            <text:p>85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70423826" calcext:value-type="float">
            <text:p>570,423,826 </text:p>
          </table:table-cell>
          <table:table-cell table:style-name="ce31" office:value-type="float" office:value="1982.78469711847" calcext:value-type="float">
            <text:p>1,982.78 </text:p>
          </table:table-cell>
          <table:table-cell table:style-name="ce31" office:value-type="float" office:value="147.12340473482" calcext:value-type="float">
            <text:p>147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046389" calcext:value-type="float">
            <text:p>34,046,389 </text:p>
          </table:table-cell>
          <table:table-cell table:style-name="ce31" office:value-type="float" office:value="1056.32514314409" calcext:value-type="float">
            <text:p>1,056.33 </text:p>
          </table:table-cell>
          <table:table-cell table:style-name="ce31" office:value-type="float" office:value="78.379741276099" calcext:value-type="float">
            <text:p>78.3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434057" calcext:value-type="float">
            <text:p>12,434,057 </text:p>
          </table:table-cell>
          <table:table-cell table:style-name="ce31" office:value-type="float" office:value="944.96014367846" calcext:value-type="float">
            <text:p>944.96 </text:p>
          </table:table-cell>
          <table:table-cell table:style-name="ce31" office:value-type="float" office:value="70.1164144945855" calcext:value-type="float">
            <text:p>70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464599" calcext:value-type="float">
            <text:p>13,464,599 </text:p>
          </table:table-cell>
          <table:table-cell table:style-name="ce31" office:value-type="float" office:value="973.40667352036" calcext:value-type="float">
            <text:p>973.41 </text:p>
          </table:table-cell>
          <table:table-cell table:style-name="ce31" office:value-type="float" office:value="72.227158202318" calcext:value-type="float">
            <text:p>72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993234" calcext:value-type="float">
            <text:p>8,993,234 </text:p>
          </table:table-cell>
          <table:table-cell table:style-name="ce31" office:value-type="float" office:value="954.860774802774" calcext:value-type="float">
            <text:p>954.86 </text:p>
          </table:table-cell>
          <table:table-cell table:style-name="ce31" office:value-type="float" office:value="70.8510452198223" calcext:value-type="float">
            <text:p>70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827747" calcext:value-type="float">
            <text:p>33,827,747 </text:p>
          </table:table-cell>
          <table:table-cell table:style-name="ce31" office:value-type="float" office:value="1051.00995782969" calcext:value-type="float">
            <text:p>1,051.01 </text:p>
          </table:table-cell>
          <table:table-cell table:style-name="ce31" office:value-type="float" office:value="77.9853524342912" calcext:value-type="float">
            <text:p>77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892082" calcext:value-type="float">
            <text:p>8,892,082 </text:p>
          </table:table-cell>
          <table:table-cell table:style-name="ce31" office:value-type="float" office:value="865.205837386237" calcext:value-type="float">
            <text:p>865.21 </text:p>
          </table:table-cell>
          <table:table-cell table:style-name="ce31" office:value-type="float" office:value="64.1986135850728" calcext:value-type="float">
            <text:p>64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0184041" calcext:value-type="float">
            <text:p>70,184,041 </text:p>
          </table:table-cell>
          <table:table-cell table:style-name="ce31" office:value-type="float" office:value="775.3674360793" calcext:value-type="float">
            <text:p>775.37 </text:p>
          </table:table-cell>
          <table:table-cell table:style-name="ce31" office:value-type="float" office:value="57.5325688574642" calcext:value-type="float">
            <text:p>57.5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747724" calcext:value-type="float">
            <text:p>15,747,724 </text:p>
          </table:table-cell>
          <table:table-cell table:style-name="ce31" office:value-type="float" office:value="1011.07295374375" calcext:value-type="float">
            <text:p>1,011.07 </text:p>
          </table:table-cell>
          <table:table-cell table:style-name="ce31" office:value-type="float" office:value="75.022011016249" calcext:value-type="float">
            <text:p>75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471483" calcext:value-type="float">
            <text:p>17,471,483 </text:p>
          </table:table-cell>
          <table:table-cell table:style-name="ce31" office:value-type="float" office:value="1001.8099600765" calcext:value-type="float">
            <text:p>1,001.81 </text:p>
          </table:table-cell>
          <table:table-cell table:style-name="ce31" office:value-type="float" office:value="74.3346932412311" calcext:value-type="float">
            <text:p>74.3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293271" calcext:value-type="float">
            <text:p>15,293,271 </text:p>
          </table:table-cell>
          <table:table-cell table:style-name="ce31" office:value-type="float" office:value="1153.83850380561" calcext:value-type="float">
            <text:p>1,153.84 </text:p>
          </table:table-cell>
          <table:table-cell table:style-name="ce31" office:value-type="float" office:value="85.6152710078481" calcext:value-type="float">
            <text:p>85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251172" calcext:value-type="float">
            <text:p>12,251,172 </text:p>
          </table:table-cell>
          <table:table-cell table:style-name="ce31" office:value-type="float" office:value="925.892002733728" calcext:value-type="float">
            <text:p>925.89 </text:p>
          </table:table-cell>
          <table:table-cell table:style-name="ce31" office:value-type="float" office:value="68.7015509333379" calcext:value-type="float">
            <text:p>68.7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467970" calcext:value-type="float">
            <text:p>16,467,970 </text:p>
          </table:table-cell>
          <table:table-cell table:style-name="ce31" office:value-type="float" office:value="1061.64152539848" calcext:value-type="float">
            <text:p>1,061.64 </text:p>
          </table:table-cell>
          <table:table-cell table:style-name="ce31" office:value-type="float" office:value="78.7742189313259" calcext:value-type="float">
            <text:p>78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974661" calcext:value-type="float">
            <text:p>34,974,661 </text:p>
          </table:table-cell>
          <table:table-cell table:style-name="ce31" office:value-type="float" office:value="1056.48952016852" calcext:value-type="float">
            <text:p>1,056.49 </text:p>
          </table:table-cell>
          <table:table-cell table:style-name="ce31" office:value-type="float" office:value="78.3919381159929" calcext:value-type="float">
            <text:p>78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783728" calcext:value-type="float">
            <text:p>26,783,728 </text:p>
          </table:table-cell>
          <table:table-cell table:style-name="ce31" office:value-type="float" office:value="1117.56499581335" calcext:value-type="float">
            <text:p>1,117.56 </text:p>
          </table:table-cell>
          <table:table-cell table:style-name="ce31" office:value-type="float" office:value="82.9237624415107" calcext:value-type="float">
            <text:p>82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350124" calcext:value-type="float">
            <text:p>18,350,124 </text:p>
          </table:table-cell>
          <table:table-cell table:style-name="ce31" office:value-type="float" office:value="955.183723414515" calcext:value-type="float">
            <text:p>955.18 </text:p>
          </table:table-cell>
          <table:table-cell table:style-name="ce31" office:value-type="float" office:value="70.875008133891" calcext:value-type="float">
            <text:p>70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363057" calcext:value-type="float">
            <text:p>59,363,057 </text:p>
          </table:table-cell>
          <table:table-cell table:style-name="ce31" office:value-type="float" office:value="953.572025966474" calcext:value-type="float">
            <text:p>953.57 </text:p>
          </table:table-cell>
          <table:table-cell table:style-name="ce31" office:value-type="float" office:value="70.7554195490574" calcext:value-type="float">
            <text:p>70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440091" calcext:value-type="float">
            <text:p>32,440,091 </text:p>
          </table:table-cell>
          <table:table-cell table:style-name="ce31" office:value-type="float" office:value="1177.49890273487" calcext:value-type="float">
            <text:p>1,177.50 </text:p>
          </table:table-cell>
          <table:table-cell table:style-name="ce31" office:value-type="float" office:value="87.3708819185618" calcext:value-type="float">
            <text:p>87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882112" calcext:value-type="float">
            <text:p>20,882,112 </text:p>
          </table:table-cell>
          <table:table-cell table:style-name="ce31" office:value-type="float" office:value="971.042366396073" calcext:value-type="float">
            <text:p>971.04 </text:p>
          </table:table-cell>
          <table:table-cell table:style-name="ce31" office:value-type="float" office:value="72.0517256833615" calcext:value-type="float">
            <text:p>72.0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163807" calcext:value-type="float">
            <text:p>41,163,807 </text:p>
          </table:table-cell>
          <table:table-cell table:style-name="ce31" office:value-type="float" office:value="1091.22429174337" calcext:value-type="float">
            <text:p>1,091.22 </text:p>
          </table:table-cell>
          <table:table-cell table:style-name="ce31" office:value-type="float" office:value="80.9692718346789" calcext:value-type="float">
            <text:p>80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3379000" calcext:value-type="float">
            <text:p>593,379,000 </text:p>
          </table:table-cell>
          <table:table-cell table:style-name="ce31" office:value-type="float" office:value="1566.00853377261" calcext:value-type="float">
            <text:p>1,566.01 </text:p>
          </table:table-cell>
          <table:table-cell table:style-name="ce31" office:value-type="float" office:value="116.198449416741" calcext:value-type="float">
            <text:p>116.2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257498" calcext:value-type="float">
            <text:p>31,257,498 </text:p>
          </table:table-cell>
          <table:table-cell table:style-name="ce31" office:value-type="float" office:value="908.885061895102" calcext:value-type="float">
            <text:p>908.89 </text:p>
          </table:table-cell>
          <table:table-cell table:style-name="ce31" office:value-type="float" office:value="67.4396292310276" calcext:value-type="float">
            <text:p>67.4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549978" calcext:value-type="float">
            <text:p>8,549,978 </text:p>
          </table:table-cell>
          <table:table-cell table:style-name="ce31" office:value-type="float" office:value="1234.64030479513" calcext:value-type="float">
            <text:p>1,234.64 </text:p>
          </table:table-cell>
          <table:table-cell table:style-name="ce31" office:value-type="float" office:value="91.6107964360801" calcext:value-type="float">
            <text:p>91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090846" calcext:value-type="float">
            <text:p>9,090,846 </text:p>
          </table:table-cell>
          <table:table-cell table:style-name="ce31" office:value-type="float" office:value="930.105295422714" calcext:value-type="float">
            <text:p>930.11 </text:p>
          </table:table-cell>
          <table:table-cell table:style-name="ce31" office:value-type="float" office:value="69.0141789087549" calcext:value-type="float">
            <text:p>69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5077290" calcext:value-type="float">
            <text:p>105,077,290 </text:p>
          </table:table-cell>
          <table:table-cell table:style-name="ce31" office:value-type="float" office:value="1152.19612472613" calcext:value-type="float">
            <text:p>1,152.20 </text:p>
          </table:table-cell>
          <table:table-cell table:style-name="ce31" office:value-type="float" office:value="85.4934058338885" calcext:value-type="float">
            <text:p>85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062983" calcext:value-type="float">
            <text:p>22,062,983 </text:p>
          </table:table-cell>
          <table:table-cell table:style-name="ce31" office:value-type="float" office:value="1009.32797677664" calcext:value-type="float">
            <text:p>1,009.33 </text:p>
          </table:table-cell>
          <table:table-cell table:style-name="ce31" office:value-type="float" office:value="74.8925330386563" calcext:value-type="float">
            <text:p>74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7885001" calcext:value-type="float">
            <text:p>87,885,001 </text:p>
          </table:table-cell>
          <table:table-cell table:style-name="ce31" office:value-type="float" office:value="1174.38094534677" calcext:value-type="float">
            <text:p>1,174.38 </text:p>
          </table:table-cell>
          <table:table-cell table:style-name="ce31" office:value-type="float" office:value="87.1395282534752" calcext:value-type="float">
            <text:p>87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579973" calcext:value-type="float">
            <text:p>29,579,973 </text:p>
          </table:table-cell>
          <table:table-cell table:style-name="ce31" office:value-type="float" office:value="1020.42557716634" calcext:value-type="float">
            <text:p>1,020.43 </text:p>
          </table:table-cell>
          <table:table-cell table:style-name="ce31" office:value-type="float" office:value="75.7159793543818" calcext:value-type="float">
            <text:p>75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530565" calcext:value-type="float">
            <text:p>31,530,565 </text:p>
          </table:table-cell>
          <table:table-cell table:style-name="ce31" office:value-type="float" office:value="1306.72205097682" calcext:value-type="float">
            <text:p>1,306.72 </text:p>
          </table:table-cell>
          <table:table-cell table:style-name="ce31" office:value-type="float" office:value="96.9592903663058" calcext:value-type="float">
            <text:p>96.9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237392" calcext:value-type="float">
            <text:p>45,237,392 </text:p>
          </table:table-cell>
          <table:table-cell table:style-name="ce31" office:value-type="float" office:value="1096.62315180331" calcext:value-type="float">
            <text:p>1,096.62 </text:p>
          </table:table-cell>
          <table:table-cell table:style-name="ce31" office:value-type="float" office:value="81.3698693755312" calcext:value-type="float">
            <text:p>81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995687" calcext:value-type="float">
            <text:p>36,995,687 </text:p>
          </table:table-cell>
          <table:table-cell table:style-name="ce31" office:value-type="float" office:value="1160.89243637087" calcext:value-type="float">
            <text:p>1,160.89 </text:p>
          </table:table-cell>
          <table:table-cell table:style-name="ce31" office:value-type="float" office:value="86.1386755798522" calcext:value-type="float">
            <text:p>86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482185" calcext:value-type="float">
            <text:p>20,482,185 </text:p>
          </table:table-cell>
          <table:table-cell table:style-name="ce31" office:value-type="float" office:value="1063.35960797016" calcext:value-type="float">
            <text:p>1,063.36 </text:p>
          </table:table-cell>
          <table:table-cell table:style-name="ce31" office:value-type="float" office:value="78.9017013341945" calcext:value-type="float">
            <text:p>78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6004595" calcext:value-type="float">
            <text:p>176,004,595 </text:p>
          </table:table-cell>
          <table:table-cell table:style-name="ce31" office:value-type="float" office:value="1459.22930819684" calcext:value-type="float">
            <text:p>1,459.23 </text:p>
          </table:table-cell>
          <table:table-cell table:style-name="ce31" office:value-type="float" office:value="108.275388862318" calcext:value-type="float">
            <text:p>108.2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8240749" calcext:value-type="float">
            <text:p>188,240,749 </text:p>
          </table:table-cell>
          <table:table-cell table:style-name="ce31" office:value-type="float" office:value="1521.87496563037" calcext:value-type="float">
            <text:p>1,521.87 </text:p>
          </table:table-cell>
          <table:table-cell table:style-name="ce31" office:value-type="float" office:value="112.92372129441" calcext:value-type="float">
            <text:p>112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844307" calcext:value-type="float">
            <text:p>10,844,307 </text:p>
          </table:table-cell>
          <table:table-cell table:style-name="ce31" office:value-type="float" office:value="1526.08440656889" calcext:value-type="float">
            <text:p>1,526.08 </text:p>
          </table:table-cell>
          <table:table-cell table:style-name="ce31" office:value-type="float" office:value="113.236063468427" calcext:value-type="float">
            <text:p>113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050757" calcext:value-type="float">
            <text:p>14,050,757 </text:p>
          </table:table-cell>
          <table:table-cell table:style-name="ce31" office:value-type="float" office:value="1165.28598255867" calcext:value-type="float">
            <text:p>1,165.29 </text:p>
          </table:table-cell>
          <table:table-cell table:style-name="ce31" office:value-type="float" office:value="86.4646784358093" calcext:value-type="float">
            <text:p>86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6389263" calcext:value-type="float">
            <text:p>46,389,263 </text:p>
          </table:table-cell>
          <table:table-cell table:style-name="ce31" office:value-type="float" office:value="1049.14832250702" calcext:value-type="float">
            <text:p>1,049.15 </text:p>
          </table:table-cell>
          <table:table-cell table:style-name="ce31" office:value-type="float" office:value="77.847218360812" calcext:value-type="float">
            <text:p>77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665193" calcext:value-type="float">
            <text:p>35,665,193 </text:p>
          </table:table-cell>
          <table:table-cell table:style-name="ce31" office:value-type="float" office:value="987.932804411184" calcext:value-type="float">
            <text:p>987.93 </text:p>
          </table:table-cell>
          <table:table-cell table:style-name="ce31" office:value-type="float" office:value="73.305002830324" calcext:value-type="float">
            <text:p>73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3687385" calcext:value-type="float">
            <text:p>53,687,385 </text:p>
          </table:table-cell>
          <table:table-cell table:style-name="ce31" office:value-type="float" office:value="1008.71825434538" calcext:value-type="float">
            <text:p>1,008.72 </text:p>
          </table:table-cell>
          <table:table-cell table:style-name="ce31" office:value-type="float" office:value="74.847291394336" calcext:value-type="float">
            <text:p>74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208549" calcext:value-type="float">
            <text:p>12,208,549 </text:p>
          </table:table-cell>
          <table:table-cell table:style-name="ce31" office:value-type="float" office:value="709.593416962309" calcext:value-type="float">
            <text:p>709.59 </text:p>
          </table:table-cell>
          <table:table-cell table:style-name="ce31" office:value-type="float" office:value="52.6521107574758" calcext:value-type="float">
            <text:p>52.6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1861961" calcext:value-type="float">
            <text:p>51,861,961 </text:p>
          </table:table-cell>
          <table:table-cell table:style-name="ce31" office:value-type="float" office:value="1261.30518313537" calcext:value-type="float">
            <text:p>1,261.31 </text:p>
          </table:table-cell>
          <table:table-cell table:style-name="ce31" office:value-type="float" office:value="93.589340901325" calcext:value-type="float">
            <text:p>93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075334" calcext:value-type="float">
            <text:p>30,075,334 </text:p>
          </table:table-cell>
          <table:table-cell table:style-name="ce31" office:value-type="float" office:value="1076.93977281893" calcext:value-type="float">
            <text:p>1,076.94 </text:p>
          </table:table-cell>
          <table:table-cell table:style-name="ce31" office:value-type="float" office:value="79.9093549096513" calcext:value-type="float">
            <text:p>79.9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87868604" calcext:value-type="float">
            <text:p>87,868,604 </text:p>
          </table:table-cell>
          <table:table-cell table:style-name="ce31" office:value-type="float" office:value="1361.75383845829" calcext:value-type="float">
            <text:p>1,361.75 </text:p>
          </table:table-cell>
          <table:table-cell table:style-name="ce31" office:value-type="float" office:value="101.042670651963" calcext:value-type="float">
            <text:p>101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52608999" calcext:value-type="float">
            <text:p><text:s/>$152,608,999 </text:p>
          </table:table-cell>
          <table:table-cell table:style-name="ce30" office:value-type="float" office:value="1116.11765351198" calcext:value-type="float">
            <text:p><text:s/>$1,116.12 </text:p>
          </table:table-cell>
          <table:table-cell table:style-name="ce31" office:value-type="float" office:value="89.6771206626126" calcext:value-type="float">
            <text:p>89.6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55372" calcext:value-type="float">
            <text:p>5,655,372 </text:p>
          </table:table-cell>
          <table:table-cell table:style-name="ce31" office:value-type="float" office:value="925.441335297005" calcext:value-type="float">
            <text:p>925.44 </text:p>
          </table:table-cell>
          <table:table-cell table:style-name="ce31" office:value-type="float" office:value="74.3567795298815" calcext:value-type="float">
            <text:p>74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136936" calcext:value-type="float">
            <text:p>18,136,936 </text:p>
          </table:table-cell>
          <table:table-cell table:style-name="ce31" office:value-type="float" office:value="1042.7721497154" calcext:value-type="float">
            <text:p>1,042.77 </text:p>
          </table:table-cell>
          <table:table-cell table:style-name="ce31" office:value-type="float" office:value="83.7840021608765" calcext:value-type="float">
            <text:p>83.7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354276" calcext:value-type="float">
            <text:p>8,354,276 </text:p>
          </table:table-cell>
          <table:table-cell table:style-name="ce31" office:value-type="float" office:value="1275.07264957265" calcext:value-type="float">
            <text:p>1,275.07 </text:p>
          </table:table-cell>
          <table:table-cell table:style-name="ce31" office:value-type="float" office:value="102.448736913645" calcext:value-type="float">
            <text:p>102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7244367" calcext:value-type="float">
            <text:p>47,244,367 </text:p>
          </table:table-cell>
          <table:table-cell table:style-name="ce31" office:value-type="float" office:value="1144.65200852837" calcext:value-type="float">
            <text:p>1,144.65 </text:p>
          </table:table-cell>
          <table:table-cell table:style-name="ce31" office:value-type="float" office:value="91.9697811091014" calcext:value-type="float">
            <text:p>91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2258097" calcext:value-type="float">
            <text:p>322,258,097 </text:p>
          </table:table-cell>
          <table:table-cell table:style-name="ce31" office:value-type="float" office:value="1488.02268571534" calcext:value-type="float">
            <text:p>1,488.02 </text:p>
          </table:table-cell>
          <table:table-cell table:style-name="ce31" office:value-type="float" office:value="119.558712753724" calcext:value-type="float">
            <text:p>119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181662" calcext:value-type="float">
            <text:p>24,181,662 </text:p>
          </table:table-cell>
          <table:table-cell table:style-name="ce31" office:value-type="float" office:value="1384.73698677203" calcext:value-type="float">
            <text:p>1,384.74 </text:p>
          </table:table-cell>
          <table:table-cell table:style-name="ce31" office:value-type="float" office:value="111.259978245121" calcext:value-type="float">
            <text:p>111.2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825606" calcext:value-type="float">
            <text:p>7,825,606 </text:p>
          </table:table-cell>
          <table:table-cell table:style-name="ce31" office:value-type="float" office:value="1334.28917306053" calcext:value-type="float">
            <text:p>1,334.29 </text:p>
          </table:table-cell>
          <table:table-cell table:style-name="ce31" office:value-type="float" office:value="107.206628973979" calcext:value-type="float">
            <text:p>107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732129" calcext:value-type="float">
            <text:p>51,732,129 </text:p>
          </table:table-cell>
          <table:table-cell table:style-name="ce31" office:value-type="float" office:value="1139.8508097389" calcext:value-type="float">
            <text:p>1,139.85 </text:p>
          </table:table-cell>
          <table:table-cell table:style-name="ce31" office:value-type="float" office:value="91.5840174023688" calcext:value-type="float">
            <text:p>91.5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082394" calcext:value-type="float">
            <text:p>6,082,394 </text:p>
          </table:table-cell>
          <table:table-cell table:style-name="ce31" office:value-type="float" office:value="1087.89018064747" calcext:value-type="float">
            <text:p>1,087.89 </text:p>
          </table:table-cell>
          <table:table-cell table:style-name="ce31" office:value-type="float" office:value="87.4091173906403" calcext:value-type="float">
            <text:p>87.4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434176" calcext:value-type="float">
            <text:p>26,434,176 </text:p>
          </table:table-cell>
          <table:table-cell table:style-name="ce31" office:value-type="float" office:value="1138.66793021753" calcext:value-type="float">
            <text:p>1,138.67 </text:p>
          </table:table-cell>
          <table:table-cell table:style-name="ce31" office:value-type="float" office:value="91.4889761410525" calcext:value-type="float">
            <text:p>91.4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973042" calcext:value-type="float">
            <text:p>24,973,042 </text:p>
          </table:table-cell>
          <table:table-cell table:style-name="ce31" office:value-type="float" office:value="2213.92216312057" calcext:value-type="float">
            <text:p>2,213.92 </text:p>
          </table:table-cell>
          <table:table-cell table:style-name="ce31" office:value-type="float" office:value="177.882828333621" calcext:value-type="float">
            <text:p>177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915159" calcext:value-type="float">
            <text:p>11,915,159 </text:p>
          </table:table-cell>
          <table:table-cell table:style-name="ce31" office:value-type="float" office:value="1401.61851546877" calcext:value-type="float">
            <text:p>1,401.62 </text:p>
          </table:table-cell>
          <table:table-cell table:style-name="ce31" office:value-type="float" office:value="112.616364716693" calcext:value-type="float">
            <text:p>112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643476" calcext:value-type="float">
            <text:p>24,643,476 </text:p>
          </table:table-cell>
          <table:table-cell table:style-name="ce31" office:value-type="float" office:value="1109.16716176073" calcext:value-type="float">
            <text:p>1,109.17 </text:p>
          </table:table-cell>
          <table:table-cell table:style-name="ce31" office:value-type="float" office:value="89.1186669140498" calcext:value-type="float">
            <text:p>89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56995" calcext:value-type="float">
            <text:p>8,856,995 </text:p>
          </table:table-cell>
          <table:table-cell table:style-name="ce31" office:value-type="float" office:value="1304.2254454425" calcext:value-type="float">
            <text:p>1,304.23 </text:p>
          </table:table-cell>
          <table:table-cell table:style-name="ce31" office:value-type="float" office:value="104.791087457646" calcext:value-type="float">
            <text:p>104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1995324" calcext:value-type="float">
            <text:p>171,995,324 </text:p>
          </table:table-cell>
          <table:table-cell table:style-name="ce31" office:value-type="float" office:value="1179.16471733556" calcext:value-type="float">
            <text:p>1,179.16 </text:p>
          </table:table-cell>
          <table:table-cell table:style-name="ce31" office:value-type="float" office:value="94.7427865734962" calcext:value-type="float">
            <text:p>94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032782" calcext:value-type="float">
            <text:p>39,032,782 </text:p>
          </table:table-cell>
          <table:table-cell table:style-name="ce31" office:value-type="float" office:value="873.079875634688" calcext:value-type="float">
            <text:p>873.08 </text:p>
          </table:table-cell>
          <table:table-cell table:style-name="ce31" office:value-type="float" office:value="70.1496738350357" calcext:value-type="float">
            <text:p>70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476981" calcext:value-type="float">
            <text:p>30,476,981 </text:p>
          </table:table-cell>
          <table:table-cell table:style-name="ce31" office:value-type="float" office:value="1342.89407358449" calcext:value-type="float">
            <text:p>1,342.89 </text:p>
          </table:table-cell>
          <table:table-cell table:style-name="ce31" office:value-type="float" office:value="107.898010120177" calcext:value-type="float">
            <text:p>107.9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460878" calcext:value-type="float">
            <text:p>4,460,878 </text:p>
          </table:table-cell>
          <table:table-cell table:style-name="ce31" office:value-type="float" office:value="614.361382729652" calcext:value-type="float">
            <text:p>614.36 </text:p>
          </table:table-cell>
          <table:table-cell table:style-name="ce31" office:value-type="float" office:value="49.3623227588391" calcext:value-type="float">
            <text:p>49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7660996" calcext:value-type="float">
            <text:p>67,660,996 </text:p>
          </table:table-cell>
          <table:table-cell table:style-name="ce31" office:value-type="float" office:value="970.217040924604" calcext:value-type="float">
            <text:p>970.22 </text:p>
          </table:table-cell>
          <table:table-cell table:style-name="ce31" office:value-type="float" office:value="77.9543898209516" calcext:value-type="float">
            <text:p>77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2642388" calcext:value-type="float">
            <text:p>62,642,388 </text:p>
          </table:table-cell>
          <table:table-cell table:style-name="ce31" office:value-type="float" office:value="1714.91425755585" calcext:value-type="float">
            <text:p>1,714.91 </text:p>
          </table:table-cell>
          <table:table-cell table:style-name="ce31" office:value-type="float" office:value="137.788854353265" calcext:value-type="float">
            <text:p>137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145981" calcext:value-type="float">
            <text:p>21,145,981 </text:p>
          </table:table-cell>
          <table:table-cell table:style-name="ce31" office:value-type="float" office:value="1515.84093189964" calcext:value-type="float">
            <text:p>1,515.84 </text:p>
          </table:table-cell>
          <table:table-cell table:style-name="ce31" office:value-type="float" office:value="121.793835737258" calcext:value-type="float">
            <text:p>121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096240" calcext:value-type="float">
            <text:p>18,096,240 </text:p>
          </table:table-cell>
          <table:table-cell table:style-name="ce31" office:value-type="float" office:value="1238.53535007871" calcext:value-type="float">
            <text:p>1,238.54 </text:p>
          </table:table-cell>
          <table:table-cell table:style-name="ce31" office:value-type="float" office:value="99.5130609075411" calcext:value-type="float">
            <text:p>99.5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0522860" calcext:value-type="float">
            <text:p>230,522,860 </text:p>
          </table:table-cell>
          <table:table-cell table:style-name="ce31" office:value-type="float" office:value="1263.29124606802" calcext:value-type="float">
            <text:p>1,263.29 </text:p>
          </table:table-cell>
          <table:table-cell table:style-name="ce31" office:value-type="float" office:value="101.502132099775" calcext:value-type="float">
            <text:p>101.5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8271879" calcext:value-type="float">
            <text:p>278,271,879 </text:p>
          </table:table-cell>
          <table:table-cell table:style-name="ce31" office:value-type="float" office:value="1179.18308635645" calcext:value-type="float">
            <text:p>1,179.18 </text:p>
          </table:table-cell>
          <table:table-cell table:style-name="ce31" office:value-type="float" office:value="94.7442624760567" calcext:value-type="float">
            <text:p>94.7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77262" calcext:value-type="float">
            <text:p>5,177,262 </text:p>
          </table:table-cell>
          <table:table-cell table:style-name="ce31" office:value-type="float" office:value="1373.64340673919" calcext:value-type="float">
            <text:p>1,373.64 </text:p>
          </table:table-cell>
          <table:table-cell table:style-name="ce31" office:value-type="float" office:value="110.368638239831" calcext:value-type="float">
            <text:p>110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670637" calcext:value-type="float">
            <text:p>38,670,637 </text:p>
          </table:table-cell>
          <table:table-cell table:style-name="ce31" office:value-type="float" office:value="1224.21922882107" calcext:value-type="float">
            <text:p>1,224.22 </text:p>
          </table:table-cell>
          <table:table-cell table:style-name="ce31" office:value-type="float" office:value="98.3627981826375" calcext:value-type="float">
            <text:p>98.3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061283" calcext:value-type="float">
            <text:p>17,061,283 </text:p>
          </table:table-cell>
          <table:table-cell table:style-name="ce31" office:value-type="float" office:value="1427.96141613659" calcext:value-type="float">
            <text:p>1,427.96 </text:p>
          </table:table-cell>
          <table:table-cell table:style-name="ce31" office:value-type="float" office:value="114.732947564709" calcext:value-type="float">
            <text:p>114.7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2629529" calcext:value-type="float">
            <text:p>122,629,529 </text:p>
          </table:table-cell>
          <table:table-cell table:style-name="ce31" office:value-type="float" office:value="1244.42658534853" calcext:value-type="float">
            <text:p>1,244.43 </text:p>
          </table:table-cell>
          <table:table-cell table:style-name="ce31" office:value-type="float" office:value="99.9864061812057" calcext:value-type="float">
            <text:p>99.9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896720" calcext:value-type="float">
            <text:p>10,896,720 </text:p>
          </table:table-cell>
          <table:table-cell table:style-name="ce31" office:value-type="float" office:value="698.821265952671" calcext:value-type="float">
            <text:p>698.82 </text:p>
          </table:table-cell>
          <table:table-cell table:style-name="ce31" office:value-type="float" office:value="56.1484524424869" calcext:value-type="float">
            <text:p>56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5589607" calcext:value-type="float">
            <text:p>245,589,607 </text:p>
          </table:table-cell>
          <table:table-cell table:style-name="ce31" office:value-type="float" office:value="1257.49926779314" calcext:value-type="float">
            <text:p>1,257.50 </text:p>
          </table:table-cell>
          <table:table-cell table:style-name="ce31" office:value-type="float" office:value="101.036761864839" calcext:value-type="float">
            <text:p>101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6551386" calcext:value-type="float">
            <text:p>106,551,386 </text:p>
          </table:table-cell>
          <table:table-cell table:style-name="ce31" office:value-type="float" office:value="1139.53826574264" calcext:value-type="float">
            <text:p>1,139.54 </text:p>
          </table:table-cell>
          <table:table-cell table:style-name="ce31" office:value-type="float" office:value="91.5589053135342" calcext:value-type="float">
            <text:p>91.5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307865" calcext:value-type="float">
            <text:p>31,307,865 </text:p>
          </table:table-cell>
          <table:table-cell table:style-name="ce31" office:value-type="float" office:value="1250.31409744409" calcext:value-type="float">
            <text:p>1,250.31 </text:p>
          </table:table-cell>
          <table:table-cell table:style-name="ce31" office:value-type="float" office:value="100.459452307602" calcext:value-type="float">
            <text:p>100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048857" calcext:value-type="float">
            <text:p>24,048,857 </text:p>
          </table:table-cell>
          <table:table-cell table:style-name="ce31" office:value-type="float" office:value="1048.47438636265" calcext:value-type="float">
            <text:p>1,048.47 </text:p>
          </table:table-cell>
          <table:table-cell table:style-name="ce31" office:value-type="float" office:value="84.2421618918444" calcext:value-type="float">
            <text:p>84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5900146" calcext:value-type="float">
            <text:p>95,900,146 </text:p>
          </table:table-cell>
          <table:table-cell table:style-name="ce31" office:value-type="float" office:value="1180.90539225948" calcext:value-type="float">
            <text:p>1,180.91 </text:p>
          </table:table-cell>
          <table:table-cell table:style-name="ce31" office:value-type="float" office:value="94.8826452297007" calcext:value-type="float">
            <text:p>94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80769965" calcext:value-type="float">
            <text:p>580,769,965 </text:p>
          </table:table-cell>
          <table:table-cell table:style-name="ce31" office:value-type="float" office:value="1341.16791329991" calcext:value-type="float">
            <text:p>1,341.17 </text:p>
          </table:table-cell>
          <table:table-cell table:style-name="ce31" office:value-type="float" office:value="107.759317677103" calcext:value-type="float">
            <text:p>107.7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225995" calcext:value-type="float">
            <text:p>22,225,995 </text:p>
          </table:table-cell>
          <table:table-cell table:style-name="ce31" office:value-type="float" office:value="1089.24258760108" calcext:value-type="float">
            <text:p>1,089.24 </text:p>
          </table:table-cell>
          <table:table-cell table:style-name="ce31" office:value-type="float" office:value="87.5177797356736" calcext:value-type="float">
            <text:p>87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771874" calcext:value-type="float">
            <text:p>5,771,874 </text:p>
          </table:table-cell>
          <table:table-cell table:style-name="ce31" office:value-type="float" office:value="435.777576443941" calcext:value-type="float">
            <text:p>435.78 </text:p>
          </table:table-cell>
          <table:table-cell table:style-name="ce31" office:value-type="float" office:value="35.0135831844046" calcext:value-type="float">
            <text:p>35.0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36086628" calcext:value-type="float">
            <text:p>36,086,628 </text:p>
          </table:table-cell>
          <table:table-cell table:style-name="ce31" office:value-type="float" office:value="1393.52131603336" calcext:value-type="float">
            <text:p>1,393.52 </text:p>
          </table:table-cell>
          <table:table-cell table:style-name="ce31" office:value-type="float" office:value="111.965776018886" calcext:value-type="float">
            <text:p>111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38806365" calcext:value-type="float">
            <text:p><text:s/>$38,806,365 </text:p>
          </table:table-cell>
          <table:table-cell table:style-name="ce30" office:value-type="float" office:value="996.568181818182" calcext:value-type="float">
            <text:p><text:s/>$996.57 </text:p>
          </table:table-cell>
          <table:table-cell table:style-name="ce31" office:value-type="float" office:value="78.2342754110379" calcext:value-type="float">
            <text:p>78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8847632" calcext:value-type="float">
            <text:p>108,847,632 </text:p>
          </table:table-cell>
          <table:table-cell table:style-name="ce31" office:value-type="float" office:value="1162.88962724757" calcext:value-type="float">
            <text:p>1,162.89 </text:p>
          </table:table-cell>
          <table:table-cell table:style-name="ce31" office:value-type="float" office:value="91.29112190271" calcext:value-type="float">
            <text:p>91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812355" calcext:value-type="float">
            <text:p>20,812,355 </text:p>
          </table:table-cell>
          <table:table-cell table:style-name="ce31" office:value-type="float" office:value="1212.8412004662" calcext:value-type="float">
            <text:p>1,212.84 </text:p>
          </table:table-cell>
          <table:table-cell table:style-name="ce31" office:value-type="float" office:value="95.2125045112446" calcext:value-type="float">
            <text:p>95.2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018572" calcext:value-type="float">
            <text:p>12,018,572 </text:p>
          </table:table-cell>
          <table:table-cell table:style-name="ce31" office:value-type="float" office:value="941.672960902609" calcext:value-type="float">
            <text:p>941.67 </text:p>
          </table:table-cell>
          <table:table-cell table:style-name="ce31" office:value-type="float" office:value="73.9247982370594" calcext:value-type="float">
            <text:p>73.9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192003" calcext:value-type="float">
            <text:p>33,192,003 </text:p>
          </table:table-cell>
          <table:table-cell table:style-name="ce31" office:value-type="float" office:value="1007.89514757683" calcext:value-type="float">
            <text:p>1,007.90 </text:p>
          </table:table-cell>
          <table:table-cell table:style-name="ce31" office:value-type="float" office:value="79.1234839718775" calcext:value-type="float">
            <text:p>79.1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419163" calcext:value-type="float">
            <text:p>14,419,163 </text:p>
          </table:table-cell>
          <table:table-cell table:style-name="ce31" office:value-type="float" office:value="991.48476930482" calcext:value-type="float">
            <text:p>991.48 </text:p>
          </table:table-cell>
          <table:table-cell table:style-name="ce31" office:value-type="float" office:value="77.8352087923619" calcext:value-type="float">
            <text:p>77.8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9342005" calcext:value-type="float">
            <text:p>269,342,005 </text:p>
          </table:table-cell>
          <table:table-cell table:style-name="ce31" office:value-type="float" office:value="1338.92418088814" calcext:value-type="float">
            <text:p>1,338.92 </text:p>
          </table:table-cell>
          <table:table-cell table:style-name="ce31" office:value-type="float" office:value="105.11048318941" calcext:value-type="float">
            <text:p>105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9897236" calcext:value-type="float">
            <text:p>79,897,236 </text:p>
          </table:table-cell>
          <table:table-cell table:style-name="ce31" office:value-type="float" office:value="1129.33744187033" calcext:value-type="float">
            <text:p>1,129.34 </text:p>
          </table:table-cell>
          <table:table-cell table:style-name="ce31" office:value-type="float" office:value="88.6571516843788" calcext:value-type="float">
            <text:p>88.6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43146" calcext:value-type="float">
            <text:p>6,943,146 </text:p>
          </table:table-cell>
          <table:table-cell table:style-name="ce31" office:value-type="float" office:value="1398.69983883965" calcext:value-type="float">
            <text:p>1,398.70 </text:p>
          </table:table-cell>
          <table:table-cell table:style-name="ce31" office:value-type="float" office:value="109.803092658962" calcext:value-type="float">
            <text:p>109.8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950961" calcext:value-type="float">
            <text:p>63,950,961 </text:p>
          </table:table-cell>
          <table:table-cell table:style-name="ce31" office:value-type="float" office:value="962.290819627729" calcext:value-type="float">
            <text:p>962.29 </text:p>
          </table:table-cell>
          <table:table-cell table:style-name="ce31" office:value-type="float" office:value="75.5433761400224" calcext:value-type="float">
            <text:p>75.5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780217" calcext:value-type="float">
            <text:p>5,780,217 </text:p>
          </table:table-cell>
          <table:table-cell table:style-name="ce31" office:value-type="float" office:value="807.857023060797" calcext:value-type="float">
            <text:p>807.86 </text:p>
          </table:table-cell>
          <table:table-cell table:style-name="ce31" office:value-type="float" office:value="63.4197538993979" calcext:value-type="float">
            <text:p>63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4731345" calcext:value-type="float">
            <text:p>34,731,345 </text:p>
          </table:table-cell>
          <table:table-cell table:style-name="ce31" office:value-type="float" office:value="1047.98723635376" calcext:value-type="float">
            <text:p>1,047.99 </text:p>
          </table:table-cell>
          <table:table-cell table:style-name="ce31" office:value-type="float" office:value="82.2708607117771" calcext:value-type="float">
            <text:p>82.2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936084" calcext:value-type="float">
            <text:p>16,936,084 </text:p>
          </table:table-cell>
          <table:table-cell table:style-name="ce31" office:value-type="float" office:value="914.672931518687" calcext:value-type="float">
            <text:p>914.67 </text:p>
          </table:table-cell>
          <table:table-cell table:style-name="ce31" office:value-type="float" office:value="71.8051964140571" calcext:value-type="float">
            <text:p>71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154381" calcext:value-type="float">
            <text:p>25,154,381 </text:p>
          </table:table-cell>
          <table:table-cell table:style-name="ce31" office:value-type="float" office:value="1058.15164899882" calcext:value-type="float">
            <text:p>1,058.15 </text:p>
          </table:table-cell>
          <table:table-cell table:style-name="ce31" office:value-type="float" office:value="83.068804568277" calcext:value-type="float">
            <text:p>83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740314" calcext:value-type="float">
            <text:p>14,740,314 </text:p>
          </table:table-cell>
          <table:table-cell table:style-name="ce31" office:value-type="float" office:value="901.989597356505" calcext:value-type="float">
            <text:p>901.99 </text:p>
          </table:table-cell>
          <table:table-cell table:style-name="ce31" office:value-type="float" office:value="70.8095079342543" calcext:value-type="float">
            <text:p>70.8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8228203" calcext:value-type="float">
            <text:p>58,228,203 </text:p>
          </table:table-cell>
          <table:table-cell table:style-name="ce31" office:value-type="float" office:value="1117.36649907891" calcext:value-type="float">
            <text:p>1,117.37 </text:p>
          </table:table-cell>
          <table:table-cell table:style-name="ce31" office:value-type="float" office:value="87.7173885529039" calcext:value-type="float">
            <text:p>87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600167" calcext:value-type="float">
            <text:p>27,600,167 </text:p>
          </table:table-cell>
          <table:table-cell table:style-name="ce31" office:value-type="float" office:value="1039.28030274504" calcext:value-type="float">
            <text:p>1,039.28 </text:p>
          </table:table-cell>
          <table:table-cell table:style-name="ce31" office:value-type="float" office:value="81.5873343315874" calcext:value-type="float">
            <text:p>81.5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753283" calcext:value-type="float">
            <text:p>28,753,283 </text:p>
          </table:table-cell>
          <table:table-cell table:style-name="ce31" office:value-type="float" office:value="950.490330898152" calcext:value-type="float">
            <text:p>950.49 </text:p>
          </table:table-cell>
          <table:table-cell table:style-name="ce31" office:value-type="float" office:value="74.6169942806595" calcext:value-type="float">
            <text:p>74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987113" calcext:value-type="float">
            <text:p>7,987,113 </text:p>
          </table:table-cell>
          <table:table-cell table:style-name="ce31" office:value-type="float" office:value="1129.55918540518" calcext:value-type="float">
            <text:p>1,129.56 </text:p>
          </table:table-cell>
          <table:table-cell table:style-name="ce31" office:value-type="float" office:value="88.6745593691639" calcext:value-type="float">
            <text:p>88.6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561722" calcext:value-type="float">
            <text:p>14,561,722 </text:p>
          </table:table-cell>
          <table:table-cell table:style-name="ce31" office:value-type="float" office:value="1146.95352867045" calcext:value-type="float">
            <text:p>1,146.95 </text:p>
          </table:table-cell>
          <table:table-cell table:style-name="ce31" office:value-type="float" office:value="90.0400794273366" calcext:value-type="float">
            <text:p>90.0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5069988" calcext:value-type="float">
            <text:p>375,069,988 </text:p>
          </table:table-cell>
          <table:table-cell table:style-name="ce31" office:value-type="float" office:value="1255.58627615735" calcext:value-type="float">
            <text:p>1,255.59 </text:p>
          </table:table-cell>
          <table:table-cell table:style-name="ce31" office:value-type="float" office:value="98.5681505022555" calcext:value-type="float">
            <text:p>98.5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977915" calcext:value-type="float">
            <text:p>14,977,915 </text:p>
          </table:table-cell>
          <table:table-cell table:style-name="ce31" office:value-type="float" office:value="1056.6430335097" calcext:value-type="float">
            <text:p>1,056.64 </text:p>
          </table:table-cell>
          <table:table-cell table:style-name="ce31" office:value-type="float" office:value="82.9503726919452" calcext:value-type="float">
            <text:p>82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58706" calcext:value-type="float">
            <text:p>5,158,706 </text:p>
          </table:table-cell>
          <table:table-cell table:style-name="ce31" office:value-type="float" office:value="977.953744075829" calcext:value-type="float">
            <text:p>977.95 </text:p>
          </table:table-cell>
          <table:table-cell table:style-name="ce31" office:value-type="float" office:value="76.7729734394057" calcext:value-type="float">
            <text:p>76.7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9834537" calcext:value-type="float">
            <text:p>49,834,537 </text:p>
          </table:table-cell>
          <table:table-cell table:style-name="ce31" office:value-type="float" office:value="1095.14420393363" calcext:value-type="float">
            <text:p>1,095.14 </text:p>
          </table:table-cell>
          <table:table-cell table:style-name="ce31" office:value-type="float" office:value="85.9728564773475" calcext:value-type="float">
            <text:p>85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191267" calcext:value-type="float">
            <text:p>12,191,267 </text:p>
          </table:table-cell>
          <table:table-cell table:style-name="ce31" office:value-type="float" office:value="1241.59965373256" calcext:value-type="float">
            <text:p>1,241.60 </text:p>
          </table:table-cell>
          <table:table-cell table:style-name="ce31" office:value-type="float" office:value="97.4701490901946" calcext:value-type="float">
            <text:p>97.4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412157" calcext:value-type="float">
            <text:p>17,412,157 </text:p>
          </table:table-cell>
          <table:table-cell table:style-name="ce31" office:value-type="float" office:value="1102.10500664599" calcext:value-type="float">
            <text:p>1,102.11 </text:p>
          </table:table-cell>
          <table:table-cell table:style-name="ce31" office:value-type="float" office:value="86.5193051463055" calcext:value-type="float">
            <text:p>86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664126" calcext:value-type="float">
            <text:p>27,664,126 </text:p>
          </table:table-cell>
          <table:table-cell table:style-name="ce31" office:value-type="float" office:value="1059.11661562021" calcext:value-type="float">
            <text:p>1,059.12 </text:p>
          </table:table-cell>
          <table:table-cell table:style-name="ce31" office:value-type="float" office:value="83.144558004718" calcext:value-type="float">
            <text:p>83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418917" calcext:value-type="float">
            <text:p>11,418,917 </text:p>
          </table:table-cell>
          <table:table-cell table:style-name="ce31" office:value-type="float" office:value="1060.35072894419" calcext:value-type="float">
            <text:p>1,060.35 </text:p>
          </table:table-cell>
          <table:table-cell table:style-name="ce31" office:value-type="float" office:value="83.2414404493294" calcext:value-type="float">
            <text:p>83.2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14327587" calcext:value-type="float">
            <text:p>1,614,327,587 </text:p>
          </table:table-cell>
          <table:table-cell table:style-name="ce31" office:value-type="float" office:value="1594.37872044973" calcext:value-type="float">
            <text:p>1,594.38 </text:p>
          </table:table-cell>
          <table:table-cell table:style-name="ce31" office:value-type="float" office:value="125.164606096083" calcext:value-type="float">
            <text:p>125.1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2052176" calcext:value-type="float">
            <text:p>92,052,176 </text:p>
          </table:table-cell>
          <table:table-cell table:style-name="ce31" office:value-type="float" office:value="1409.27105436397" calcext:value-type="float">
            <text:p>1,409.27 </text:p>
          </table:table-cell>
          <table:table-cell table:style-name="ce31" office:value-type="float" office:value="110.632972040873" calcext:value-type="float">
            <text:p>110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780858" calcext:value-type="float">
            <text:p>13,780,858 </text:p>
          </table:table-cell>
          <table:table-cell table:style-name="ce31" office:value-type="float" office:value="912.156341011385" calcext:value-type="float">
            <text:p>912.16 </text:p>
          </table:table-cell>
          <table:table-cell table:style-name="ce31" office:value-type="float" office:value="71.6076347836166" calcext:value-type="float">
            <text:p>71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985570" calcext:value-type="float">
            <text:p>26,985,570 </text:p>
          </table:table-cell>
          <table:table-cell table:style-name="ce31" office:value-type="float" office:value="1035.6361054611" calcext:value-type="float">
            <text:p>1,035.64 </text:p>
          </table:table-cell>
          <table:table-cell table:style-name="ce31" office:value-type="float" office:value="81.3012514130626" calcext:value-type="float">
            <text:p>81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2343326" calcext:value-type="float">
            <text:p>52,343,326 </text:p>
          </table:table-cell>
          <table:table-cell table:style-name="ce31" office:value-type="float" office:value="1002.70729090839" calcext:value-type="float">
            <text:p>1,002.71 </text:p>
          </table:table-cell>
          <table:table-cell table:style-name="ce31" office:value-type="float" office:value="78.7162181020696" calcext:value-type="float">
            <text:p>78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510860" calcext:value-type="float">
            <text:p>96,510,860 </text:p>
          </table:table-cell>
          <table:table-cell table:style-name="ce31" office:value-type="float" office:value="1322.99085662586" calcext:value-type="float">
            <text:p>1,322.99 </text:p>
          </table:table-cell>
          <table:table-cell table:style-name="ce31" office:value-type="float" office:value="103.859658507978" calcext:value-type="float">
            <text:p>103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015816" calcext:value-type="float">
            <text:p>17,015,816 </text:p>
          </table:table-cell>
          <table:table-cell table:style-name="ce31" office:value-type="float" office:value="1024.80221633341" calcext:value-type="float">
            <text:p>1,024.80 </text:p>
          </table:table-cell>
          <table:table-cell table:style-name="ce31" office:value-type="float" office:value="80.4507511851283" calcext:value-type="float">
            <text:p>80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1896643" calcext:value-type="float">
            <text:p>41,896,643 </text:p>
          </table:table-cell>
          <table:table-cell table:style-name="ce31" office:value-type="float" office:value="1148.19926553208" calcext:value-type="float">
            <text:p>1,148.20 </text:p>
          </table:table-cell>
          <table:table-cell table:style-name="ce31" office:value-type="float" office:value="90.1378743624957" calcext:value-type="float">
            <text:p>90.1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739372" calcext:value-type="float">
            <text:p>17,739,372 </text:p>
          </table:table-cell>
          <table:table-cell table:style-name="ce31" office:value-type="float" office:value="867.875342465753" calcext:value-type="float">
            <text:p>867.88 </text:p>
          </table:table-cell>
          <table:table-cell table:style-name="ce31" office:value-type="float" office:value="68.1314131874442" calcext:value-type="float">
            <text:p>68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153498" calcext:value-type="float">
            <text:p>15,153,498 </text:p>
          </table:table-cell>
          <table:table-cell table:style-name="ce31" office:value-type="float" office:value="936.036691580703" calcext:value-type="float">
            <text:p>936.04 </text:p>
          </table:table-cell>
          <table:table-cell table:style-name="ce31" office:value-type="float" office:value="73.4823303212001" calcext:value-type="float">
            <text:p>73.4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846308" calcext:value-type="float">
            <text:p>20,846,308 </text:p>
          </table:table-cell>
          <table:table-cell table:style-name="ce31" office:value-type="float" office:value="1176.82669075308" calcext:value-type="float">
            <text:p>1,176.83 </text:p>
          </table:table-cell>
          <table:table-cell table:style-name="ce31" office:value-type="float" office:value="92.3852327569433" calcext:value-type="float">
            <text:p>92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94653" calcext:value-type="float">
            <text:p>3,094,653 </text:p>
          </table:table-cell>
          <table:table-cell table:style-name="ce31" office:value-type="float" office:value="256.626005473091" calcext:value-type="float">
            <text:p>256.63 </text:p>
          </table:table-cell>
          <table:table-cell table:style-name="ce31" office:value-type="float" office:value="20.1460872984998" calcext:value-type="float">
            <text:p>20.1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1628532" calcext:value-type="float">
            <text:p>41,628,532 </text:p>
          </table:table-cell>
          <table:table-cell table:style-name="ce31" office:value-type="float" office:value="1134.57065765447" calcext:value-type="float">
            <text:p>1,134.57 </text:p>
          </table:table-cell>
          <table:table-cell table:style-name="ce31" office:value-type="float" office:value="89.0679784119537" calcext:value-type="float">
            <text:p>89.0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4847457" calcext:value-type="float">
            <text:p>124,847,457 </text:p>
          </table:table-cell>
          <table:table-cell table:style-name="ce31" office:value-type="float" office:value="1279.58118869723" calcext:value-type="float">
            <text:p>1,279.58 </text:p>
          </table:table-cell>
          <table:table-cell table:style-name="ce31" office:value-type="float" office:value="100.451839576779" calcext:value-type="float">
            <text:p>100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2827628" calcext:value-type="float">
            <text:p>322,827,628 </text:p>
          </table:table-cell>
          <table:table-cell table:style-name="ce31" office:value-type="float" office:value="1114.01309923116" calcext:value-type="float">
            <text:p>1,114.01 </text:p>
          </table:table-cell>
          <table:table-cell table:style-name="ce31" office:value-type="float" office:value="87.4541343049375" calcext:value-type="float">
            <text:p>87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2904261" calcext:value-type="float">
            <text:p>52,904,261 </text:p>
          </table:table-cell>
          <table:table-cell table:style-name="ce31" office:value-type="float" office:value="957.040847338049" calcext:value-type="float">
            <text:p>957.04 </text:p>
          </table:table-cell>
          <table:table-cell table:style-name="ce31" office:value-type="float" office:value="75.1312339650015" calcext:value-type="float">
            <text:p>75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17783" calcext:value-type="float">
            <text:p>2,817,783 </text:p>
          </table:table-cell>
          <table:table-cell table:style-name="ce31" office:value-type="float" office:value="1181.95595637584" calcext:value-type="float">
            <text:p>1,181.96 </text:p>
          </table:table-cell>
          <table:table-cell table:style-name="ce31" office:value-type="float" office:value="92.787899013712" calcext:value-type="float">
            <text:p>92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287742" calcext:value-type="float">
            <text:p>37,287,742 </text:p>
          </table:table-cell>
          <table:table-cell table:style-name="ce31" office:value-type="float" office:value="1109.35802689516" calcext:value-type="float">
            <text:p>1,109.36 </text:p>
          </table:table-cell>
          <table:table-cell table:style-name="ce31" office:value-type="float" office:value="87.0886939689547" calcext:value-type="float">
            <text:p>87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4191300" calcext:value-type="float">
            <text:p>74,191,300 </text:p>
          </table:table-cell>
          <table:table-cell table:style-name="ce31" office:value-type="float" office:value="1201.69260920974" calcext:value-type="float">
            <text:p>1,201.69 </text:p>
          </table:table-cell>
          <table:table-cell table:style-name="ce31" office:value-type="float" office:value="94.3372990062767" calcext:value-type="float">
            <text:p>94.3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940991" calcext:value-type="float">
            <text:p>7,940,991 </text:p>
          </table:table-cell>
          <table:table-cell table:style-name="ce31" office:value-type="float" office:value="1140.61921861534" calcext:value-type="float">
            <text:p>1,140.62 </text:p>
          </table:table-cell>
          <table:table-cell table:style-name="ce31" office:value-type="float" office:value="89.5428127410914" calcext:value-type="float">
            <text:p>89.5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903678" calcext:value-type="float">
            <text:p>22,903,678 </text:p>
          </table:table-cell>
          <table:table-cell table:style-name="ce31" office:value-type="float" office:value="1031.46489529385" calcext:value-type="float">
            <text:p>1,031.46 </text:p>
          </table:table-cell>
          <table:table-cell table:style-name="ce31" office:value-type="float" office:value="80.9737960407401" calcext:value-type="float">
            <text:p>80.9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508762" calcext:value-type="float">
            <text:p>14,508,762 </text:p>
          </table:table-cell>
          <table:table-cell table:style-name="ce31" office:value-type="float" office:value="947.356317335945" calcext:value-type="float">
            <text:p>947.36 </text:p>
          </table:table-cell>
          <table:table-cell table:style-name="ce31" office:value-type="float" office:value="74.370962664719" calcext:value-type="float">
            <text:p>74.3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1001527" calcext:value-type="float">
            <text:p><text:s/>$11,001,527 </text:p>
          </table:table-cell>
          <table:table-cell table:style-name="ce30" office:value-type="float" office:value="933.123579304495" calcext:value-type="float">
            <text:p><text:s/>$933.12 </text:p>
          </table:table-cell>
          <table:table-cell table:style-name="ce31" office:value-type="float" office:value="73.2536402704057" calcext:value-type="float">
            <text:p>73.2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263420" calcext:value-type="float">
            <text:p>28,263,420 </text:p>
          </table:table-cell>
          <table:table-cell table:style-name="ce31" office:value-type="float" office:value="1184.05613741098" calcext:value-type="float">
            <text:p>1,184.06 </text:p>
          </table:table-cell>
          <table:table-cell table:style-name="ce31" office:value-type="float" office:value="92.9527709657908" calcext:value-type="float">
            <text:p>92.9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94002970" calcext:value-type="float">
            <text:p>494,002,970 </text:p>
          </table:table-cell>
          <table:table-cell table:style-name="ce31" office:value-type="float" office:value="1792.48962249089" calcext:value-type="float">
            <text:p>1,792.49 </text:p>
          </table:table-cell>
          <table:table-cell table:style-name="ce31" office:value-type="float" office:value="140.717042100953" calcext:value-type="float">
            <text:p>140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939302" calcext:value-type="float">
            <text:p>31,939,302 </text:p>
          </table:table-cell>
          <table:table-cell table:style-name="ce31" office:value-type="float" office:value="1024.45078102447" calcext:value-type="float">
            <text:p>1,024.45 </text:p>
          </table:table-cell>
          <table:table-cell table:style-name="ce31" office:value-type="float" office:value="80.4231622180607" calcext:value-type="float">
            <text:p>80.4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841772" calcext:value-type="float">
            <text:p>12,841,772 </text:p>
          </table:table-cell>
          <table:table-cell table:style-name="ce31" office:value-type="float" office:value="968.313376564621" calcext:value-type="float">
            <text:p>968.31 </text:p>
          </table:table-cell>
          <table:table-cell table:style-name="ce31" office:value-type="float" office:value="76.016169057432" calcext:value-type="float">
            <text:p>76.0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143396" calcext:value-type="float">
            <text:p>13,143,396 </text:p>
          </table:table-cell>
          <table:table-cell table:style-name="ce31" office:value-type="float" office:value="950.491466589529" calcext:value-type="float">
            <text:p>950.49 </text:p>
          </table:table-cell>
          <table:table-cell table:style-name="ce31" office:value-type="float" office:value="74.6170834366185" calcext:value-type="float">
            <text:p>74.6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25280" calcext:value-type="float">
            <text:p>8,525,280 </text:p>
          </table:table-cell>
          <table:table-cell table:style-name="ce31" office:value-type="float" office:value="895.512605042017" calcext:value-type="float">
            <text:p>895.51 </text:p>
          </table:table-cell>
          <table:table-cell table:style-name="ce31" office:value-type="float" office:value="70.3010401647512" calcext:value-type="float">
            <text:p>70.3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977676" calcext:value-type="float">
            <text:p>33,977,676 </text:p>
          </table:table-cell>
          <table:table-cell table:style-name="ce31" office:value-type="float" office:value="1032.94448835654" calcext:value-type="float">
            <text:p>1,032.94 </text:p>
          </table:table-cell>
          <table:table-cell table:style-name="ce31" office:value-type="float" office:value="81.0899495496262" calcext:value-type="float">
            <text:p>81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793718" calcext:value-type="float">
            <text:p>8,793,718 </text:p>
          </table:table-cell>
          <table:table-cell table:style-name="ce31" office:value-type="float" office:value="854.921057748396" calcext:value-type="float">
            <text:p>854.92 </text:p>
          </table:table-cell>
          <table:table-cell table:style-name="ce31" office:value-type="float" office:value="67.114454090394" calcext:value-type="float">
            <text:p>67.1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965539" calcext:value-type="float">
            <text:p>65,965,539 </text:p>
          </table:table-cell>
          <table:table-cell table:style-name="ce31" office:value-type="float" office:value="742.570851250647" calcext:value-type="float">
            <text:p>742.57 </text:p>
          </table:table-cell>
          <table:table-cell table:style-name="ce31" office:value-type="float" office:value="58.2945487813607" calcext:value-type="float">
            <text:p>58.2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133690" calcext:value-type="float">
            <text:p>15,133,690 </text:p>
          </table:table-cell>
          <table:table-cell table:style-name="ce31" office:value-type="float" office:value="997.474953862378" calcext:value-type="float">
            <text:p>997.47 </text:p>
          </table:table-cell>
          <table:table-cell table:style-name="ce31" office:value-type="float" office:value="78.3054603586761" calcext:value-type="float">
            <text:p>78.3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594167" calcext:value-type="float">
            <text:p>16,594,167 </text:p>
          </table:table-cell>
          <table:table-cell table:style-name="ce31" office:value-type="float" office:value="971.100596910112" calcext:value-type="float">
            <text:p>971.10 </text:p>
          </table:table-cell>
          <table:table-cell table:style-name="ce31" office:value-type="float" office:value="76.2349761276544" calcext:value-type="float">
            <text:p>76.2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917453" calcext:value-type="float">
            <text:p>15,917,453 </text:p>
          </table:table-cell>
          <table:table-cell table:style-name="ce31" office:value-type="float" office:value="1205.0460292225" calcext:value-type="float">
            <text:p>1,205.05 </text:p>
          </table:table-cell>
          <table:table-cell table:style-name="ce31" office:value-type="float" office:value="94.6005548372713" calcext:value-type="float">
            <text:p>94.6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413158" calcext:value-type="float">
            <text:p>11,413,158 </text:p>
          </table:table-cell>
          <table:table-cell table:style-name="ce31" office:value-type="float" office:value="865.288703563306" calcext:value-type="float">
            <text:p>865.29 </text:p>
          </table:table-cell>
          <table:table-cell table:style-name="ce31" office:value-type="float" office:value="67.9283524998013" calcext:value-type="float">
            <text:p>67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887332" calcext:value-type="float">
            <text:p>15,887,332 </text:p>
          </table:table-cell>
          <table:table-cell table:style-name="ce31" office:value-type="float" office:value="1016.789248" calcext:value-type="float">
            <text:p>1,016.79 </text:p>
          </table:table-cell>
          <table:table-cell table:style-name="ce31" office:value-type="float" office:value="79.8217036368588" calcext:value-type="float">
            <text:p>79.8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511214" calcext:value-type="float">
            <text:p>32,511,214 </text:p>
          </table:table-cell>
          <table:table-cell table:style-name="ce31" office:value-type="float" office:value="1004.54869608207" calcext:value-type="float">
            <text:p>1,004.55 </text:p>
          </table:table-cell>
          <table:table-cell table:style-name="ce31" office:value-type="float" office:value="78.8607751952306" calcext:value-type="float">
            <text:p>78.8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638441" calcext:value-type="float">
            <text:p>25,638,441 </text:p>
          </table:table-cell>
          <table:table-cell table:style-name="ce31" office:value-type="float" office:value="1050.28229077055" calcext:value-type="float">
            <text:p>1,050.28 </text:p>
          </table:table-cell>
          <table:table-cell table:style-name="ce31" office:value-type="float" office:value="82.4510309425777" calcext:value-type="float">
            <text:p>82.4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044740" calcext:value-type="float">
            <text:p>18,044,740 </text:p>
          </table:table-cell>
          <table:table-cell table:style-name="ce31" office:value-type="float" office:value="928.991968698517" calcext:value-type="float">
            <text:p>928.99 </text:p>
          </table:table-cell>
          <table:table-cell table:style-name="ce31" office:value-type="float" office:value="72.9292936095986" calcext:value-type="float">
            <text:p>72.9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8256685" calcext:value-type="float">
            <text:p>58,256,685 </text:p>
          </table:table-cell>
          <table:table-cell table:style-name="ce31" office:value-type="float" office:value="943.718472080478" calcext:value-type="float">
            <text:p>943.72 </text:p>
          </table:table-cell>
          <table:table-cell table:style-name="ce31" office:value-type="float" office:value="74.0853784038412" calcext:value-type="float">
            <text:p>74.0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129489" calcext:value-type="float">
            <text:p>31,129,489 </text:p>
          </table:table-cell>
          <table:table-cell table:style-name="ce31" office:value-type="float" office:value="1134.1259472457" calcext:value-type="float">
            <text:p>1,134.13 </text:p>
          </table:table-cell>
          <table:table-cell table:style-name="ce31" office:value-type="float" office:value="89.0330670057577" calcext:value-type="float">
            <text:p>89.0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260577" calcext:value-type="float">
            <text:p>20,260,577 </text:p>
          </table:table-cell>
          <table:table-cell table:style-name="ce31" office:value-type="float" office:value="953.259480568364" calcext:value-type="float">
            <text:p>953.26 </text:p>
          </table:table-cell>
          <table:table-cell table:style-name="ce31" office:value-type="float" office:value="74.8343827362677" calcext:value-type="float">
            <text:p>74.8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374279" calcext:value-type="float">
            <text:p>39,374,279 </text:p>
          </table:table-cell>
          <table:table-cell table:style-name="ce31" office:value-type="float" office:value="1074.42025268098" calcext:value-type="float">
            <text:p>1,074.42 </text:p>
          </table:table-cell>
          <table:table-cell table:style-name="ce31" office:value-type="float" office:value="84.3459499199389" calcext:value-type="float">
            <text:p>84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2999000" calcext:value-type="float">
            <text:p>552,999,000 </text:p>
          </table:table-cell>
          <table:table-cell table:style-name="ce31" office:value-type="float" office:value="1486.8002548805" calcext:value-type="float">
            <text:p>1,486.80 </text:p>
          </table:table-cell>
          <table:table-cell table:style-name="ce31" office:value-type="float" office:value="116.719300037561" calcext:value-type="float">
            <text:p>116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802635" calcext:value-type="float">
            <text:p>29,802,635 </text:p>
          </table:table-cell>
          <table:table-cell table:style-name="ce31" office:value-type="float" office:value="851.576849444238" calcext:value-type="float">
            <text:p>851.58 </text:p>
          </table:table-cell>
          <table:table-cell table:style-name="ce31" office:value-type="float" office:value="66.8519214124773" calcext:value-type="float">
            <text:p>66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81942" calcext:value-type="float">
            <text:p>8,281,942 </text:p>
          </table:table-cell>
          <table:table-cell table:style-name="ce31" office:value-type="float" office:value="1151.3891283192" calcext:value-type="float">
            <text:p>1,151.39 </text:p>
          </table:table-cell>
          <table:table-cell table:style-name="ce31" office:value-type="float" office:value="90.3882903484403" calcext:value-type="float">
            <text:p>90.3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57904" calcext:value-type="float">
            <text:p>8,557,904 </text:p>
          </table:table-cell>
          <table:table-cell table:style-name="ce31" office:value-type="float" office:value="941.04948317572" calcext:value-type="float">
            <text:p>941.05 </text:p>
          </table:table-cell>
          <table:table-cell table:style-name="ce31" office:value-type="float" office:value="73.8758529374924" calcext:value-type="float">
            <text:p>73.88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0493957" calcext:value-type="float">
            <text:p>100,493,957 </text:p>
          </table:table-cell>
          <table:table-cell table:style-name="ce31" office:value-type="float" office:value="1105.51975754109" calcext:value-type="float">
            <text:p>1,105.52 </text:p>
          </table:table-cell>
          <table:table-cell table:style-name="ce31" office:value-type="float" office:value="86.787375677616" calcext:value-type="float">
            <text:p>86.7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022694" calcext:value-type="float">
            <text:p>21,022,694 </text:p>
          </table:table-cell>
          <table:table-cell table:style-name="ce31" office:value-type="float" office:value="951.726832359998" calcext:value-type="float">
            <text:p>951.73 </text:p>
          </table:table-cell>
          <table:table-cell table:style-name="ce31" office:value-type="float" office:value="74.7140642028958" calcext:value-type="float">
            <text:p>74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859647" calcext:value-type="float">
            <text:p>85,859,647 </text:p>
          </table:table-cell>
          <table:table-cell table:style-name="ce31" office:value-type="float" office:value="1157.76223031284" calcext:value-type="float">
            <text:p>1,157.76 </text:p>
          </table:table-cell>
          <table:table-cell table:style-name="ce31" office:value-type="float" office:value="90.888602344839" calcext:value-type="float">
            <text:p>90.8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571044" calcext:value-type="float">
            <text:p>27,571,044 </text:p>
          </table:table-cell>
          <table:table-cell table:style-name="ce31" office:value-type="float" office:value="957.494148289634" calcext:value-type="float">
            <text:p>957.49 </text:p>
          </table:table-cell>
          <table:table-cell table:style-name="ce31" office:value-type="float" office:value="75.1668197604718" calcext:value-type="float">
            <text:p>75.17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465156" calcext:value-type="float">
            <text:p>25,465,156 </text:p>
          </table:table-cell>
          <table:table-cell table:style-name="ce31" office:value-type="float" office:value="1066.38006700168" calcext:value-type="float">
            <text:p>1,066.38 </text:p>
          </table:table-cell>
          <table:table-cell table:style-name="ce31" office:value-type="float" office:value="83.7147657096993" calcext:value-type="float">
            <text:p>83.7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3745972" calcext:value-type="float">
            <text:p>43,745,972 </text:p>
          </table:table-cell>
          <table:table-cell table:style-name="ce31" office:value-type="float" office:value="1074.47001031586" calcext:value-type="float">
            <text:p>1,074.47 </text:p>
          </table:table-cell>
          <table:table-cell table:style-name="ce31" office:value-type="float" office:value="84.3498560776729" calcext:value-type="float">
            <text:p>84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531702" calcext:value-type="float">
            <text:p>35,531,702 </text:p>
          </table:table-cell>
          <table:table-cell table:style-name="ce31" office:value-type="float" office:value="1102.06575478428" calcext:value-type="float">
            <text:p>1,102.07 </text:p>
          </table:table-cell>
          <table:table-cell table:style-name="ce31" office:value-type="float" office:value="86.5162237304873" calcext:value-type="float">
            <text:p>86.5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995523" calcext:value-type="float">
            <text:p>19,995,523 </text:p>
          </table:table-cell>
          <table:table-cell table:style-name="ce31" office:value-type="float" office:value="1090.56574856831" calcext:value-type="float">
            <text:p>1,090.57 </text:p>
          </table:table-cell>
          <table:table-cell table:style-name="ce31" office:value-type="float" office:value="85.6134308559573" calcext:value-type="float">
            <text:p>85.61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7540896" calcext:value-type="float">
            <text:p>167,540,896 </text:p>
          </table:table-cell>
          <table:table-cell table:style-name="ce31" office:value-type="float" office:value="1397.25700751416" calcext:value-type="float">
            <text:p>1,397.26 </text:p>
          </table:table-cell>
          <table:table-cell table:style-name="ce31" office:value-type="float" office:value="109.689825081942" calcext:value-type="float">
            <text:p>109.69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5052731" calcext:value-type="float">
            <text:p>165,052,731 </text:p>
          </table:table-cell>
          <table:table-cell table:style-name="ce31" office:value-type="float" office:value="1371.01789229734" calcext:value-type="float">
            <text:p>1,371.02 </text:p>
          </table:table-cell>
          <table:table-cell table:style-name="ce31" office:value-type="float" office:value="107.629957825625" calcext:value-type="float">
            <text:p>107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321313" calcext:value-type="float">
            <text:p>10,321,313 </text:p>
          </table:table-cell>
          <table:table-cell table:style-name="ce31" office:value-type="float" office:value="1432.52088827203" calcext:value-type="float">
            <text:p>1,432.52 </text:p>
          </table:table-cell>
          <table:table-cell table:style-name="ce31" office:value-type="float" office:value="112.458169696598" calcext:value-type="float">
            <text:p>112.46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460727" calcext:value-type="float">
            <text:p>15,460,727 </text:p>
          </table:table-cell>
          <table:table-cell table:style-name="ce31" office:value-type="float" office:value="1271.96437679967" calcext:value-type="float">
            <text:p>1,271.96 </text:p>
          </table:table-cell>
          <table:table-cell table:style-name="ce31" office:value-type="float" office:value="99.8538917688723" calcext:value-type="float">
            <text:p>99.8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6077021" calcext:value-type="float">
            <text:p>46,077,021 </text:p>
          </table:table-cell>
          <table:table-cell table:style-name="ce31" office:value-type="float" office:value="1071.68324223747" calcext:value-type="float">
            <text:p>1,071.68 </text:p>
          </table:table-cell>
          <table:table-cell table:style-name="ce31" office:value-type="float" office:value="84.1310845120849" calcext:value-type="float">
            <text:p>84.1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026433" calcext:value-type="float">
            <text:p>36,026,433 </text:p>
          </table:table-cell>
          <table:table-cell table:style-name="ce31" office:value-type="float" office:value="1005.51042451645" calcext:value-type="float">
            <text:p>1,005.51 </text:p>
          </table:table-cell>
          <table:table-cell table:style-name="ce31" office:value-type="float" office:value="78.9362744220564" calcext:value-type="float">
            <text:p>78.94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712733" calcext:value-type="float">
            <text:p>51,712,733 </text:p>
          </table:table-cell>
          <table:table-cell table:style-name="ce31" office:value-type="float" office:value="976.19082946351" calcext:value-type="float">
            <text:p>976.19 </text:p>
          </table:table-cell>
          <table:table-cell table:style-name="ce31" office:value-type="float" office:value="76.6345781446104" calcext:value-type="float">
            <text:p>76.63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119670" calcext:value-type="float">
            <text:p>12,119,670 </text:p>
          </table:table-cell>
          <table:table-cell table:style-name="ce31" office:value-type="float" office:value="717.777317145395" calcext:value-type="float">
            <text:p>717.78 </text:p>
          </table:table-cell>
          <table:table-cell table:style-name="ce31" office:value-type="float" office:value="56.3481649704062" calcext:value-type="float">
            <text:p>56.35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9198729" calcext:value-type="float">
            <text:p>49,198,729 </text:p>
          </table:table-cell>
          <table:table-cell table:style-name="ce31" office:value-type="float" office:value="1206.62012557022" calcext:value-type="float">
            <text:p>1,206.62 </text:p>
          </table:table-cell>
          <table:table-cell table:style-name="ce31" office:value-type="float" office:value="94.7241272023513" calcext:value-type="float">
            <text:p>94.72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700880" calcext:value-type="float">
            <text:p>28,700,880 </text:p>
          </table:table-cell>
          <table:table-cell table:style-name="ce31" office:value-type="float" office:value="1031.77481396268" calcext:value-type="float">
            <text:p>1,031.77 </text:p>
          </table:table-cell>
          <table:table-cell table:style-name="ce31" office:value-type="float" office:value="80.9981257985376" calcext:value-type="float">
            <text:p>81.00 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85128869" calcext:value-type="float">
            <text:p>85,128,869 </text:p>
          </table:table-cell>
          <table:table-cell table:style-name="ce31" office:value-type="float" office:value="1347.31686819448" calcext:value-type="float">
            <text:p>1,347.32 </text:p>
          </table:table-cell>
          <table:table-cell table:style-name="ce31" office:value-type="float" office:value="105.769340076618" calcext:value-type="float">
            <text:p>105.77 </text:p>
          </table:table-cell>
          <table:table-cell office:value-type="string" calcext:value-type="string">
            <text:p>Instruction</text:p>
          </table:table-cell>
        </table:table-row>
      </table:table>
      <table:named-expressions/>
      <table:database-ranges>
        <table:database-range table:name="__Anonymous_Sheet_DB__0" table:target-range-address="Sheet1.A1:Sheet1.E9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min-integer-digits="1"/>
      <number:text> </number:text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/>
      <number:text> </number:text>
    </number:number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min-integer-digits="1"/>
      <number:text> </number:text>
    </number:number-style>
    <number:number-style style:name="N159">
      <style:text-properties fo:color="#ff0000"/>
      <number:text>-</number:text>
      <number:number number:min-integer-digits="1"/>
      <number:text> </number:text>
      <style:map style:condition="value()&gt;=0" style:apply-style-name="N159P0"/>
    </number:number-style>
    <number:number-style style:name="N160">
      <number:number number:decimal-places="3" number:min-integer-digits="1"/>
    </number:number-style>
    <number:number-style style:name="N161">
      <number:number number:decimal-places="1" number:min-integer-digits="1"/>
    </number:number-style>
    <number:number-style style:name="N162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">
      <number:text>(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">
      <number:text>(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4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8">
      <style:table-cell-properties fo:padding="0.028in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urrency_20_3" style:display-name="Currency 3" style:family="table-cell" style:parent-style-name="Default" style:data-style-name="N128">
      <style:table-cell-properties fo:padding="0.028in"/>
    </style:style>
    <style:style style:name="Comma_20_3" style:display-name="Comma 3" style:family="table-cell" style:parent-style-name="Default" style:data-style-name="N124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Comma_20_2" style:display-name="Comma 2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22:51.441213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39:34.553026543</meta:creation-date>
    <dc:date>2015-03-04T16:23:15.487582018</dc:date>
    <dc:creator>Humphries Charles</dc:creator>
    <meta:editing-duration>P0D</meta:editing-duration>
    <meta:editing-cycles>2</meta:editing-cycles>
    <meta:generator>LibreOffice/4.2.7.2$Linux_X86_64 LibreOffice_project/420m0$Build-2</meta:generator>
    <meta:document-statistic meta:table-count="1" meta:cell-count="5626" meta:object-count="0"/>
  </office:meta>
</office:document-meta>
</file>